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Calibri" svg:font-family="Calibri, sans-serif"/>
    <style:font-face style:name="Segoe UI" svg:font-family="'Segoe UI', Tahoma, Verdana, Sans-Serif"/>
    <style:font-face style:name="Times New Roman" svg:font-family="'Times New Roman',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25in" table:align="left"/>
    </style:style>
    <style:style style:name="Table1.A" style:family="table-column">
      <style:table-column-properties style:column-width="2.9653in"/>
    </style:style>
    <style:style style:name="Table1.B" style:family="table-column">
      <style:table-column-properties style:column-width="3.2847in"/>
    </style:style>
    <style:style style:name="Table1.A1" style:family="table-cell">
      <style:table-cell-properties style:vertical-align="middle" style:border-line-width-left="0.0069in 0.0069in 0.0069in" style:border-line-width-top="0.0069in 0.0069in 0.0069in" style:border-line-width-bottom="0.0007in 0.0014in 0.0007in" fo:padding="0.0625in" fo:border-left="1.5pt double #808080" fo:border-right="none" fo:border-top="1.5pt double #808080" fo:border-bottom="0.2pt double #808080"/>
    </style:style>
    <style:style style:name="Table1.B1" style:family="table-cell">
      <style:table-cell-properties style:vertical-align="middle" style:border-line-width-left="0.0007in 0.0014in 0.0007in" style:border-line-width-right="0.0069in 0.0069in 0.0069in" style:border-line-width-top="0.0069in 0.0069in 0.0069in" style:border-line-width-bottom="0.0007in 0.0014in 0.0007in" fo:padding="0.0625in" fo:border-left="0.2pt double #808080" fo:border-right="1.5pt double #808080" fo:border-top="1.5pt double #808080" fo:border-bottom="0.2pt double #808080"/>
    </style:style>
    <style:style style:name="Table1.A2" style:family="table-cell">
      <style:table-cell-properties style:vertical-align="middle" style:border-line-width-left="0.0069in 0.0069in 0.0069in" style:border-line-width-bottom="0.0007in 0.0014in 0.0007in" fo:padding="0.0625in" fo:border-left="1.5pt double #808080" fo:border-right="none" fo:border-top="none" fo:border-bottom="0.2pt double #808080"/>
    </style:style>
    <style:style style:name="Table1.B2" style:family="table-cell">
      <style:table-cell-properties style:vertical-align="middle" style:border-line-width-left="0.0007in 0.0014in 0.0007in" style:border-line-width-right="0.0069in 0.0069in 0.0069in" style:border-line-width-bottom="0.0007in 0.0014in 0.0007in" fo:padding="0.0625in" fo:border-left="0.2pt double #808080" fo:border-right="1.5pt double #808080" fo:border-top="none" fo:border-bottom="0.2pt double #808080"/>
    </style:style>
    <style:style style:name="Table1.A4" style:family="table-cell">
      <style:table-cell-properties style:vertical-align="middle" style:border-line-width-left="0.0069in 0.0069in 0.0069in" style:border-line-width-bottom="0.0069in 0.0069in 0.0069in" fo:padding="0.0625in" fo:border-left="1.5pt double #808080" fo:border-right="none" fo:border-top="none" fo:border-bottom="1.5pt double #808080"/>
    </style:style>
    <style:style style:name="Table1.B4" style:family="table-cell">
      <style:table-cell-properties style:vertical-align="middle" style:border-line-width-left="0.0007in 0.0014in 0.0007in" style:border-line-width-right="0.0069in 0.0069in 0.0069in" style:border-line-width-bottom="0.0069in 0.0069in 0.0069in" fo:padding="0.0625in" fo:border-left="0.2pt double #808080" fo:border-right="1.5pt double #808080" fo:border-top="none" fo:border-bottom="1.5pt double #808080"/>
    </style:style>
    <style:style style:name="P1" style:family="paragraph" style:parent-style-name="Standard">
      <style:text-properties officeooo:rsid="000feeef" officeooo:paragraph-rsid="000feeef"/>
    </style:style>
    <style:style style:name="P2" style:family="paragraph" style:parent-style-name="Standard">
      <style:text-properties officeooo:rsid="000feeef" officeooo:paragraph-rsid="003a72a6"/>
    </style:style>
    <style:style style:name="P3" style:family="paragraph" style:parent-style-name="Standard">
      <style:text-properties officeooo:rsid="001142a3" officeooo:paragraph-rsid="001142a3"/>
    </style:style>
    <style:style style:name="P4" style:family="paragraph" style:parent-style-name="Standard">
      <style:text-properties officeooo:rsid="0013c2d4" officeooo:paragraph-rsid="0013c2d4"/>
    </style:style>
    <style:style style:name="P5" style:family="paragraph" style:parent-style-name="Standard">
      <style:text-properties officeooo:rsid="00141f61" officeooo:paragraph-rsid="00141f61"/>
    </style:style>
    <style:style style:name="P6" style:family="paragraph" style:parent-style-name="Standard">
      <style:text-properties officeooo:rsid="00141f61" officeooo:paragraph-rsid="0019cffe"/>
    </style:style>
    <style:style style:name="P7" style:family="paragraph" style:parent-style-name="Standard">
      <style:text-properties officeooo:rsid="00141f61" officeooo:paragraph-rsid="0022a26a"/>
    </style:style>
    <style:style style:name="P8" style:family="paragraph" style:parent-style-name="Standard">
      <style:text-properties officeooo:paragraph-rsid="001f091c"/>
    </style:style>
    <style:style style:name="P9" style:family="paragraph" style:parent-style-name="Standard">
      <style:text-properties officeooo:rsid="0012ccc8" officeooo:paragraph-rsid="0012ccc8"/>
    </style:style>
    <style:style style:name="P10" style:family="paragraph" style:parent-style-name="Standard">
      <style:text-properties officeooo:rsid="00154cbe" officeooo:paragraph-rsid="00154cbe"/>
    </style:style>
    <style:style style:name="P11" style:family="paragraph" style:parent-style-name="Standard">
      <style:text-properties officeooo:rsid="00106e6a" officeooo:paragraph-rsid="00106e6a"/>
    </style:style>
    <style:style style:name="P12" style:family="paragraph" style:parent-style-name="Standard">
      <style:text-properties fo:font-weight="bold" officeooo:rsid="00248553" officeooo:paragraph-rsid="00248553" style:font-weight-asian="bold" style:font-weight-complex="bold"/>
    </style:style>
    <style:style style:name="P13" style:family="paragraph" style:parent-style-name="Standard">
      <style:text-properties fo:font-weight="bold" officeooo:rsid="00248553" officeooo:paragraph-rsid="0029d167" style:font-weight-asian="bold" style:font-weight-complex="bold"/>
    </style:style>
    <style:style style:name="P14" style:family="paragraph" style:parent-style-name="Standard">
      <style:text-properties fo:font-weight="bold" officeooo:rsid="0029d167" officeooo:paragraph-rsid="00362948" style:font-weight-asian="bold" style:font-weight-complex="bold"/>
    </style:style>
    <style:style style:name="P15" style:family="paragraph" style:parent-style-name="Standard">
      <style:text-properties fo:font-weight="bold" officeooo:rsid="00362948" officeooo:paragraph-rsid="00362948" style:font-weight-asian="bold" style:font-weight-complex="bold"/>
    </style:style>
    <style:style style:name="P16" style:family="paragraph" style:parent-style-name="Standard">
      <style:text-properties fo:font-weight="normal" officeooo:rsid="0029d167" officeooo:paragraph-rsid="0029d167" style:font-weight-asian="normal" style:font-weight-complex="normal"/>
    </style:style>
    <style:style style:name="P17" style:family="paragraph" style:parent-style-name="Standard">
      <style:text-properties fo:font-variant="normal" fo:text-transform="none" style:font-name="Calibri" fo:font-size="11pt" fo:font-style="normal" fo:font-weight="normal" officeooo:rsid="001142a3" officeooo:paragraph-rsid="00141f61"/>
    </style:style>
    <style:style style:name="P18" style:family="paragraph" style:parent-style-name="Standard">
      <style:text-properties officeooo:rsid="003318bb" officeooo:paragraph-rsid="003318bb"/>
    </style:style>
    <style:style style:name="P19" style:family="paragraph" style:parent-style-name="Standard">
      <style:text-properties officeooo:rsid="003488cf" officeooo:paragraph-rsid="00362948"/>
    </style:style>
    <style:style style:name="P20" style:family="paragraph" style:parent-style-name="Standard">
      <style:text-properties officeooo:rsid="0036f6df" officeooo:paragraph-rsid="0036f6df"/>
    </style:style>
    <style:style style:name="P21" style:family="paragraph" style:parent-style-name="Standard">
      <style:text-properties officeooo:rsid="0036f6df" officeooo:paragraph-rsid="00388e31"/>
    </style:style>
    <style:style style:name="P22" style:family="paragraph" style:parent-style-name="Standard">
      <style:text-properties officeooo:rsid="003a1412" officeooo:paragraph-rsid="003a1412"/>
    </style:style>
    <style:style style:name="P23" style:family="paragraph" style:parent-style-name="Standard">
      <style:text-properties officeooo:rsid="003a72a6" officeooo:paragraph-rsid="003a72a6"/>
    </style:style>
    <style:style style:name="P24" style:family="paragraph" style:parent-style-name="Standard">
      <style:text-properties officeooo:rsid="003e273b" officeooo:paragraph-rsid="003e273b"/>
    </style:style>
    <style:style style:name="P25" style:family="paragraph" style:parent-style-name="Standard">
      <style:text-properties officeooo:rsid="003e273b" officeooo:paragraph-rsid="003f248e"/>
    </style:style>
    <style:style style:name="P26" style:family="paragraph" style:parent-style-name="Standard">
      <style:text-properties officeooo:rsid="001f091c" officeooo:paragraph-rsid="001f091c"/>
    </style:style>
    <style:style style:name="P27" style:family="paragraph" style:parent-style-name="Standard">
      <style:text-properties style:text-underline-style="none" fo:font-weight="normal" officeooo:rsid="013dc52f" officeooo:paragraph-rsid="01412496" style:font-weight-asian="normal" style:font-weight-complex="normal"/>
    </style:style>
    <style:style style:name="P28" style:family="paragraph" style:parent-style-name="Standard">
      <style:text-properties style:text-underline-style="none" fo:font-weight="normal" officeooo:rsid="013dc52f" officeooo:paragraph-rsid="014c1bff" style:font-weight-asian="normal" style:font-weight-complex="normal"/>
    </style:style>
    <style:style style:name="P29" style:family="paragraph" style:parent-style-name="Standard">
      <style:text-properties style:text-underline-style="none" fo:font-weight="normal" officeooo:rsid="013dc52f" officeooo:paragraph-rsid="014cd583" style:font-weight-asian="normal" style:font-weight-complex="normal"/>
    </style:style>
    <style:style style:name="P30" style:family="paragraph" style:parent-style-name="Standard">
      <style:text-properties style:text-underline-style="none" fo:font-weight="normal" officeooo:rsid="0141e40b" officeooo:paragraph-rsid="0141e40b" style:font-weight-asian="normal" style:font-weight-complex="normal"/>
    </style:style>
    <style:style style:name="P31" style:family="paragraph" style:parent-style-name="Standard">
      <style:text-properties style:text-underline-style="none" fo:font-weight="normal" officeooo:rsid="014dca1b" officeooo:paragraph-rsid="014de44e" style:font-weight-asian="normal" style:font-weight-complex="normal"/>
    </style:style>
    <style:style style:name="P32" style:family="paragraph" style:parent-style-name="Standard">
      <style:text-properties style:text-underline-style="none" fo:font-weight="normal" officeooo:rsid="014de44e" officeooo:paragraph-rsid="014e7117" style:font-weight-asian="normal" style:font-weight-complex="normal"/>
    </style:style>
    <style:style style:name="P33" style:family="paragraph" style:parent-style-name="Standard">
      <style:text-properties style:text-underline-style="none" fo:font-weight="normal" officeooo:rsid="01515650" officeooo:paragraph-rsid="01515650" style:font-weight-asian="normal" style:font-weight-complex="normal"/>
    </style:style>
    <style:style style:name="P34" style:family="paragraph" style:parent-style-name="Standard">
      <style:text-properties style:text-underline-style="none" fo:font-weight="normal" officeooo:rsid="0153ba2f" officeooo:paragraph-rsid="0153ba2f" style:font-weight-asian="normal" style:font-weight-complex="normal"/>
    </style:style>
    <style:style style:name="P35" style:family="paragraph" style:parent-style-name="Standard">
      <style:text-properties style:text-underline-style="none" fo:font-weight="normal" officeooo:rsid="01562c41" officeooo:paragraph-rsid="01562c41" style:font-weight-asian="normal" style:font-weight-complex="normal"/>
    </style:style>
    <style:style style:name="P36" style:family="paragraph" style:parent-style-name="Standard">
      <style:text-properties style:text-underline-style="none" fo:font-weight="normal" officeooo:rsid="0159dd18" officeooo:paragraph-rsid="015ae68e" style:font-weight-asian="normal" style:font-weight-complex="normal"/>
    </style:style>
    <style:style style:name="P37" style:family="paragraph" style:parent-style-name="Standard">
      <style:text-properties style:text-underline-style="none" fo:font-weight="normal" officeooo:rsid="015ae68e" officeooo:paragraph-rsid="015ae68e" style:font-weight-asian="normal" style:font-weight-complex="normal"/>
    </style:style>
    <style:style style:name="P38" style:family="paragraph" style:parent-style-name="Standard">
      <style:text-properties style:text-underline-style="none" fo:font-weight="normal" officeooo:rsid="015dc1fa" officeooo:paragraph-rsid="015dc1fa" style:font-weight-asian="normal" style:font-weight-complex="normal"/>
    </style:style>
    <style:style style:name="P39" style:family="paragraph" style:parent-style-name="Standard">
      <style:text-properties style:text-underline-style="none" fo:font-weight="normal" officeooo:rsid="015f9cbc" officeooo:paragraph-rsid="015f9cbc" style:font-weight-asian="normal" style:font-weight-complex="normal"/>
    </style:style>
    <style:style style:name="P40" style:family="paragraph" style:parent-style-name="Standard">
      <style:text-properties style:text-underline-style="none" fo:font-weight="normal" officeooo:rsid="01611569" officeooo:paragraph-rsid="01611569" style:font-weight-asian="normal" style:font-weight-complex="normal"/>
    </style:style>
    <style:style style:name="P41" style:family="paragraph" style:parent-style-name="Standard">
      <style:text-properties style:text-underline-style="none" fo:font-weight="normal" officeooo:rsid="0169adaa" officeooo:paragraph-rsid="0169adaa" style:font-weight-asian="normal" style:font-weight-complex="normal"/>
    </style:style>
    <style:style style:name="P42" style:family="paragraph" style:parent-style-name="Standard">
      <style:text-properties style:text-underline-style="none" fo:font-weight="normal" officeooo:rsid="0169eeb1" officeooo:paragraph-rsid="0169eeb1" style:font-weight-asian="normal" style:font-weight-complex="normal"/>
    </style:style>
    <style:style style:name="P43" style:family="paragraph" style:parent-style-name="Standard">
      <style:text-properties style:text-underline-style="none" fo:font-weight="normal" officeooo:rsid="017c3404" officeooo:paragraph-rsid="017c3404" style:font-weight-asian="normal" style:font-weight-complex="normal"/>
    </style:style>
    <style:style style:name="P44" style:family="paragraph" style:parent-style-name="Standard">
      <style:text-properties style:text-underline-style="none" fo:font-weight="normal" officeooo:rsid="014cd583" officeooo:paragraph-rsid="014cd583" style:font-weight-asian="normal" style:font-weight-complex="normal"/>
    </style:style>
    <style:style style:name="P45" style:family="paragraph" style:parent-style-name="Standard">
      <style:text-properties officeooo:paragraph-rsid="0141e40b"/>
    </style:style>
    <style:style style:name="P46" style:family="paragraph" style:parent-style-name="Standard">
      <style:text-properties officeooo:rsid="0147d091" officeooo:paragraph-rsid="0147d091"/>
    </style:style>
    <style:style style:name="P47" style:family="paragraph" style:parent-style-name="Standard">
      <style:text-properties officeooo:paragraph-rsid="01483089"/>
    </style:style>
    <style:style style:name="P48" style:family="paragraph" style:parent-style-name="Standard">
      <style:text-properties fo:color="#000000" style:text-underline-style="none" fo:font-weight="normal" officeooo:rsid="013dc52f" officeooo:paragraph-rsid="01483089" style:font-weight-asian="normal" style:font-weight-complex="normal"/>
    </style:style>
    <style:style style:name="P49" style:family="paragraph" style:parent-style-name="Standard">
      <style:text-properties style:text-underline-style="solid" style:text-underline-width="auto" style:text-underline-color="font-color" fo:font-weight="bold" officeooo:rsid="0173d543" officeooo:paragraph-rsid="0173d543" style:font-weight-asian="bold" style:font-weight-complex="bold"/>
    </style:style>
    <style:style style:name="P50" style:family="paragraph" style:parent-style-name="Standard">
      <style:text-properties style:text-underline-style="solid" style:text-underline-width="auto" style:text-underline-color="font-color" fo:font-weight="bold" officeooo:rsid="01748bb8" officeooo:paragraph-rsid="01748bb8" style:font-weight-asian="bold" style:font-weight-complex="bold"/>
    </style:style>
    <style:style style:name="P51" style:family="paragraph" style:parent-style-name="Standard">
      <style:text-properties style:text-underline-style="solid" style:text-underline-width="auto" style:text-underline-color="font-color" fo:font-weight="bold" officeooo:rsid="017c3404" officeooo:paragraph-rsid="017c3404" style:font-weight-asian="bold" style:font-weight-complex="bold"/>
    </style:style>
    <style:style style:name="P52" style:family="paragraph" style:parent-style-name="Standard">
      <style:text-properties style:text-underline-style="solid" style:text-underline-width="auto" style:text-underline-color="font-color" fo:font-weight="bold" officeooo:rsid="017e8ef0" officeooo:paragraph-rsid="017e8ef0" style:font-weight-asian="bold" style:font-weight-complex="bold"/>
    </style:style>
    <style:style style:name="P53"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141f61" officeooo:paragraph-rsid="001f091c"/>
    </style:style>
    <style:style style:name="P54"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141f61" officeooo:paragraph-rsid="00485a99"/>
    </style:style>
    <style:style style:name="P55"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141f61" officeooo:paragraph-rsid="0053d192"/>
    </style:style>
    <style:style style:name="P56"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1f091c" officeooo:paragraph-rsid="001f091c"/>
    </style:style>
    <style:style style:name="P57"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1f091c" officeooo:paragraph-rsid="00215248"/>
    </style:style>
    <style:style style:name="P58"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485a99" officeooo:paragraph-rsid="004d4573"/>
    </style:style>
    <style:style style:name="P59"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4c926b" officeooo:paragraph-rsid="004c926b"/>
    </style:style>
    <style:style style:name="P60"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4e84ca" officeooo:paragraph-rsid="004e84ca"/>
    </style:style>
    <style:style style:name="P61"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4e84ca" officeooo:paragraph-rsid="004eeaff"/>
    </style:style>
    <style:style style:name="P62"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13bd7" officeooo:paragraph-rsid="00513bd7"/>
    </style:style>
    <style:style style:name="P63"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13bd7" officeooo:paragraph-rsid="005418d9"/>
    </style:style>
    <style:style style:name="P64"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13bd7" officeooo:paragraph-rsid="00547cfa"/>
    </style:style>
    <style:style style:name="P65"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47cfa" officeooo:paragraph-rsid="00547cfa"/>
    </style:style>
    <style:style style:name="P66"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5481c" officeooo:paragraph-rsid="0055481c"/>
    </style:style>
    <style:style style:name="P67"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623e4" officeooo:paragraph-rsid="005623e4"/>
    </style:style>
    <style:style style:name="P68"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6c88d" officeooo:paragraph-rsid="0056c88d"/>
    </style:style>
    <style:style style:name="P69"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8148d" officeooo:paragraph-rsid="0058148d"/>
    </style:style>
    <style:style style:name="P70"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8148d" officeooo:paragraph-rsid="005b27a3"/>
    </style:style>
    <style:style style:name="P71"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8148d" officeooo:paragraph-rsid="005d34ad"/>
    </style:style>
    <style:style style:name="P72"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8148d" officeooo:paragraph-rsid="005e388e"/>
    </style:style>
    <style:style style:name="P73"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cea7d" officeooo:paragraph-rsid="005cea7d"/>
    </style:style>
    <style:style style:name="P74"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ebbf7" officeooo:paragraph-rsid="005ebbf7"/>
    </style:style>
    <style:style style:name="P75"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ebbf7" officeooo:paragraph-rsid="005ed321"/>
    </style:style>
    <style:style style:name="P76"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f9f0d" officeooo:paragraph-rsid="005f9f0d"/>
    </style:style>
    <style:style style:name="P77"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f9f0d" officeooo:paragraph-rsid="0061591b"/>
    </style:style>
    <style:style style:name="P78"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61591b" officeooo:paragraph-rsid="0061591b"/>
    </style:style>
    <style:style style:name="P79"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6463b5" officeooo:paragraph-rsid="006463b5"/>
    </style:style>
    <style:style style:name="P80"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1pt" fo:font-style="normal" fo:font-weight="normal" officeooo:rsid="001f091c" officeooo:paragraph-rsid="001f091c"/>
    </style:style>
    <style:style style:name="P81"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1pt" fo:font-style="normal" fo:font-weight="normal" officeooo:rsid="00141f61" officeooo:paragraph-rsid="00485a99"/>
    </style:style>
    <style:style style:name="P82"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4eeaff" officeooo:paragraph-rsid="004eeaff"/>
    </style:style>
    <style:style style:name="P83"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25584" officeooo:paragraph-rsid="005418d9"/>
    </style:style>
    <style:style style:name="P84"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e388e" officeooo:paragraph-rsid="005e388e"/>
    </style:style>
    <style:style style:name="P85"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ed321" officeooo:paragraph-rsid="005ed321"/>
    </style:style>
    <style:style style:name="P86"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fe683" officeooo:paragraph-rsid="0061591b"/>
    </style:style>
    <style:style style:name="P87"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66969e" officeooo:paragraph-rsid="0066969e"/>
    </style:style>
    <style:style style:name="P88"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fo:font-weight="bold" officeooo:rsid="019aaff3" officeooo:paragraph-rsid="019aaff3" style:font-weight-asian="bold" style:font-weight-complex="bold"/>
    </style:style>
    <style:style style:name="P89"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fo:font-weight="bold" officeooo:rsid="019b9d68" officeooo:paragraph-rsid="019b9d68" style:font-weight-asian="bold" style:font-weight-complex="bold"/>
    </style:style>
    <style:style style:name="P90"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fo:font-weight="bold" officeooo:rsid="019cc7e2" officeooo:paragraph-rsid="019cc7e2" style:font-weight-asian="bold" style:font-weight-complex="bold"/>
    </style:style>
    <style:style style:name="P91"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53d192" officeooo:paragraph-rsid="0053d192"/>
    </style:style>
    <style:style style:name="P92"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fo:font-weight="normal" officeooo:rsid="019b9d68" officeooo:paragraph-rsid="019b9d68" style:font-weight-asian="normal" style:font-weight-complex="normal"/>
    </style:style>
    <style:style style:name="P93" style:family="paragraph" style:parent-style-name="Standard">
      <style:paragraph-properties fo:margin-left="0in" fo:margin-right="0in" style:line-height-at-least="0.1874in" fo:text-align="start" style:justify-single-word="false" fo:text-indent="0in" style:auto-text-indent="false" fo:background-color="transparent">
        <style:background-image/>
      </style:paragraph-properties>
      <style:text-properties fo:font-weight="normal" officeooo:rsid="019cc7e2" officeooo:paragraph-rsid="019cc7e2" style:font-weight-asian="normal" style:font-weight-complex="normal"/>
    </style:style>
    <style:style style:name="P94"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19cffe" officeooo:paragraph-rsid="0019cffe"/>
    </style:style>
    <style:style style:name="P95"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19cffe" officeooo:paragraph-rsid="001a10d0"/>
    </style:style>
    <style:style style:name="P96"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1a10d0" officeooo:paragraph-rsid="001a10d0"/>
    </style:style>
    <style:style style:name="P97"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Liberation Serif" fo:font-size="12pt" fo:font-style="normal" fo:font-weight="normal" officeooo:rsid="001142a3" officeooo:paragraph-rsid="0041806b" style:font-size-asian="12pt" style:font-size-complex="12pt"/>
    </style:style>
    <style:style style:name="P98"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Liberation Serif" fo:font-size="12pt" fo:font-style="normal" fo:font-weight="normal" officeooo:rsid="001142a3" officeooo:paragraph-rsid="00186120" style:font-size-asian="12pt" style:font-size-complex="12pt"/>
    </style:style>
    <style:style style:name="P99"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Liberation Serif" fo:font-size="12pt" fo:font-style="normal" fo:font-weight="normal" officeooo:rsid="00186120" officeooo:paragraph-rsid="00186120" style:font-size-asian="12pt" style:font-size-complex="12pt"/>
    </style:style>
    <style:style style:name="P100"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438939" officeooo:paragraph-rsid="00438939"/>
    </style:style>
    <style:style style:name="P101"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438939" officeooo:paragraph-rsid="00462fa1"/>
    </style:style>
    <style:style style:name="P102"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438939" officeooo:paragraph-rsid="00481d5f"/>
    </style:style>
    <style:style style:name="P103"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456a47" officeooo:paragraph-rsid="00456a47"/>
    </style:style>
    <style:style style:name="P104"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462fa1" officeooo:paragraph-rsid="00462fa1"/>
    </style:style>
    <style:style style:name="P105"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style:font-name="Liberation Serif" fo:font-size="12pt" officeooo:rsid="00186120" officeooo:paragraph-rsid="00186120" style:font-size-asian="12pt" style:font-size-complex="12pt"/>
    </style:style>
    <style:style style:name="P106"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6463b5" officeooo:paragraph-rsid="006463b5"/>
    </style:style>
    <style:style style:name="P107"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officeooo:rsid="00481d5f" officeooo:paragraph-rsid="00481d5f"/>
    </style:style>
    <style:style style:name="P108"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style>
    <style:style style:name="P109" style:family="paragraph" style:parent-style-name="Text_20_body">
      <style:text-properties fo:font-variant="normal" fo:text-transform="none" style:font-name="Liberation Serif" fo:font-size="12pt" fo:font-style="normal" fo:font-weight="normal" officeooo:rsid="0024ea69" officeooo:paragraph-rsid="0024ea69" style:font-size-asian="12pt" style:font-size-complex="12pt"/>
    </style:style>
    <style:style style:name="P110" style:family="paragraph" style:parent-style-name="Text_20_body">
      <style:text-properties fo:font-variant="normal" fo:text-transform="none" style:font-name="Liberation Serif" fo:font-size="12pt" fo:font-style="normal" fo:font-weight="normal" officeooo:rsid="0024ea69" officeooo:paragraph-rsid="003318bb" style:font-size-asian="12pt" style:font-size-complex="12pt"/>
    </style:style>
    <style:style style:name="P111" style:family="paragraph" style:parent-style-name="Text_20_body">
      <style:text-properties fo:font-variant="normal" fo:text-transform="none" style:font-name="Liberation Serif" fo:font-size="12pt" fo:font-style="normal" fo:font-weight="normal" officeooo:rsid="0024ea69" officeooo:paragraph-rsid="019bead7" style:font-size-asian="12pt" style:font-size-complex="12pt"/>
    </style:style>
    <style:style style:name="P112" style:family="paragraph" style:parent-style-name="Text_20_body">
      <style:text-properties fo:font-variant="normal" fo:text-transform="none" style:font-name="Liberation Serif" fo:font-size="12pt" fo:font-style="normal" fo:font-weight="normal" officeooo:rsid="0024ea69" officeooo:paragraph-rsid="01c8cb42" style:font-size-asian="12pt" style:font-size-complex="12pt"/>
    </style:style>
    <style:style style:name="P113" style:family="paragraph" style:parent-style-name="Text_20_body">
      <style:text-properties fo:font-variant="normal" fo:text-transform="none" style:font-name="Liberation Serif" fo:font-size="12pt" fo:font-style="normal" fo:font-weight="normal" officeooo:rsid="00265051" officeooo:paragraph-rsid="00265051" style:font-size-asian="12pt" style:font-size-complex="12pt"/>
    </style:style>
    <style:style style:name="P114" style:family="paragraph" style:parent-style-name="Text_20_body">
      <style:text-properties fo:font-variant="normal" fo:text-transform="none" style:font-name="Liberation Serif" fo:font-size="12pt" fo:font-style="normal" fo:font-weight="normal" officeooo:rsid="0027a729" officeooo:paragraph-rsid="0027a729" style:font-size-asian="12pt" style:font-size-complex="12pt"/>
    </style:style>
    <style:style style:name="P115" style:family="paragraph" style:parent-style-name="Text_20_body">
      <style:text-properties fo:font-variant="normal" fo:text-transform="none" style:font-name="Liberation Serif" fo:font-size="12pt" fo:font-style="normal" fo:font-weight="normal" officeooo:rsid="002934ac" officeooo:paragraph-rsid="002934ac" style:font-size-asian="12pt" style:font-size-complex="12pt"/>
    </style:style>
    <style:style style:name="P116" style:family="paragraph" style:parent-style-name="Text_20_body">
      <style:text-properties fo:font-variant="normal" fo:text-transform="none" style:font-name="Liberation Serif" fo:font-size="12pt" fo:font-style="normal" fo:font-weight="normal" officeooo:rsid="002934ac" officeooo:paragraph-rsid="002bffe0" style:font-size-asian="12pt" style:font-size-complex="12pt"/>
    </style:style>
    <style:style style:name="P117" style:family="paragraph" style:parent-style-name="Text_20_body">
      <style:text-properties fo:font-variant="normal" fo:text-transform="none" style:font-name="Liberation Serif" fo:font-size="12pt" fo:font-style="normal" fo:font-weight="normal" officeooo:rsid="002934ac" officeooo:paragraph-rsid="00313f60" style:font-size-asian="12pt" style:font-size-complex="12pt"/>
    </style:style>
    <style:style style:name="P118" style:family="paragraph" style:parent-style-name="Text_20_body">
      <style:text-properties fo:font-variant="normal" fo:text-transform="none" style:font-name="Liberation Serif" fo:font-size="12pt" fo:font-style="normal" fo:font-weight="normal" officeooo:rsid="002c2442" officeooo:paragraph-rsid="002c2442" style:font-size-asian="12pt" style:font-size-complex="12pt"/>
    </style:style>
    <style:style style:name="P119" style:family="paragraph" style:parent-style-name="Text_20_body">
      <style:text-properties fo:font-variant="normal" fo:text-transform="none" style:font-name="Liberation Serif" fo:font-size="12pt" fo:font-style="normal" fo:font-weight="normal" officeooo:rsid="002c2442" officeooo:paragraph-rsid="00313f60" style:font-size-asian="12pt" style:font-size-complex="12pt"/>
    </style:style>
    <style:style style:name="P120" style:family="paragraph" style:parent-style-name="Text_20_body">
      <style:text-properties fo:font-variant="normal" fo:text-transform="none" style:font-name="Liberation Serif" fo:font-size="12pt" fo:font-style="normal" fo:font-weight="normal" officeooo:rsid="002f8818" officeooo:paragraph-rsid="00313f60" style:font-size-asian="12pt" style:font-size-complex="12pt"/>
    </style:style>
    <style:style style:name="P121" style:family="paragraph" style:parent-style-name="Text_20_body">
      <style:text-properties fo:font-variant="normal" fo:text-transform="none" style:font-name="Liberation Serif" fo:font-size="12pt" fo:font-style="normal" fo:font-weight="normal" officeooo:rsid="001142a3" officeooo:paragraph-rsid="00141f61" style:font-size-asian="12pt" style:font-size-complex="12pt"/>
    </style:style>
    <style:style style:name="P122" style:family="paragraph" style:parent-style-name="Text_20_body">
      <style:text-properties fo:font-variant="normal" fo:text-transform="none" style:font-name="Calibri" fo:font-size="11pt" fo:font-style="normal" style:text-underline-style="solid" style:text-underline-width="auto" style:text-underline-color="font-color" fo:font-weight="bold" officeooo:rsid="0024ea69" officeooo:paragraph-rsid="003318bb" style:font-style-asian="normal" style:font-weight-asian="bold" style:font-style-complex="normal" style:font-weight-complex="bold"/>
    </style:style>
    <style:style style:name="P123" style:family="paragraph" style:parent-style-name="Text_20_body">
      <style:text-properties officeooo:rsid="0069cef3" officeooo:paragraph-rsid="0069cef3"/>
    </style:style>
    <style:style style:name="P124" style:family="paragraph" style:parent-style-name="Text_20_body">
      <style:text-properties officeooo:rsid="006b7a04" officeooo:paragraph-rsid="006b7a04"/>
    </style:style>
    <style:style style:name="P125" style:family="paragraph" style:parent-style-name="Text_20_body">
      <style:text-properties officeooo:rsid="006fee6c" officeooo:paragraph-rsid="006fee6c"/>
    </style:style>
    <style:style style:name="P126" style:family="paragraph" style:parent-style-name="Text_20_body">
      <style:text-properties officeooo:rsid="006fee6c" officeooo:paragraph-rsid="0071a8d1"/>
    </style:style>
    <style:style style:name="P127" style:family="paragraph" style:parent-style-name="Text_20_body">
      <style:text-properties officeooo:rsid="00737ca2" officeooo:paragraph-rsid="00737ca2"/>
    </style:style>
    <style:style style:name="P128" style:family="paragraph" style:parent-style-name="Text_20_body">
      <style:text-properties officeooo:rsid="00737ca2" officeooo:paragraph-rsid="0077f3a0"/>
    </style:style>
    <style:style style:name="P129" style:family="paragraph" style:parent-style-name="Text_20_body">
      <style:text-properties officeooo:rsid="007b1e42" officeooo:paragraph-rsid="007b1e42"/>
    </style:style>
    <style:style style:name="P130" style:family="paragraph" style:parent-style-name="Text_20_body">
      <style:text-properties officeooo:rsid="007b1e42" officeooo:paragraph-rsid="007b773b"/>
    </style:style>
    <style:style style:name="P131" style:family="paragraph" style:parent-style-name="Text_20_body">
      <style:text-properties officeooo:rsid="007c7bec" officeooo:paragraph-rsid="007c7bec"/>
    </style:style>
    <style:style style:name="P132" style:family="paragraph" style:parent-style-name="Text_20_body">
      <style:text-properties style:text-underline-style="solid" style:text-underline-type="double" style:text-underline-width="auto" style:text-underline-color="font-color" officeooo:rsid="007c7bec" officeooo:paragraph-rsid="007c7bec"/>
    </style:style>
    <style:style style:name="P133" style:family="paragraph" style:parent-style-name="Text_20_body">
      <style:text-properties officeooo:rsid="008027a1" officeooo:paragraph-rsid="008027a1"/>
    </style:style>
    <style:style style:name="P134" style:family="paragraph" style:parent-style-name="Text_20_body">
      <style:text-properties fo:font-size="8pt" officeooo:rsid="008027a1" officeooo:paragraph-rsid="008027a1" style:font-size-asian="8pt" style:font-size-complex="8pt"/>
    </style:style>
    <style:style style:name="P135" style:family="paragraph" style:parent-style-name="Text_20_body">
      <style:text-properties fo:font-size="11pt" officeooo:rsid="0081d2a4" officeooo:paragraph-rsid="0081d2a4" style:font-size-asian="9.60000038146973pt" style:font-size-complex="11pt"/>
    </style:style>
    <style:style style:name="P136" style:family="paragraph" style:parent-style-name="Text_20_body">
      <style:text-properties fo:font-size="11pt" officeooo:rsid="008856a5" officeooo:paragraph-rsid="008856a5" style:font-size-asian="9.60000038146973pt" style:font-size-complex="11pt"/>
    </style:style>
    <style:style style:name="P137" style:family="paragraph" style:parent-style-name="Text_20_body">
      <style:text-properties style:text-underline-style="none" officeooo:rsid="00851ce7" officeooo:paragraph-rsid="00851ce7"/>
    </style:style>
    <style:style style:name="P138" style:family="paragraph" style:parent-style-name="Text_20_body">
      <style:text-properties style:text-underline-style="none" officeooo:rsid="008856a5" officeooo:paragraph-rsid="008856a5"/>
    </style:style>
    <style:style style:name="P139" style:family="paragraph" style:parent-style-name="Text_20_body">
      <style:text-properties style:text-underline-style="none" officeooo:rsid="008a0af7" officeooo:paragraph-rsid="008ce174"/>
    </style:style>
    <style:style style:name="P140" style:family="paragraph" style:parent-style-name="Text_20_body">
      <style:text-properties style:text-underline-style="none" officeooo:rsid="008ce174" officeooo:paragraph-rsid="008ce174"/>
    </style:style>
    <style:style style:name="P141" style:family="paragraph" style:parent-style-name="Text_20_body">
      <style:text-properties style:text-underline-style="none" officeooo:rsid="00910937" officeooo:paragraph-rsid="009a1f80"/>
    </style:style>
    <style:style style:name="P142" style:family="paragraph" style:parent-style-name="Text_20_body">
      <style:text-properties style:text-underline-style="none" officeooo:rsid="009254c7" officeooo:paragraph-rsid="009254c7"/>
    </style:style>
    <style:style style:name="P143" style:family="paragraph" style:parent-style-name="Text_20_body">
      <style:text-properties style:text-underline-style="none" officeooo:rsid="009254c7" officeooo:paragraph-rsid="009760bd"/>
    </style:style>
    <style:style style:name="P144" style:family="paragraph" style:parent-style-name="Text_20_body">
      <style:text-properties style:text-underline-style="none" officeooo:rsid="0094ff40" officeooo:paragraph-rsid="0094ff40"/>
    </style:style>
    <style:style style:name="P145" style:family="paragraph" style:parent-style-name="Text_20_body">
      <style:text-properties style:text-underline-style="none" officeooo:rsid="00972e06" officeooo:paragraph-rsid="00972e06"/>
    </style:style>
    <style:style style:name="P146" style:family="paragraph" style:parent-style-name="Text_20_body">
      <style:text-properties style:text-underline-style="none" officeooo:rsid="009d6aa7" officeooo:paragraph-rsid="009d6aa7"/>
    </style:style>
    <style:style style:name="P147" style:family="paragraph" style:parent-style-name="Text_20_body">
      <style:text-properties style:text-underline-style="none" officeooo:rsid="00a062a2" officeooo:paragraph-rsid="00a062a2"/>
    </style:style>
    <style:style style:name="P148" style:family="paragraph" style:parent-style-name="Text_20_body">
      <style:text-properties style:text-underline-style="none" officeooo:rsid="00a26497" officeooo:paragraph-rsid="00a3e9b7"/>
    </style:style>
    <style:style style:name="P149" style:family="paragraph" style:parent-style-name="Text_20_body">
      <style:text-properties style:text-underline-style="none" officeooo:rsid="00a3e9b7" officeooo:paragraph-rsid="00a3e9b7"/>
    </style:style>
    <style:style style:name="P150" style:family="paragraph" style:parent-style-name="Text_20_body">
      <style:text-properties style:text-underline-style="none" officeooo:rsid="00a4b896" officeooo:paragraph-rsid="00a4b896"/>
    </style:style>
    <style:style style:name="P151" style:family="paragraph" style:parent-style-name="Text_20_body">
      <style:text-properties style:text-underline-style="none" officeooo:rsid="00a5f6f2" officeooo:paragraph-rsid="00a5f6f2"/>
    </style:style>
    <style:style style:name="P152" style:family="paragraph" style:parent-style-name="Text_20_body">
      <style:text-properties style:text-underline-style="none" officeooo:rsid="00a7969d" officeooo:paragraph-rsid="00a7969d"/>
    </style:style>
    <style:style style:name="P153" style:family="paragraph" style:parent-style-name="Text_20_body">
      <style:text-properties style:text-underline-style="none" officeooo:rsid="00a91972" officeooo:paragraph-rsid="00a91972"/>
    </style:style>
    <style:style style:name="P154" style:family="paragraph" style:parent-style-name="Text_20_body">
      <style:text-properties style:text-underline-style="none" officeooo:rsid="00aafd1d" officeooo:paragraph-rsid="00aafd1d"/>
    </style:style>
    <style:style style:name="P155" style:family="paragraph" style:parent-style-name="Text_20_body">
      <style:text-properties style:text-underline-style="none" officeooo:rsid="00ab5517" officeooo:paragraph-rsid="00ab5517"/>
    </style:style>
    <style:style style:name="P156" style:family="paragraph" style:parent-style-name="Text_20_body">
      <style:text-properties style:text-underline-style="none" officeooo:rsid="00ae711d" officeooo:paragraph-rsid="00ae711d"/>
    </style:style>
    <style:style style:name="P157" style:family="paragraph" style:parent-style-name="Text_20_body">
      <style:text-properties style:text-underline-style="none" officeooo:rsid="00af52f7" officeooo:paragraph-rsid="00af52f7"/>
    </style:style>
    <style:style style:name="P158" style:family="paragraph" style:parent-style-name="Text_20_body">
      <style:text-properties style:text-underline-style="none" officeooo:rsid="00b16a98" officeooo:paragraph-rsid="00b16a98"/>
    </style:style>
    <style:style style:name="P159" style:family="paragraph" style:parent-style-name="Text_20_body">
      <style:text-properties style:text-underline-style="none" officeooo:rsid="00b2f8ac" officeooo:paragraph-rsid="00b2f8ac"/>
    </style:style>
    <style:style style:name="P160" style:family="paragraph" style:parent-style-name="Text_20_body">
      <style:text-properties style:text-underline-style="none" officeooo:rsid="00b831b0" officeooo:paragraph-rsid="00b831b0"/>
    </style:style>
    <style:style style:name="P161" style:family="paragraph" style:parent-style-name="Text_20_body">
      <style:text-properties style:text-underline-style="none" officeooo:rsid="00b8f725" officeooo:paragraph-rsid="00b8f725"/>
    </style:style>
    <style:style style:name="P162" style:family="paragraph" style:parent-style-name="Text_20_body">
      <style:text-properties style:text-underline-style="none" officeooo:rsid="00b8f725" officeooo:paragraph-rsid="00bc10fd"/>
    </style:style>
    <style:style style:name="P163" style:family="paragraph" style:parent-style-name="Text_20_body">
      <style:text-properties style:text-underline-style="none" officeooo:rsid="00b8f725" officeooo:paragraph-rsid="00c1bb21"/>
    </style:style>
    <style:style style:name="P164" style:family="paragraph" style:parent-style-name="Text_20_body">
      <style:text-properties style:text-underline-style="none" officeooo:rsid="00bfb2bb" officeooo:paragraph-rsid="00bfb2bb"/>
    </style:style>
    <style:style style:name="P165" style:family="paragraph" style:parent-style-name="Text_20_body">
      <style:text-properties style:text-underline-style="none" officeooo:rsid="009a1f80" officeooo:paragraph-rsid="009a1f80"/>
    </style:style>
    <style:style style:name="P166" style:family="paragraph" style:parent-style-name="Text_20_body">
      <style:text-properties style:text-underline-style="none" fo:font-weight="normal" officeooo:rsid="0137b77d" officeooo:paragraph-rsid="0137b77d" style:font-weight-asian="normal" style:font-weight-complex="normal"/>
    </style:style>
    <style:style style:name="P167" style:family="paragraph" style:parent-style-name="Text_20_body">
      <style:text-properties style:text-underline-style="none" fo:font-weight="normal" officeooo:rsid="013a7e02" officeooo:paragraph-rsid="013a7e02" style:font-weight-asian="normal" style:font-weight-complex="normal"/>
    </style:style>
    <style:style style:name="P168" style:family="paragraph" style:parent-style-name="Text_20_body">
      <style:text-properties style:text-underline-style="none" fo:font-weight="normal" officeooo:rsid="013cf289" officeooo:paragraph-rsid="013cf289" style:font-weight-asian="normal" style:font-weight-complex="normal"/>
    </style:style>
    <style:style style:name="P169" style:family="paragraph" style:parent-style-name="Text_20_body">
      <style:text-properties style:text-underline-style="none" fo:font-weight="normal" officeooo:rsid="013dc52f" officeooo:paragraph-rsid="01412496" style:font-weight-asian="normal" style:font-weight-complex="normal"/>
    </style:style>
    <style:style style:name="P170" style:family="paragraph" style:parent-style-name="Text_20_body">
      <style:text-properties style:text-underline-style="none" fo:font-weight="normal" officeooo:rsid="01b06e11" officeooo:paragraph-rsid="01b06e11" style:font-weight-asian="normal" style:font-weight-complex="normal"/>
    </style:style>
    <style:style style:name="P171" style:family="paragraph" style:parent-style-name="Text_20_body">
      <style:text-properties style:text-underline-style="none" fo:font-weight="normal" officeooo:rsid="01b3eb5c" officeooo:paragraph-rsid="01b547cb" style:font-weight-asian="normal" style:font-weight-complex="normal"/>
    </style:style>
    <style:style style:name="P172" style:family="paragraph" style:parent-style-name="Text_20_body">
      <style:text-properties style:text-underline-style="none" fo:font-weight="normal" officeooo:rsid="01b3eb5c" officeooo:paragraph-rsid="01b566e9" style:font-weight-asian="normal" style:font-weight-complex="normal"/>
    </style:style>
    <style:style style:name="P173" style:family="paragraph" style:parent-style-name="Text_20_body">
      <style:text-properties style:text-underline-style="none" fo:font-weight="normal" officeooo:rsid="01394960" officeooo:paragraph-rsid="0139d707" style:font-weight-asian="normal" style:font-weight-complex="normal"/>
    </style:style>
    <style:style style:name="P174" style:family="paragraph" style:parent-style-name="Text_20_body">
      <style:text-properties style:text-underline-style="none" fo:font-weight="normal" officeooo:rsid="00690bf6" officeooo:paragraph-rsid="01cc98f1" style:font-weight-asian="normal" style:font-weight-complex="normal"/>
    </style:style>
    <style:style style:name="P175" style:family="paragraph" style:parent-style-name="Text_20_body">
      <style:text-properties style:text-underline-style="none" fo:font-weight="normal" officeooo:rsid="01cc98f1" officeooo:paragraph-rsid="01cc98f1" style:font-weight-asian="normal" style:font-weight-complex="normal"/>
    </style:style>
    <style:style style:name="P176" style:family="paragraph" style:parent-style-name="Text_20_body">
      <style:text-properties style:text-underline-style="none" fo:font-weight="normal" officeooo:rsid="01cde878" officeooo:paragraph-rsid="01cde878" style:font-weight-asian="normal" style:font-weight-complex="normal"/>
    </style:style>
    <style:style style:name="P177" style:family="paragraph" style:parent-style-name="Text_20_body">
      <style:text-properties style:text-underline-style="none" fo:font-weight="normal" officeooo:rsid="01cecee7" officeooo:paragraph-rsid="01cecee7" style:font-weight-asian="normal" style:font-weight-complex="normal"/>
    </style:style>
    <style:style style:name="P178" style:family="paragraph" style:parent-style-name="Text_20_body">
      <style:text-properties style:text-underline-style="none" fo:font-weight="normal" officeooo:rsid="01d0b6fc" officeooo:paragraph-rsid="01d0b6fc" style:font-weight-asian="normal" style:font-weight-complex="normal"/>
    </style:style>
    <style:style style:name="P179" style:family="paragraph" style:parent-style-name="Text_20_body">
      <style:text-properties style:text-underline-style="none" fo:font-weight="normal" officeooo:rsid="01d17017" officeooo:paragraph-rsid="01d17017" style:font-weight-asian="normal" style:font-weight-complex="normal"/>
    </style:style>
    <style:style style:name="P180" style:family="paragraph" style:parent-style-name="Text_20_body">
      <style:text-properties style:text-underline-style="none" fo:font-weight="normal" officeooo:rsid="01d3e132" officeooo:paragraph-rsid="01d3e132" style:font-weight-asian="normal" style:font-weight-complex="normal"/>
    </style:style>
    <style:style style:name="P181" style:family="paragraph" style:parent-style-name="Text_20_body">
      <style:text-properties style:text-underline-style="none" fo:font-weight="normal" officeooo:rsid="01d604fd" officeooo:paragraph-rsid="01dc8a2f" style:font-weight-asian="normal" style:font-weight-complex="normal"/>
    </style:style>
    <style:style style:name="P182" style:family="paragraph" style:parent-style-name="Text_20_body">
      <style:text-properties style:text-underline-style="none" fo:font-weight="normal" officeooo:rsid="01d75592" officeooo:paragraph-rsid="01d75592" style:font-weight-asian="normal" style:font-weight-complex="normal"/>
    </style:style>
    <style:style style:name="P183" style:family="paragraph" style:parent-style-name="Text_20_body">
      <style:text-properties style:text-underline-style="none" fo:font-weight="normal" officeooo:rsid="01e8fb7d" officeooo:paragraph-rsid="01e8fb7d" style:font-weight-asian="normal" style:font-weight-complex="normal"/>
    </style:style>
    <style:style style:name="P184" style:family="paragraph" style:parent-style-name="Text_20_body">
      <style:text-properties style:text-underline-style="none" fo:font-weight="normal" officeooo:rsid="01ef9ad3" officeooo:paragraph-rsid="01ef9ad3" style:font-weight-asian="normal" style:font-weight-complex="normal"/>
    </style:style>
    <style:style style:name="P185" style:family="paragraph" style:parent-style-name="Text_20_body">
      <style:text-properties style:text-underline-style="none" fo:font-weight="normal" officeooo:rsid="01f17655" officeooo:paragraph-rsid="01f17655" style:font-weight-asian="normal" style:font-weight-complex="normal"/>
    </style:style>
    <style:style style:name="P186" style:family="paragraph" style:parent-style-name="Text_20_body">
      <style:text-properties style:text-underline-style="none" fo:font-weight="normal" officeooo:rsid="01f7bfd2" officeooo:paragraph-rsid="01f7bfd2" style:font-weight-asian="normal" style:font-weight-complex="normal"/>
    </style:style>
    <style:style style:name="P187" style:family="paragraph" style:parent-style-name="Text_20_body">
      <style:text-properties style:text-underline-style="none" fo:font-weight="normal" officeooo:rsid="01f9e357" officeooo:paragraph-rsid="01f9e357" style:font-weight-asian="normal" style:font-weight-complex="normal"/>
    </style:style>
    <style:style style:name="P188" style:family="paragraph" style:parent-style-name="Text_20_body">
      <style:text-properties style:text-underline-style="none" fo:font-weight="normal" officeooo:rsid="020c6d10" officeooo:paragraph-rsid="020c6d10" style:font-weight-asian="normal" style:font-weight-complex="normal"/>
    </style:style>
    <style:style style:name="P189" style:family="paragraph" style:parent-style-name="Text_20_body">
      <style:text-properties style:text-underline-style="none" fo:font-weight="normal" officeooo:rsid="021d3f56" officeooo:paragraph-rsid="021d3f56" style:font-weight-asian="normal" style:font-weight-complex="normal"/>
    </style:style>
    <style:style style:name="P190" style:family="paragraph" style:parent-style-name="Text_20_body">
      <style:text-properties style:text-underline-style="none" fo:font-weight="normal" officeooo:rsid="020475f3" officeooo:paragraph-rsid="01b566e9" style:font-weight-asian="normal" style:font-weight-complex="normal"/>
    </style:style>
    <style:style style:name="P191" style:family="paragraph" style:parent-style-name="Text_20_body">
      <style:text-properties style:text-underline-style="none" fo:font-weight="normal" officeooo:rsid="02c7cc00" officeooo:paragraph-rsid="02c7cc00" style:font-weight-asian="normal" style:font-weight-complex="normal"/>
    </style:style>
    <style:style style:name="P192" style:family="paragraph" style:parent-style-name="Text_20_body">
      <style:text-properties style:text-underline-style="none" officeooo:rsid="01c06e5d" officeooo:paragraph-rsid="01c06e5d"/>
    </style:style>
    <style:style style:name="P193" style:family="paragraph" style:parent-style-name="Text_20_body">
      <style:text-properties style:text-underline-style="none" officeooo:rsid="01c06e5d" officeooo:paragraph-rsid="01c0cd27"/>
    </style:style>
    <style:style style:name="P194" style:family="paragraph" style:parent-style-name="Text_20_body">
      <style:text-properties style:text-underline-style="none" officeooo:rsid="01c0cd27" officeooo:paragraph-rsid="01c74c9d"/>
    </style:style>
    <style:style style:name="P195" style:family="paragraph" style:parent-style-name="Text_20_body">
      <style:text-properties style:text-underline-style="none" fo:font-weight="bold" officeooo:rsid="01c1769c" officeooo:paragraph-rsid="01c74c9d" style:font-weight-asian="bold" style:font-weight-complex="bold"/>
    </style:style>
    <style:style style:name="P196" style:family="paragraph" style:parent-style-name="Text_20_body">
      <style:text-properties style:text-underline-style="none" fo:font-weight="bold" officeooo:rsid="00685c17" officeooo:paragraph-rsid="01cc98f1" style:font-weight-asian="bold" style:font-weight-complex="bold"/>
    </style:style>
    <style:style style:name="P197" style:family="paragraph" style:parent-style-name="Text_20_body">
      <style:text-properties style:text-underline-style="none" fo:font-weight="bold" officeooo:rsid="020fff60" officeooo:paragraph-rsid="020fff60" style:font-weight-asian="bold" style:font-weight-complex="bold"/>
    </style:style>
    <style:style style:name="P198" style:family="paragraph" style:parent-style-name="Text_20_body">
      <style:text-properties officeooo:rsid="0096a743" officeooo:paragraph-rsid="0096a743"/>
    </style:style>
    <style:style style:name="P199" style:family="paragraph" style:parent-style-name="Text_20_body">
      <style:text-properties style:text-underline-style="solid" style:text-underline-width="auto" style:text-underline-color="font-color" fo:font-weight="bold" officeooo:rsid="0069cef3" officeooo:paragraph-rsid="0069cef3" style:font-weight-asian="bold" style:font-weight-complex="bold"/>
    </style:style>
    <style:style style:name="P200" style:family="paragraph" style:parent-style-name="Text_20_body">
      <style:text-properties style:text-underline-style="solid" style:text-underline-width="auto" style:text-underline-color="font-color" fo:font-weight="bold" officeooo:rsid="01377afe" officeooo:paragraph-rsid="01377afe" style:font-weight-asian="bold" style:font-weight-complex="bold"/>
    </style:style>
    <style:style style:name="P201" style:family="paragraph" style:parent-style-name="Text_20_body">
      <style:text-properties style:text-underline-style="solid" style:text-underline-width="auto" style:text-underline-color="font-color" fo:font-weight="bold" officeooo:rsid="01748bb8" officeooo:paragraph-rsid="01748bb8" style:font-weight-asian="bold" style:font-weight-complex="bold"/>
    </style:style>
    <style:style style:name="P202" style:family="paragraph" style:parent-style-name="Text_20_body">
      <style:text-properties style:text-underline-style="solid" style:text-underline-width="auto" style:text-underline-color="font-color" fo:font-weight="bold" officeooo:rsid="01b06e11" officeooo:paragraph-rsid="01b06e11" style:font-weight-asian="bold" style:font-weight-complex="bold"/>
    </style:style>
    <style:style style:name="P203" style:family="paragraph" style:parent-style-name="Text_20_body">
      <style:text-properties style:text-underline-style="solid" style:text-underline-width="auto" style:text-underline-color="font-color" fo:font-weight="bold" officeooo:rsid="01b6da00" officeooo:paragraph-rsid="01b6da00" style:font-weight-asian="bold" style:font-weight-complex="bold"/>
    </style:style>
    <style:style style:name="P204" style:family="paragraph" style:parent-style-name="Text_20_body">
      <style:text-properties style:text-underline-style="solid" style:text-underline-width="auto" style:text-underline-color="font-color" fo:font-weight="bold" officeooo:rsid="0137b77d" officeooo:paragraph-rsid="0137b77d" style:font-weight-asian="bold" style:font-weight-complex="bold"/>
    </style:style>
    <style:style style:name="P205" style:family="paragraph" style:parent-style-name="Text_20_body">
      <style:text-properties style:text-underline-style="solid" style:text-underline-width="auto" style:text-underline-color="font-color" fo:font-weight="bold" officeooo:rsid="01cc98f1" officeooo:paragraph-rsid="01cc98f1" style:font-weight-asian="bold" style:font-weight-complex="bold"/>
    </style:style>
    <style:style style:name="P206" style:family="paragraph" style:parent-style-name="Text_20_body">
      <style:text-properties style:text-underline-style="solid" style:text-underline-width="auto" style:text-underline-color="font-color" fo:font-weight="bold" officeooo:rsid="01d52d11" officeooo:paragraph-rsid="01dc2434" style:font-weight-asian="bold" style:font-weight-complex="bold"/>
    </style:style>
    <style:style style:name="P207" style:family="paragraph" style:parent-style-name="Text_20_body">
      <style:text-properties style:text-underline-style="solid" style:text-underline-width="auto" style:text-underline-color="font-color" fo:font-weight="bold" officeooo:rsid="01f9e357" officeooo:paragraph-rsid="01f9e357" style:font-weight-asian="bold" style:font-weight-complex="bold"/>
    </style:style>
    <style:style style:name="P208" style:family="paragraph" style:parent-style-name="Text_20_body">
      <style:text-properties style:text-underline-style="solid" style:text-underline-width="auto" style:text-underline-color="font-color" fo:font-weight="bold" officeooo:rsid="021bd190" officeooo:paragraph-rsid="021bd190" style:font-weight-asian="bold" style:font-weight-complex="bold"/>
    </style:style>
    <style:style style:name="P209" style:family="paragraph" style:parent-style-name="Text_20_body">
      <style:text-properties style:text-underline-style="solid" style:text-underline-width="auto" style:text-underline-color="font-color" fo:font-weight="bold" officeooo:rsid="0244b5a8" officeooo:paragraph-rsid="0244b5a8" style:font-weight-asian="bold" style:font-weight-complex="bold"/>
    </style:style>
    <style:style style:name="P210" style:family="paragraph" style:parent-style-name="Text_20_body">
      <style:text-properties style:text-underline-style="solid" style:text-underline-width="auto" style:text-underline-color="font-color" fo:font-weight="bold" officeooo:rsid="0207290a" officeooo:paragraph-rsid="0208c042" style:font-weight-asian="bold" style:font-weight-complex="bold"/>
    </style:style>
    <style:style style:name="P211" style:family="paragraph" style:parent-style-name="Text_20_body">
      <style:text-properties style:text-underline-style="solid" style:text-underline-width="auto" style:text-underline-color="font-color" fo:font-weight="bold" officeooo:rsid="02c5f283" officeooo:paragraph-rsid="02c5f283" style:font-weight-asian="bold" style:font-weight-complex="bold"/>
    </style:style>
    <style:style style:name="P212" style:family="paragraph" style:parent-style-name="Text_20_body">
      <style:text-properties officeooo:rsid="0071a8d1" officeooo:paragraph-rsid="0071a8d1"/>
    </style:style>
    <style:style style:name="P213" style:family="paragraph" style:parent-style-name="Text_20_body">
      <style:text-properties officeooo:rsid="0077f3a0" officeooo:paragraph-rsid="0077f3a0"/>
    </style:style>
    <style:style style:name="P214" style:family="paragraph" style:parent-style-name="Text_20_body">
      <style:text-properties fo:font-weight="bold" officeooo:rsid="0193ca9d" officeooo:paragraph-rsid="0193ca9d" style:font-weight-asian="bold" style:font-weight-complex="bold"/>
    </style:style>
    <style:style style:name="P215" style:family="paragraph" style:parent-style-name="Text_20_body">
      <style:text-properties officeooo:rsid="01792fc3" officeooo:paragraph-rsid="01792fc3"/>
    </style:style>
    <style:style style:name="P216" style:family="paragraph" style:parent-style-name="Text_20_body">
      <style:text-properties officeooo:rsid="01801288" officeooo:paragraph-rsid="0180fca1"/>
    </style:style>
    <style:style style:name="P217" style:family="paragraph" style:parent-style-name="Text_20_body">
      <style:text-properties officeooo:rsid="01801288" officeooo:paragraph-rsid="018f0ed2"/>
    </style:style>
    <style:style style:name="P218" style:family="paragraph" style:parent-style-name="Text_20_body">
      <style:text-properties officeooo:rsid="0180fca1" officeooo:paragraph-rsid="0184658b"/>
    </style:style>
    <style:style style:name="P219" style:family="paragraph" style:parent-style-name="Text_20_body">
      <style:text-properties officeooo:rsid="0180fca1" officeooo:paragraph-rsid="01864fc0"/>
    </style:style>
    <style:style style:name="P220" style:family="paragraph" style:parent-style-name="Text_20_body">
      <style:text-properties officeooo:rsid="018793ec" officeooo:paragraph-rsid="018793ec"/>
    </style:style>
    <style:style style:name="P221" style:family="paragraph" style:parent-style-name="Text_20_body">
      <style:text-properties officeooo:rsid="018853b0" officeooo:paragraph-rsid="018853b0"/>
    </style:style>
    <style:style style:name="P222" style:family="paragraph" style:parent-style-name="Text_20_body">
      <style:text-properties officeooo:rsid="0189cdda" officeooo:paragraph-rsid="0189cdda"/>
    </style:style>
    <style:style style:name="P223" style:family="paragraph" style:parent-style-name="Text_20_body">
      <style:text-properties officeooo:rsid="018f0ed2" officeooo:paragraph-rsid="018f0ed2"/>
    </style:style>
    <style:style style:name="P224" style:family="paragraph" style:parent-style-name="Text_20_body">
      <style:text-properties officeooo:rsid="018f0ed2" officeooo:paragraph-rsid="01926187"/>
    </style:style>
    <style:style style:name="P225" style:family="paragraph" style:parent-style-name="Text_20_body">
      <style:text-properties officeooo:rsid="01936152" officeooo:paragraph-rsid="01936152"/>
    </style:style>
    <style:style style:name="P226" style:family="paragraph" style:parent-style-name="Text_20_body">
      <style:text-properties officeooo:rsid="0198ed76" officeooo:paragraph-rsid="0198ed76"/>
    </style:style>
    <style:style style:name="P227" style:family="paragraph" style:parent-style-name="Text_20_body">
      <style:text-properties officeooo:rsid="0198ed76" officeooo:paragraph-rsid="01a49f71"/>
    </style:style>
    <style:style style:name="P228" style:family="paragraph" style:parent-style-name="Text_20_body">
      <style:text-properties officeooo:rsid="019ecdde" officeooo:paragraph-rsid="019eea7b"/>
    </style:style>
    <style:style style:name="P229" style:family="paragraph" style:parent-style-name="Text_20_body">
      <style:text-properties officeooo:rsid="019eea7b" officeooo:paragraph-rsid="019eea7b"/>
    </style:style>
    <style:style style:name="P230" style:family="paragraph" style:parent-style-name="Text_20_body">
      <style:text-properties officeooo:rsid="01a2ccb0" officeooo:paragraph-rsid="01a2ccb0"/>
    </style:style>
    <style:style style:name="P231" style:family="paragraph" style:parent-style-name="Text_20_body">
      <style:text-properties officeooo:rsid="01aea6c2" officeooo:paragraph-rsid="01aea6c2"/>
    </style:style>
    <style:style style:name="P232" style:family="paragraph" style:parent-style-name="Text_20_body">
      <style:text-properties officeooo:rsid="01775bb6" officeooo:paragraph-rsid="017a07db"/>
    </style:style>
    <style:style style:name="P233" style:family="paragraph" style:parent-style-name="Text_20_body">
      <style:text-properties fo:font-style="normal" style:text-underline-style="none" fo:font-weight="normal" officeooo:rsid="01e40f16" officeooo:paragraph-rsid="01e40f16" style:font-style-asian="normal" style:font-weight-asian="normal" style:font-style-complex="normal" style:font-weight-complex="normal"/>
    </style:style>
    <style:style style:name="P234" style:family="paragraph" style:parent-style-name="Text_20_body">
      <style:text-properties fo:font-style="normal" style:text-underline-style="none" fo:font-weight="normal" officeooo:rsid="01e44486" officeooo:paragraph-rsid="01e44486" style:font-style-asian="normal" style:font-weight-asian="normal" style:font-style-complex="normal" style:font-weight-complex="normal"/>
    </style:style>
    <style:style style:name="P235" style:family="paragraph" style:parent-style-name="Text_20_body">
      <style:text-properties fo:font-style="normal" style:text-underline-style="none" fo:font-weight="normal" officeooo:rsid="01e44486" officeooo:paragraph-rsid="01e62e54" style:font-style-asian="normal" style:font-weight-asian="normal" style:font-style-complex="normal" style:font-weight-complex="normal"/>
    </style:style>
    <style:style style:name="P236" style:family="paragraph" style:parent-style-name="Text_20_body">
      <style:text-properties fo:font-style="normal" style:text-underline-style="none" fo:font-weight="normal" officeooo:rsid="01e44486" officeooo:paragraph-rsid="01e724ee" style:font-style-asian="normal" style:font-weight-asian="normal" style:font-style-complex="normal" style:font-weight-complex="normal"/>
    </style:style>
    <style:style style:name="P237" style:family="paragraph" style:parent-style-name="Text_20_body">
      <style:text-properties fo:font-style="normal" style:text-underline-style="solid" style:text-underline-width="auto" style:text-underline-color="font-color" fo:font-weight="bold" officeooo:rsid="01e023c4" officeooo:paragraph-rsid="01e023c4" style:font-style-asian="normal" style:font-weight-asian="bold" style:font-style-complex="normal" style:font-weight-complex="bold"/>
    </style:style>
    <style:style style:name="P238" style:family="paragraph" style:parent-style-name="Text_20_body">
      <style:text-properties fo:font-style="normal" style:text-underline-style="solid" style:text-underline-width="auto" style:text-underline-color="font-color" fo:font-weight="bold" officeooo:rsid="01e18e46" officeooo:paragraph-rsid="01e18e46" style:font-style-asian="normal" style:font-weight-asian="bold" style:font-style-complex="normal" style:font-weight-complex="bold"/>
    </style:style>
    <style:style style:name="P239" style:family="paragraph" style:parent-style-name="Text_20_body">
      <style:text-properties fo:font-style="normal" style:text-underline-style="solid" style:text-underline-width="auto" style:text-underline-color="font-color" fo:font-weight="bold" officeooo:rsid="01e261cf" officeooo:paragraph-rsid="0280ad03" style:font-style-asian="normal" style:font-weight-asian="bold" style:font-style-complex="normal" style:font-weight-complex="bold"/>
    </style:style>
    <style:style style:name="P240" style:family="paragraph" style:parent-style-name="Text_20_body">
      <style:text-properties fo:font-style="normal" style:text-underline-style="solid" style:text-underline-width="auto" style:text-underline-color="font-color" fo:font-weight="bold" officeooo:rsid="027c447c" officeooo:paragraph-rsid="027ec106" style:font-style-asian="normal" style:font-weight-asian="bold" style:font-style-complex="normal" style:font-weight-complex="bold"/>
    </style:style>
    <style:style style:name="P241" style:family="paragraph" style:parent-style-name="Text_20_body">
      <style:text-properties officeooo:rsid="0211b5b0" officeooo:paragraph-rsid="0211b5b0"/>
    </style:style>
    <style:style style:name="P242" style:family="paragraph" style:parent-style-name="Text_20_body">
      <style:text-properties officeooo:paragraph-rsid="0212a424"/>
    </style:style>
    <style:style style:name="P243" style:family="paragraph" style:parent-style-name="Text_20_body">
      <style:text-properties officeooo:paragraph-rsid="021d3f56"/>
    </style:style>
    <style:style style:name="P244" style:family="paragraph" style:parent-style-name="Text_20_body">
      <style:text-properties fo:font-size="12pt" officeooo:rsid="02242db3" officeooo:paragraph-rsid="02242db3" style:font-size-asian="10.5pt" style:font-size-complex="12pt"/>
    </style:style>
    <style:style style:name="P245" style:family="paragraph" style:parent-style-name="Text_20_body">
      <style:text-properties fo:font-size="12pt" officeooo:rsid="02251529" officeooo:paragraph-rsid="02251529" style:font-size-asian="10.5pt" style:font-size-complex="12pt"/>
    </style:style>
    <style:style style:name="P246" style:family="paragraph" style:parent-style-name="Text_20_body">
      <style:text-properties fo:font-size="12pt" officeooo:rsid="022bac72" officeooo:paragraph-rsid="022bac72" style:font-size-asian="10.5pt" style:font-size-complex="12pt"/>
    </style:style>
    <style:style style:name="P247" style:family="paragraph" style:parent-style-name="Text_20_body">
      <style:text-properties fo:font-size="12pt" officeooo:rsid="024747cd" officeooo:paragraph-rsid="024747cd" style:font-size-asian="10.5pt" style:font-size-complex="12pt"/>
    </style:style>
    <style:style style:name="P248" style:family="paragraph" style:parent-style-name="Text_20_body">
      <style:text-properties fo:font-size="12pt" officeooo:rsid="024823ea" officeooo:paragraph-rsid="024823ea" style:font-size-asian="10.5pt" style:font-size-complex="12pt"/>
    </style:style>
    <style:style style:name="P249" style:family="paragraph" style:parent-style-name="Text_20_body">
      <style:text-properties fo:font-size="12pt" officeooo:rsid="024b4b4c" officeooo:paragraph-rsid="024c494b" style:font-size-asian="10.5pt" style:font-size-complex="12pt"/>
    </style:style>
    <style:style style:name="P250" style:family="paragraph" style:parent-style-name="Text_20_body">
      <style:text-properties fo:font-size="12pt" officeooo:rsid="0251aa11" officeooo:paragraph-rsid="0251aa11" style:font-size-asian="10.5pt" style:font-size-complex="12pt"/>
    </style:style>
    <style:style style:name="P251" style:family="paragraph" style:parent-style-name="Text_20_body">
      <style:text-properties fo:font-size="12pt" officeooo:rsid="02536bcb" officeooo:paragraph-rsid="0253c5bc" style:font-size-asian="10.5pt" style:font-size-complex="12pt"/>
    </style:style>
    <style:style style:name="P252" style:family="paragraph" style:parent-style-name="Text_20_body">
      <style:text-properties fo:font-size="12pt" officeooo:rsid="0256c58d" officeooo:paragraph-rsid="0256c58d" style:font-size-asian="10.5pt" style:font-size-complex="12pt"/>
    </style:style>
    <style:style style:name="P253" style:family="paragraph" style:parent-style-name="Text_20_body">
      <style:text-properties fo:font-size="12pt" officeooo:rsid="02596202" officeooo:paragraph-rsid="02596202" style:font-size-asian="10.5pt" style:font-size-complex="12pt"/>
    </style:style>
    <style:style style:name="P254" style:family="paragraph" style:parent-style-name="Text_20_body">
      <style:text-properties fo:font-size="12pt" officeooo:rsid="02596202" officeooo:paragraph-rsid="026070c6" style:font-size-asian="10.5pt" style:font-size-complex="12pt"/>
    </style:style>
    <style:style style:name="P255" style:family="paragraph" style:parent-style-name="Text_20_body">
      <style:text-properties fo:font-size="12pt" officeooo:rsid="02596202" officeooo:paragraph-rsid="0269c598" style:font-size-asian="10.5pt" style:font-size-complex="12pt"/>
    </style:style>
    <style:style style:name="P256" style:family="paragraph" style:parent-style-name="Text_20_body">
      <style:text-properties fo:font-size="12pt" officeooo:rsid="02596202" officeooo:paragraph-rsid="026d0d29" style:font-size-asian="10.5pt" style:font-size-complex="12pt"/>
    </style:style>
    <style:style style:name="P257" style:family="paragraph" style:parent-style-name="Text_20_body">
      <style:text-properties fo:font-size="12pt" officeooo:rsid="022ac5ab" officeooo:paragraph-rsid="022ac5ab" style:font-size-asian="10.5pt" style:font-size-complex="12pt"/>
    </style:style>
    <style:style style:name="P258" style:family="paragraph" style:parent-style-name="Text_20_body">
      <style:text-properties fo:font-size="12pt" officeooo:rsid="0275b5a1" officeooo:paragraph-rsid="027685c1" style:font-size-asian="10.5pt" style:font-size-complex="12pt"/>
    </style:style>
    <style:style style:name="P259" style:family="paragraph" style:parent-style-name="Text_20_body">
      <style:text-properties fo:font-size="12pt" officeooo:rsid="027685c1" officeooo:paragraph-rsid="027685c1" style:font-size-asian="10.5pt" style:font-size-complex="12pt"/>
    </style:style>
    <style:style style:name="P260" style:family="paragraph" style:parent-style-name="Text_20_body">
      <style:text-properties fo:font-size="12pt" officeooo:rsid="0278c09e" officeooo:paragraph-rsid="0278c09e" style:font-size-asian="10.5pt" style:font-size-complex="12pt"/>
    </style:style>
    <style:style style:name="P261" style:family="paragraph" style:parent-style-name="Text_20_body">
      <style:text-properties fo:font-size="12pt" officeooo:rsid="0282dd01" officeooo:paragraph-rsid="0282dd01" style:font-size-asian="10.5pt" style:font-size-complex="12pt"/>
    </style:style>
    <style:style style:name="P262" style:family="paragraph" style:parent-style-name="Text_20_body">
      <style:text-properties fo:font-size="12pt" officeooo:rsid="028446b0" officeooo:paragraph-rsid="028446b0" style:font-size-asian="10.5pt" style:font-size-complex="12pt"/>
    </style:style>
    <style:style style:name="P263" style:family="paragraph" style:parent-style-name="Text_20_body">
      <style:text-properties fo:font-size="12pt" officeooo:rsid="0285bb00" officeooo:paragraph-rsid="0285bb00" style:font-size-asian="10.5pt" style:font-size-complex="12pt"/>
    </style:style>
    <style:style style:name="P264" style:family="paragraph" style:parent-style-name="Text_20_body">
      <style:text-properties fo:font-size="12pt" officeooo:rsid="028badc5" officeooo:paragraph-rsid="028badc5" style:font-size-asian="10.5pt" style:font-size-complex="12pt"/>
    </style:style>
    <style:style style:name="P265" style:family="paragraph" style:parent-style-name="Text_20_body">
      <style:text-properties fo:font-size="12pt" officeooo:rsid="028d54e7" officeooo:paragraph-rsid="028d54e7" style:font-size-asian="10.5pt" style:font-size-complex="12pt"/>
    </style:style>
    <style:style style:name="P266" style:family="paragraph" style:parent-style-name="Text_20_body">
      <style:text-properties fo:font-size="12pt" officeooo:rsid="028fd203" officeooo:paragraph-rsid="028fd203" style:font-size-asian="10.5pt" style:font-size-complex="12pt"/>
    </style:style>
    <style:style style:name="P267" style:family="paragraph" style:parent-style-name="Text_20_body">
      <style:text-properties fo:font-size="12pt" officeooo:rsid="028fd203" officeooo:paragraph-rsid="02906a75" style:font-size-asian="10.5pt" style:font-size-complex="12pt"/>
    </style:style>
    <style:style style:name="P268" style:family="paragraph" style:parent-style-name="Text_20_body">
      <style:text-properties fo:font-size="12pt" officeooo:rsid="02920a9d" officeooo:paragraph-rsid="02920a9d" style:font-size-asian="10.5pt" style:font-size-complex="12pt"/>
    </style:style>
    <style:style style:name="P269" style:family="paragraph" style:parent-style-name="Text_20_body">
      <style:text-properties fo:font-size="12pt" officeooo:rsid="0295cb7c" officeooo:paragraph-rsid="0295cb7c" style:font-size-asian="10.5pt" style:font-size-complex="12pt"/>
    </style:style>
    <style:style style:name="P270" style:family="paragraph" style:parent-style-name="Text_20_body">
      <style:text-properties fo:font-size="12pt" officeooo:rsid="02a1d715" officeooo:paragraph-rsid="02a1d715" style:font-size-asian="10.5pt" style:font-size-complex="12pt"/>
    </style:style>
    <style:style style:name="P271" style:family="paragraph" style:parent-style-name="Text_20_body">
      <style:text-properties fo:font-size="12pt" officeooo:rsid="02a32903" officeooo:paragraph-rsid="02a32903" style:font-size-asian="10.5pt" style:font-size-complex="12pt"/>
    </style:style>
    <style:style style:name="P272" style:family="paragraph" style:parent-style-name="Text_20_body">
      <style:text-properties fo:font-size="12pt" officeooo:rsid="02a868c2" officeooo:paragraph-rsid="02a868c2" style:font-size-asian="10.5pt" style:font-size-complex="12pt"/>
    </style:style>
    <style:style style:name="P273" style:family="paragraph" style:parent-style-name="Text_20_body">
      <style:text-properties fo:font-size="12pt" officeooo:rsid="02a868c2" officeooo:paragraph-rsid="02b42a25" style:font-size-asian="10.5pt" style:font-size-complex="12pt"/>
    </style:style>
    <style:style style:name="P274" style:family="paragraph" style:parent-style-name="Text_20_body">
      <style:text-properties fo:font-size="12pt" officeooo:rsid="02a868c2" officeooo:paragraph-rsid="02b94b1b" style:font-size-asian="10.5pt" style:font-size-complex="12pt"/>
    </style:style>
    <style:style style:name="P275" style:family="paragraph" style:parent-style-name="Text_20_body">
      <style:text-properties fo:font-size="12pt" officeooo:rsid="02b5d184" officeooo:paragraph-rsid="02b5d184" style:font-size-asian="10.5pt" style:font-size-complex="12pt"/>
    </style:style>
    <style:style style:name="P276" style:family="paragraph" style:parent-style-name="Text_20_body">
      <style:text-properties fo:font-size="12pt" officeooo:rsid="02b67c3e" officeooo:paragraph-rsid="02b67c3e" style:font-size-asian="10.5pt" style:font-size-complex="12pt"/>
    </style:style>
    <style:style style:name="P277" style:family="paragraph" style:parent-style-name="Text_20_body">
      <style:text-properties fo:font-size="12pt" officeooo:rsid="02bb2ccf" officeooo:paragraph-rsid="02bb2ccf" style:font-size-asian="10.5pt" style:font-size-complex="12pt"/>
    </style:style>
    <style:style style:name="P278" style:family="paragraph" style:parent-style-name="Text_20_body">
      <style:text-properties fo:font-size="12pt" officeooo:rsid="02cedb44" officeooo:paragraph-rsid="02cedb44" style:font-size-asian="10.5pt" style:font-size-complex="12pt"/>
    </style:style>
    <style:style style:name="P279" style:family="paragraph" style:parent-style-name="Text_20_body">
      <style:text-properties fo:font-size="12pt" officeooo:rsid="02d03a49" officeooo:paragraph-rsid="02d03a49" style:font-size-asian="10.5pt" style:font-size-complex="12pt"/>
    </style:style>
    <style:style style:name="P280" style:family="paragraph" style:parent-style-name="Text_20_body">
      <style:text-properties fo:font-size="12pt" officeooo:rsid="02d3b6e5" officeooo:paragraph-rsid="02d3b6e5" style:font-size-asian="10.5pt" style:font-size-complex="12pt"/>
    </style:style>
    <style:style style:name="P281" style:family="paragraph" style:parent-style-name="Text_20_body">
      <style:text-properties fo:font-size="12pt" officeooo:rsid="02d4abd6" officeooo:paragraph-rsid="02d4abd6" style:font-size-asian="10.5pt" style:font-size-complex="12pt"/>
    </style:style>
    <style:style style:name="P282" style:family="paragraph" style:parent-style-name="Text_20_body">
      <style:text-properties fo:font-size="12pt" officeooo:rsid="02d5f4c4" officeooo:paragraph-rsid="02d5f4c4" style:font-size-asian="10.5pt" style:font-size-complex="12pt"/>
    </style:style>
    <style:style style:name="P283" style:family="paragraph" style:parent-style-name="Text_20_body">
      <style:text-properties fo:font-size="12pt" officeooo:rsid="02d8d7a3" officeooo:paragraph-rsid="02d8d7a3" style:font-size-asian="10.5pt" style:font-size-complex="12pt"/>
    </style:style>
    <style:style style:name="P284" style:family="paragraph" style:parent-style-name="Text_20_body">
      <style:text-properties fo:font-size="12pt" officeooo:rsid="02da3693" officeooo:paragraph-rsid="02da3693" style:font-size-asian="10.5pt" style:font-size-complex="12pt"/>
    </style:style>
    <style:style style:name="P285" style:family="paragraph" style:parent-style-name="Text_20_body">
      <style:text-properties fo:font-size="12pt" officeooo:rsid="02db9c69" officeooo:paragraph-rsid="02db9c69" style:font-size-asian="10.5pt" style:font-size-complex="12pt"/>
    </style:style>
    <style:style style:name="P286" style:family="paragraph" style:parent-style-name="Text_20_body">
      <style:text-properties fo:font-size="12pt" officeooo:rsid="02dcb712" officeooo:paragraph-rsid="02dcb712" style:font-size-asian="10.5pt" style:font-size-complex="12pt"/>
    </style:style>
    <style:style style:name="P287" style:family="paragraph" style:parent-style-name="Text_20_body">
      <style:text-properties fo:font-size="12pt" style:text-underline-style="solid" style:text-underline-width="auto" style:text-underline-color="font-color" fo:font-weight="bold" officeooo:rsid="0237c606" officeooo:paragraph-rsid="0237c606" style:font-size-asian="10.5pt" style:font-weight-asian="bold" style:font-size-complex="12pt" style:font-weight-complex="bold"/>
    </style:style>
    <style:style style:name="P288" style:family="paragraph" style:parent-style-name="Text_20_body">
      <style:text-properties fo:font-size="12pt" style:text-underline-style="solid" style:text-underline-width="auto" style:text-underline-color="font-color" fo:font-weight="bold" officeooo:rsid="02c8d28d" officeooo:paragraph-rsid="02c8d28d" style:font-size-asian="10.5pt" style:font-weight-asian="bold" style:font-size-complex="12pt" style:font-weight-complex="bold"/>
    </style:style>
    <style:style style:name="P289" style:family="paragraph" style:parent-style-name="Text_20_body">
      <style:text-properties fo:font-size="12pt" style:text-underline-style="solid" style:text-underline-width="auto" style:text-underline-color="font-color" fo:font-weight="bold" officeooo:rsid="02c5f283" officeooo:paragraph-rsid="02dd8685" style:font-size-asian="10.5pt" style:font-weight-asian="bold" style:font-size-complex="12pt" style:font-weight-complex="bold"/>
    </style:style>
    <style:style style:name="P290" style:family="paragraph" style:parent-style-name="Text_20_body">
      <style:text-properties fo:font-size="12pt" style:text-underline-style="none" fo:font-weight="normal" officeooo:rsid="0238918e" officeooo:paragraph-rsid="023c4d56" style:font-size-asian="10.5pt" style:font-weight-asian="normal" style:font-size-complex="12pt" style:font-weight-complex="normal"/>
    </style:style>
    <style:style style:name="P291" style:family="paragraph" style:parent-style-name="Text_20_body">
      <style:text-properties fo:font-size="12pt" style:text-underline-style="none" fo:font-weight="normal" officeooo:rsid="023aa0aa" officeooo:paragraph-rsid="023aa0aa" style:font-size-asian="10.5pt" style:font-weight-asian="normal" style:font-size-complex="12pt" style:font-weight-complex="normal"/>
    </style:style>
    <style:style style:name="P292" style:family="paragraph" style:parent-style-name="Text_20_body">
      <style:text-properties fo:font-size="12pt" style:text-underline-style="none" fo:font-weight="normal" officeooo:rsid="023aa0aa" officeooo:paragraph-rsid="024fb16f" style:font-size-asian="10.5pt" style:font-weight-asian="normal" style:font-size-complex="12pt" style:font-weight-complex="normal"/>
    </style:style>
    <style:style style:name="P293" style:family="paragraph" style:parent-style-name="Text_20_body">
      <style:text-properties fo:font-size="12pt" style:text-underline-style="none" fo:font-weight="normal" officeooo:rsid="023aa0aa" officeooo:paragraph-rsid="027c447c" style:font-size-asian="10.5pt" style:font-weight-asian="normal" style:font-size-complex="12pt" style:font-weight-complex="normal"/>
    </style:style>
    <style:style style:name="P294" style:family="paragraph" style:parent-style-name="Text_20_body">
      <style:text-properties fo:font-size="12pt" style:text-underline-style="none" fo:font-weight="normal" officeooo:rsid="02c93fed" officeooo:paragraph-rsid="02cad209" style:font-size-asian="10.5pt" style:font-weight-asian="normal" style:font-size-complex="12pt" style:font-weight-complex="normal"/>
    </style:style>
    <style:style style:name="P295" style:family="paragraph" style:parent-style-name="Text_20_body">
      <style:text-properties fo:font-size="12pt" style:text-underline-style="none" fo:font-weight="normal" officeooo:rsid="02df25d8" officeooo:paragraph-rsid="02df25d8" style:font-size-asian="10.5pt" style:font-weight-asian="normal" style:font-size-complex="12pt" style:font-weight-complex="normal"/>
    </style:style>
    <style:style style:name="P296" style:family="paragraph" style:parent-style-name="Text_20_body">
      <style:text-properties fo:font-size="12pt" style:text-underline-style="none" fo:font-weight="normal" officeooo:rsid="02e3da01" officeooo:paragraph-rsid="02e581d6" style:font-size-asian="10.5pt" style:font-weight-asian="normal" style:font-size-complex="12pt" style:font-weight-complex="normal"/>
    </style:style>
    <style:style style:name="P297" style:family="paragraph" style:parent-style-name="Text_20_body">
      <style:text-properties fo:font-size="12pt" style:text-underline-style="none" fo:font-weight="normal" officeooo:rsid="02e581d6" officeooo:paragraph-rsid="02e581d6" style:font-size-asian="10.5pt" style:font-weight-asian="normal" style:font-size-complex="12pt" style:font-weight-complex="normal"/>
    </style:style>
    <style:style style:name="P298" style:family="paragraph" style:parent-style-name="Text_20_body">
      <style:text-properties fo:font-size="12pt" style:text-underline-style="none" fo:font-weight="normal" officeooo:rsid="02e5f5c9" officeooo:paragraph-rsid="02e5f5c9" style:font-size-asian="10.5pt" style:font-weight-asian="normal" style:font-size-complex="12pt" style:font-weight-complex="normal"/>
    </style:style>
    <style:style style:name="P299" style:family="paragraph" style:parent-style-name="Text_20_body">
      <style:text-properties fo:font-size="12pt" style:text-underline-style="none" fo:font-weight="normal" officeooo:rsid="02f07be2" officeooo:paragraph-rsid="02f07be2" style:font-size-asian="10.5pt" style:font-weight-asian="normal" style:font-size-complex="12pt" style:font-weight-complex="normal"/>
    </style:style>
    <style:style style:name="P300" style:family="paragraph" style:parent-style-name="Text_20_body">
      <style:text-properties officeooo:rsid="02292799" officeooo:paragraph-rsid="022ac5ab"/>
    </style:style>
    <style:style style:name="P301" style:family="paragraph" style:parent-style-name="Text_20_body">
      <style:text-properties officeooo:paragraph-rsid="0244b5a8"/>
    </style:style>
    <style:style style:name="P302" style:family="paragraph" style:parent-style-name="Text_20_body">
      <style:text-properties officeooo:paragraph-rsid="025cee14"/>
    </style:style>
    <style:style style:name="P303" style:family="paragraph" style:parent-style-name="Text_20_body">
      <style:text-properties officeooo:paragraph-rsid="025e8260"/>
    </style:style>
    <style:style style:name="P304" style:family="paragraph" style:parent-style-name="Text_20_body">
      <style:text-properties officeooo:rsid="026070c6" officeooo:paragraph-rsid="026070c6"/>
    </style:style>
    <style:style style:name="P305" style:family="paragraph" style:parent-style-name="Text_20_body">
      <style:text-properties officeooo:rsid="026070c6" officeooo:paragraph-rsid="026bdb77"/>
    </style:style>
    <style:style style:name="P306" style:family="paragraph" style:parent-style-name="Text_20_body">
      <style:text-properties officeooo:rsid="026070c6" officeooo:paragraph-rsid="026d0d29"/>
    </style:style>
    <style:style style:name="P307" style:family="paragraph" style:parent-style-name="Text_20_body">
      <style:text-properties officeooo:rsid="026070c6" officeooo:paragraph-rsid="02716614"/>
    </style:style>
    <style:style style:name="P308" style:family="paragraph" style:parent-style-name="Text_20_body">
      <style:text-properties officeooo:paragraph-rsid="02bb2ccf"/>
    </style:style>
    <style:style style:name="P309" style:family="paragraph" style:parent-style-name="Text_20_body">
      <style:paragraph-properties fo:margin-left="0.75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Liberation Serif" fo:font-size="12pt" fo:font-style="normal" fo:font-weight="normal" officeooo:rsid="001142a3" officeooo:paragraph-rsid="0041806b" style:font-size-asian="12pt" style:font-size-complex="12pt"/>
    </style:style>
    <style:style style:name="P310" style:family="paragraph" style:parent-style-name="Preformatted_20_Text">
      <style:paragraph-properties fo:margin-top="0in" fo:margin-bottom="0.1965in" style:contextual-spacing="false"/>
    </style:style>
    <style:style style:name="P311" style:family="paragraph" style:parent-style-name="Table_20_Contents">
      <style:paragraph-properties fo:text-align="center" style:justify-single-word="false"/>
    </style:style>
    <style:style style:name="P312" style:family="paragraph" style:parent-style-name="Table_20_Heading">
      <style:paragraph-properties fo:text-align="center" style:justify-single-word="false"/>
    </style:style>
    <style:style style:name="P313" style:family="paragraph" style:parent-style-name="Text_20_body">
      <style:paragraph-properties fo:margin-left="0.25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Segoe UI" fo:font-size="6pt" fo:font-style="normal" fo:font-weight="normal"/>
    </style:style>
    <style:style style:name="P314" style:family="paragraph" style:parent-style-name="Heading_20_2">
      <style:text-properties fo:font-size="12pt" officeooo:rsid="0285bb00" officeooo:paragraph-rsid="0285bb00" style:font-size-asian="10.5pt" style:font-size-complex="12pt"/>
    </style:style>
    <style:style style:name="P315" style:family="paragraph" style:parent-style-name="Text_20_body">
      <style:paragraph-properties fo:break-before="page"/>
      <style:text-properties fo:font-size="12pt" officeooo:rsid="02d66c96" officeooo:paragraph-rsid="02d66c96" style:font-size-asian="10.5pt" style:font-size-complex="12pt"/>
    </style:style>
    <style:style style:name="P316" style:family="paragraph" style:parent-style-name="Text_20_body" style:list-style-name="L1"/>
    <style:style style:name="P317" style:family="paragraph" style:parent-style-name="Text_20_body" style:list-style-name="L2"/>
    <style:style style:name="P318" style:family="paragraph" style:parent-style-name="Text_20_body" style:list-style-name="L3"/>
    <style:style style:name="P319" style:family="paragraph" style:parent-style-name="Text_20_body" style:list-style-name="L4"/>
    <style:style style:name="P320" style:family="paragraph" style:parent-style-name="Text_20_body">
      <style:text-properties fo:font-style="normal" style:text-underline-style="none" fo:font-weight="normal" officeooo:rsid="027d5d8a" officeooo:paragraph-rsid="027ec106" style:font-style-asian="normal" style:font-weight-asian="normal" style:font-style-complex="normal" style:font-weight-complex="normal"/>
    </style:style>
    <style:style style:name="P321" style:family="paragraph" style:parent-style-name="Text_20_body">
      <style:text-properties fo:font-style="normal" style:text-underline-style="none" fo:font-weight="normal" officeooo:rsid="027d5d8a" officeooo:paragraph-rsid="027d5d8a" style:font-style-asian="normal" style:font-weight-asian="normal" style:font-style-complex="normal" style:font-weight-complex="normal"/>
    </style:style>
    <style:style style:name="P322" style:family="paragraph" style:parent-style-name="Text_20_body">
      <style:text-properties fo:font-size="12pt" officeooo:rsid="02ae3917" officeooo:paragraph-rsid="02b94b1b" style:font-size-asian="10.5pt" style:font-size-complex="12pt"/>
    </style:style>
    <style:style style:name="P323" style:family="paragraph" style:parent-style-name="Text_20_body">
      <style:text-properties officeooo:rsid="02c0fed0" officeooo:paragraph-rsid="02c0fed0"/>
    </style:style>
    <style:style style:name="P324" style:family="paragraph" style:parent-style-name="Text_20_body">
      <style:text-properties fo:font-variant="normal" fo:text-transform="none" style:font-name="Times New Roman" fo:font-size="13pt" fo:font-style="normal" style:text-underline-style="none" fo:font-weight="normal" officeooo:rsid="02f0fd41" officeooo:paragraph-rsid="02f0fd41" style:font-weight-asian="normal" style:font-weight-complex="normal"/>
    </style:style>
    <style:style style:name="P325" style:family="paragraph" style:parent-style-name="Text_20_body">
      <style:text-properties fo:font-variant="normal" fo:text-transform="none" style:font-name="Times New Roman" fo:font-size="13pt" fo:font-style="normal" style:text-underline-style="none" fo:font-weight="normal" officeooo:rsid="0301e701" officeooo:paragraph-rsid="0301e701" style:font-size-asian="11.3500003814697pt" style:font-weight-asian="normal" style:font-size-complex="13pt" style:font-weight-complex="normal"/>
    </style:style>
    <style:style style:name="P326" style:family="paragraph" style:parent-style-name="Text_20_body">
      <style:paragraph-properties>
        <style:tab-stops>
          <style:tab-stop style:position="0.722in"/>
        </style:tab-stops>
      </style:paragraph-properties>
      <style:text-properties fo:font-variant="normal" fo:text-transform="none" style:font-name="Times New Roman" fo:font-size="13pt" fo:font-style="normal" style:text-underline-style="none" fo:font-weight="normal" officeooo:rsid="0301e701" officeooo:paragraph-rsid="0301e701" style:font-size-asian="11.3500003814697pt" style:font-weight-asian="normal" style:font-size-complex="13pt" style:font-weight-complex="normal"/>
    </style:style>
    <style:style style:name="P327" style:family="paragraph" style:parent-style-name="Text_20_body">
      <style:paragraph-properties>
        <style:tab-stops>
          <style:tab-stop style:position="0.722in"/>
        </style:tab-stops>
      </style:paragraph-properties>
      <style:text-properties fo:font-variant="normal" fo:text-transform="none" style:font-name="Times New Roman" fo:font-size="13pt" fo:font-style="normal" style:text-underline-style="none" fo:font-weight="normal" officeooo:rsid="0301e701" officeooo:paragraph-rsid="0301e701" style:font-size-asian="11.3500003814697pt" style:font-weight-asian="normal" style:font-size-complex="13pt" style:font-weight-complex="normal"/>
    </style:style>
    <style:style style:name="P328" style:family="paragraph" style:parent-style-name="Text_20_body">
      <style:text-properties fo:font-variant="normal" fo:text-transform="none" style:font-name="Times New Roman" fo:font-size="13pt" fo:font-style="normal" style:text-underline-style="none" fo:font-weight="bold" officeooo:rsid="02f59a7d" officeooo:paragraph-rsid="02f59a7d" style:font-size-asian="11.3500003814697pt" style:font-weight-asian="bold" style:font-size-complex="13pt" style:font-weight-complex="bold"/>
    </style:style>
    <style:style style:name="P329" style:family="paragraph" style:parent-style-name="Text_20_body">
      <style:text-properties fo:font-variant="normal" fo:text-transform="none" style:font-name="Times New Roman" fo:font-size="13pt" fo:font-style="normal" style:text-underline-style="none" fo:font-weight="bold" officeooo:rsid="02f77524" officeooo:paragraph-rsid="02f77524" style:font-size-asian="11.3500003814697pt" style:font-weight-asian="bold" style:font-size-complex="13pt" style:font-weight-complex="bold"/>
    </style:style>
    <style:style style:name="P330" style:family="paragraph" style:parent-style-name="Text_20_body">
      <style:text-properties fo:font-variant="normal" fo:text-transform="none" style:font-name="Times New Roman" fo:font-size="13pt" fo:font-style="normal" style:text-underline-style="none" fo:font-weight="bold" officeooo:rsid="0301e701" officeooo:paragraph-rsid="0301e701" style:font-size-asian="11.3500003814697pt" style:font-weight-asian="bold" style:font-size-complex="13pt" style:font-weight-complex="bold"/>
    </style:style>
    <style:style style:name="P331" style:family="paragraph" style:parent-style-name="Text_20_body">
      <style:text-properties fo:font-variant="normal" fo:text-transform="none" style:font-name="Times New Roman" fo:font-size="24pt" fo:font-style="normal" style:text-underline-style="none" fo:font-weight="bold" officeooo:rsid="02f59a7d" officeooo:paragraph-rsid="02f59a7d" style:font-size-asian="24pt" style:font-weight-asian="bold" style:font-size-complex="24pt" style:font-weight-complex="bold"/>
    </style:style>
    <style:style style:name="P332" style:family="paragraph" style:parent-style-name="Text_20_body">
      <style:paragraph-properties>
        <style:tab-stops>
          <style:tab-stop style:position="0.722in"/>
        </style:tab-stops>
      </style:paragraph-properties>
      <style:text-properties fo:font-variant="normal" fo:text-transform="none" style:font-name="Segoe UI" fo:font-size="6pt" fo:language="en" fo:country="US" fo:font-style="normal" style:text-underline-style="none" fo:font-weight="bold" officeooo:rsid="0301e701" officeooo:paragraph-rsid="0301e701" style:font-size-asian="11.3500003814697pt" style:font-weight-asian="bold" style:font-size-complex="13pt" style:font-weight-complex="bold"/>
    </style:style>
    <style:style style:name="P333" style:family="paragraph" style:parent-style-name="Text_20_body" style:list-style-name="L1">
      <style:paragraph-properties fo:margin-top="0in" fo:margin-bottom="0in" style:contextual-spacing="false"/>
    </style:style>
    <style:style style:name="P334" style:family="paragraph" style:parent-style-name="Text_20_body" style:list-style-name="L2">
      <style:paragraph-properties fo:margin-top="0in" fo:margin-bottom="0in" style:contextual-spacing="false"/>
    </style:style>
    <style:style style:name="P335" style:family="paragraph" style:parent-style-name="Text_20_body" style:list-style-name="L3">
      <style:paragraph-properties fo:margin-top="0in" fo:margin-bottom="0in" style:contextual-spacing="false"/>
    </style:style>
    <style:style style:name="P336" style:family="paragraph" style:parent-style-name="Text_20_body" style:list-style-name="L4">
      <style:paragraph-properties fo:margin-top="0in" fo:margin-bottom="0in" style:contextual-spacing="false"/>
    </style:style>
    <style:style style:name="P337" style:family="paragraph" style:parent-style-name="Text_20_body" style:list-style-name="L5">
      <style:paragraph-properties fo:margin-left="0.25in" fo:margin-right="0in" style:line-height-at-least="0.1874in" fo:text-align="start" style:justify-single-word="false" fo:text-indent="0in" style:auto-text-indent="false" fo:background-color="transparent">
        <style:background-image/>
      </style:paragraph-properties>
    </style:style>
    <style:style style:name="P338"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Segoe UI" fo:font-size="6pt" fo:language="en" fo:country="US" fo:font-style="normal" fo:font-weight="normal"/>
    </style:style>
    <style:style style:name="P339"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style>
    <style:style style:name="P340"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1pt" fo:font-style="normal" fo:font-weight="normal"/>
    </style:style>
    <style:style style:name="P341"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24pt" fo:font-style="normal" fo:font-weight="bold" officeooo:rsid="0303e501" officeooo:paragraph-rsid="0303e501" style:font-size-asian="24pt" style:font-weight-asian="bold" style:font-size-complex="24pt" style:font-weight-complex="bold"/>
    </style:style>
    <style:style style:name="P342"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07e871" officeooo:paragraph-rsid="0307e871" style:font-size-asian="11.3500003814697pt" style:font-weight-asian="normal" style:font-size-complex="13pt" style:font-weight-complex="normal"/>
    </style:style>
    <style:style style:name="P343"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0bdd01" officeooo:paragraph-rsid="030bdd01" style:font-size-asian="11.3500003814697pt" style:font-weight-asian="normal" style:font-size-complex="13pt" style:font-weight-complex="normal"/>
    </style:style>
    <style:style style:name="P344"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0bdd01" officeooo:paragraph-rsid="030c41e8" style:font-size-asian="11.3500003814697pt" style:font-weight-asian="normal" style:font-size-complex="13pt" style:font-weight-complex="normal"/>
    </style:style>
    <style:style style:name="P345"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0bdd01" officeooo:paragraph-rsid="030f0d08" style:font-size-asian="11.3500003814697pt" style:font-weight-asian="normal" style:font-size-complex="13pt" style:font-weight-complex="normal"/>
    </style:style>
    <style:style style:name="P346"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0bdd01" officeooo:paragraph-rsid="03130775" style:font-size-asian="11.3500003814697pt" style:font-weight-asian="normal" style:font-size-complex="13pt" style:font-weight-complex="normal"/>
    </style:style>
    <style:style style:name="P347"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0bdd01" officeooo:paragraph-rsid="0313efca" style:font-size-asian="11.3500003814697pt" style:font-weight-asian="normal" style:font-size-complex="13pt" style:font-weight-complex="normal"/>
    </style:style>
    <style:style style:name="P348"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0bdd01" officeooo:paragraph-rsid="03186abb" style:font-size-asian="11.3500003814697pt" style:font-weight-asian="normal" style:font-size-complex="13pt" style:font-weight-complex="normal"/>
    </style:style>
    <style:style style:name="P349"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0bdd01" officeooo:paragraph-rsid="0319b43d" style:font-size-asian="11.3500003814697pt" style:font-weight-asian="normal" style:font-size-complex="13pt" style:font-weight-complex="normal"/>
    </style:style>
    <style:style style:name="P350"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0bdd01" officeooo:paragraph-rsid="031ae17a" style:font-size-asian="11.3500003814697pt" style:font-weight-asian="normal" style:font-size-complex="13pt" style:font-weight-complex="normal"/>
    </style:style>
    <style:style style:name="P351"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0bdd01" officeooo:paragraph-rsid="0327e41f" style:font-size-asian="11.3500003814697pt" style:font-weight-asian="normal" style:font-size-complex="13pt" style:font-weight-complex="normal"/>
    </style:style>
    <style:style style:name="P352"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0bdd01" officeooo:paragraph-rsid="032832e4" style:font-size-asian="11.3500003814697pt" style:font-weight-asian="normal" style:font-size-complex="13pt" style:font-weight-complex="normal"/>
    </style:style>
    <style:style style:name="P353"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0bdd01" officeooo:paragraph-rsid="0329bf2b" style:font-size-asian="11.3500003814697pt" style:font-weight-asian="normal" style:font-size-complex="13pt" style:font-weight-complex="normal"/>
    </style:style>
    <style:style style:name="P354"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1d365e" officeooo:paragraph-rsid="031d365e" style:font-size-asian="11.3500003814697pt" style:font-weight-asian="normal" style:font-size-complex="13pt" style:font-weight-complex="normal"/>
    </style:style>
    <style:style style:name="P355"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20c008" officeooo:paragraph-rsid="0320c008" style:font-size-asian="11.3500003814697pt" style:font-weight-asian="normal" style:font-size-complex="13pt" style:font-weight-complex="normal"/>
    </style:style>
    <style:style style:name="P356"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22b950" officeooo:paragraph-rsid="0322b950" style:font-size-asian="11.3500003814697pt" style:font-weight-asian="normal" style:font-size-complex="13pt" style:font-weight-complex="normal"/>
    </style:style>
    <style:style style:name="P357"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22ddf5" officeooo:paragraph-rsid="0322ddf5" style:font-size-asian="11.3500003814697pt" style:font-weight-asian="normal" style:font-size-complex="13pt" style:font-weight-complex="normal"/>
    </style:style>
    <style:style style:name="P358"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257bad" officeooo:paragraph-rsid="03257bad" style:font-size-asian="11.3500003814697pt" style:font-weight-asian="normal" style:font-size-complex="13pt" style:font-weight-complex="normal"/>
    </style:style>
    <style:style style:name="P359"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2c472f" officeooo:paragraph-rsid="032e1d14" style:font-size-asian="11.3500003814697pt" style:font-weight-asian="normal" style:font-size-complex="13pt" style:font-weight-complex="normal"/>
    </style:style>
    <style:style style:name="P360"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2e1d14" officeooo:paragraph-rsid="032e1d14" style:font-size-asian="11.3500003814697pt" style:font-weight-asian="normal" style:font-size-complex="13pt" style:font-weight-complex="normal"/>
    </style:style>
    <style:style style:name="P361"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2fffa4" officeooo:paragraph-rsid="03303d7a" style:font-size-asian="11.3500003814697pt" style:font-weight-asian="normal" style:font-size-complex="13pt" style:font-weight-complex="normal"/>
    </style:style>
    <style:style style:name="P362"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3146da" officeooo:paragraph-rsid="0332f5fa" style:font-size-asian="11.3500003814697pt" style:font-weight-asian="normal" style:font-size-complex="13pt" style:font-weight-complex="normal"/>
    </style:style>
    <style:style style:name="P363"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3430ea" officeooo:paragraph-rsid="033430ea" style:font-size-asian="11.3500003814697pt" style:font-weight-asian="normal" style:font-size-complex="13pt" style:font-weight-complex="normal"/>
    </style:style>
    <style:style style:name="P364"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350ba2" officeooo:paragraph-rsid="03350ba2" style:font-size-asian="11.3500003814697pt" style:font-weight-asian="normal" style:font-size-complex="13pt" style:font-weight-complex="normal"/>
    </style:style>
    <style:style style:name="P365"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359262" officeooo:paragraph-rsid="03370dd0" style:font-size-asian="11.3500003814697pt" style:font-weight-asian="normal" style:font-size-complex="13pt" style:font-weight-complex="normal"/>
    </style:style>
    <style:style style:name="P366"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377ea4" officeooo:paragraph-rsid="03377ea4" style:font-size-asian="11.3500003814697pt" style:font-weight-asian="normal" style:font-size-complex="13pt" style:font-weight-complex="normal"/>
    </style:style>
    <style:style style:name="P367"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38311c" officeooo:paragraph-rsid="0338311c" style:font-size-asian="11.3500003814697pt" style:font-weight-asian="normal" style:font-size-complex="13pt" style:font-weight-complex="normal"/>
    </style:style>
    <style:style style:name="P368"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3a4f4a" officeooo:paragraph-rsid="033a4f4a" style:font-size-asian="11.3500003814697pt" style:font-weight-asian="normal" style:font-size-complex="13pt" style:font-weight-complex="normal"/>
    </style:style>
    <style:style style:name="P369"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3c9854" officeooo:paragraph-rsid="033c9854" style:font-size-asian="11.3500003814697pt" style:font-weight-asian="normal" style:font-size-complex="13pt" style:font-weight-complex="normal"/>
    </style:style>
    <style:style style:name="P370" style:family="paragraph" style:parent-style-name="Text_20_body">
      <style:paragraph-properties fo:margin-left="0in" fo:margin-right="0in" style:line-height-at-least="0.1874in" fo:text-align="start" style:justify-single-word="false" fo:text-indent="0in" style:auto-text-indent="false" fo:background-color="transparent">
        <style:background-image/>
      </style:paragraph-properties>
      <style:text-properties fo:font-variant="normal" fo:text-transform="none" style:font-name="Calibri" fo:font-size="13pt" fo:font-style="normal" fo:font-weight="normal" officeooo:rsid="033fad23" officeooo:paragraph-rsid="033fad23" style:font-size-asian="11.3500003814697pt" style:font-weight-asian="normal" style:font-size-complex="13pt" style:font-weight-complex="normal"/>
    </style:style>
    <style:style style:name="P371" style:family="paragraph" style:parent-style-name="Preformatted_20_Text" style:list-style-name="L1"/>
    <style:style style:name="P372" style:family="paragraph" style:parent-style-name="Preformatted_20_Text" style:list-style-name="L1">
      <style:paragraph-properties fo:margin-top="0in" fo:margin-bottom="0.1965in" style:contextual-spacing="false"/>
    </style:style>
    <style:style style:name="T1" style:family="text">
      <style:text-properties fo:font-variant="normal" fo:text-transform="none" style:font-name="Calibri" fo:font-size="11pt" fo:font-style="normal" fo:font-weight="normal"/>
    </style:style>
    <style:style style:name="T2" style:family="text">
      <style:text-properties fo:font-variant="normal" fo:text-transform="none" style:font-name="Calibri" fo:font-size="11pt" fo:font-style="normal" fo:font-weight="normal" officeooo:rsid="0019cffe"/>
    </style:style>
    <style:style style:name="T3" style:family="text">
      <style:text-properties fo:font-variant="normal" fo:text-transform="none" style:font-name="Calibri" fo:font-size="11pt" fo:font-style="normal" fo:font-weight="normal" officeooo:rsid="0226c2c3"/>
    </style:style>
    <style:style style:name="T4" style:family="text">
      <style:text-properties fo:font-variant="normal" fo:text-transform="none" style:font-name="Calibri" fo:font-size="12pt" fo:font-style="normal" fo:font-weight="normal" style:font-size-asian="12pt" style:font-size-complex="12pt"/>
    </style:style>
    <style:style style:name="T5" style:family="text">
      <style:text-properties fo:font-variant="normal" fo:text-transform="none" style:font-name="Liberation Serif" fo:font-size="12pt" fo:font-style="normal" fo:font-weight="normal" style:font-size-asian="12pt" style:font-size-complex="12pt"/>
    </style:style>
    <style:style style:name="T6" style:family="text">
      <style:text-properties fo:font-variant="normal" fo:text-transform="none" style:font-name="Liberation Serif" fo:font-size="12pt" fo:font-style="normal" fo:font-weight="normal" officeooo:rsid="0019cffe" style:font-size-asian="12pt" style:font-size-complex="12pt"/>
    </style:style>
    <style:style style:name="T7" style:family="text">
      <style:text-properties fo:font-variant="normal" fo:text-transform="none" style:font-name="Liberation Serif" fo:font-size="12pt" fo:font-style="normal" style:font-size-asian="12pt" style:font-size-complex="12pt"/>
    </style:style>
    <style:style style:name="T8" style:family="text">
      <style:text-properties fo:font-variant="normal" fo:text-transform="none" style:font-name="Liberation Serif" fo:font-size="12pt" fo:font-style="normal" officeooo:rsid="019b9d68" style:font-size-asian="12pt" style:font-size-complex="12pt"/>
    </style:style>
    <style:style style:name="T9" style:family="text">
      <style:text-properties fo:font-variant="normal" fo:text-transform="none" style:font-name="Times New Roman" fo:font-size="11pt" fo:font-style="normal" fo:font-weight="normal"/>
    </style:style>
    <style:style style:name="T10" style:family="text">
      <style:text-properties fo:font-variant="normal" fo:text-transform="none" style:font-name="Times New Roman" fo:font-style="normal"/>
    </style:style>
    <style:style style:name="T11" style:family="text">
      <style:text-properties fo:font-variant="normal" fo:text-transform="none" style:font-name="Times New Roman" fo:font-style="normal" officeooo:rsid="02251529"/>
    </style:style>
    <style:style style:name="T12" style:family="text">
      <style:text-properties fo:font-variant="normal" fo:text-transform="none" style:font-name="Segoe UI" fo:font-size="6pt" fo:font-style="normal" fo:font-weight="normal"/>
    </style:style>
    <style:style style:name="T13" style:family="text">
      <style:text-properties fo:font-variant="normal" fo:text-transform="none" style:font-name="Segoe UI" fo:font-size="6pt" fo:font-style="normal" style:text-underline-style="none" fo:font-weight="normal" officeooo:rsid="0244b5a8" style:font-weight-asian="normal" style:font-weight-complex="normal"/>
    </style:style>
    <style:style style:name="T14" style:family="text">
      <style:text-properties fo:font-variant="normal" fo:text-transform="none" style:font-name="Arial" fo:font-size="11pt" fo:font-style="normal" style:text-underline-style="none" fo:font-weight="normal" officeooo:rsid="0244b5a8" style:font-weight-asian="normal" style:font-weight-complex="normal"/>
    </style:style>
    <style:style style:name="T15" style:family="text">
      <style:text-properties officeooo:rsid="0019cffe"/>
    </style:style>
    <style:style style:name="T16" style:family="text">
      <style:text-properties officeooo:rsid="00141f61"/>
    </style:style>
    <style:style style:name="T17" style:family="text">
      <style:text-properties officeooo:rsid="001b6281"/>
    </style:style>
    <style:style style:name="T18" style:family="text">
      <style:text-properties officeooo:rsid="001cb94a"/>
    </style:style>
    <style:style style:name="T19" style:family="text">
      <style:text-properties officeooo:rsid="001feb00"/>
    </style:style>
    <style:style style:name="T20" style:family="text">
      <style:text-properties officeooo:rsid="00265051"/>
    </style:style>
    <style:style style:name="T21" style:family="text">
      <style:text-properties officeooo:rsid="002725ea"/>
    </style:style>
    <style:style style:name="T22" style:family="text">
      <style:text-properties officeooo:rsid="0029d167"/>
    </style:style>
    <style:style style:name="T23" style:family="text">
      <style:text-properties fo:font-weight="normal" style:font-weight-asian="normal" style:font-weight-complex="normal"/>
    </style:style>
    <style:style style:name="T24" style:family="text">
      <style:text-properties fo:font-weight="normal" officeooo:rsid="0029d167" style:font-weight-asian="normal" style:font-weight-complex="normal"/>
    </style:style>
    <style:style style:name="T25" style:family="text">
      <style:text-properties fo:font-weight="normal" officeooo:rsid="0036f6df" style:font-weight-asian="normal" style:font-weight-complex="normal"/>
    </style:style>
    <style:style style:name="T26" style:family="text">
      <style:text-properties fo:font-weight="normal" officeooo:rsid="02f804d3" style:font-weight-asian="normal" style:font-weight-complex="normal"/>
    </style:style>
    <style:style style:name="T27" style:family="text">
      <style:text-properties fo:font-weight="normal" officeooo:rsid="02f86ced" style:font-weight-asian="normal" style:font-weight-complex="normal"/>
    </style:style>
    <style:style style:name="T28" style:family="text">
      <style:text-properties fo:font-weight="normal" officeooo:rsid="02f9980c" style:font-weight-asian="normal" style:font-weight-complex="normal"/>
    </style:style>
    <style:style style:name="T29" style:family="text">
      <style:text-properties fo:font-weight="normal" officeooo:rsid="02f9f154" style:font-weight-asian="normal" style:font-weight-complex="normal"/>
    </style:style>
    <style:style style:name="T30" style:family="text">
      <style:text-properties fo:font-weight="normal" officeooo:rsid="02fb8da2" style:font-weight-asian="normal" style:font-weight-complex="normal"/>
    </style:style>
    <style:style style:name="T31" style:family="text">
      <style:text-properties fo:font-weight="normal" officeooo:rsid="02fd60de" style:font-weight-asian="normal" style:font-weight-complex="normal"/>
    </style:style>
    <style:style style:name="T32" style:family="text">
      <style:text-properties fo:font-weight="normal" officeooo:rsid="02fdd686" style:font-weight-asian="normal" style:font-weight-complex="normal"/>
    </style:style>
    <style:style style:name="T33" style:family="text">
      <style:text-properties fo:font-weight="normal" officeooo:rsid="02feedca" style:font-weight-asian="normal" style:font-weight-complex="normal"/>
    </style:style>
    <style:style style:name="T34" style:family="text">
      <style:text-properties fo:font-weight="normal" officeooo:rsid="0300138c" style:font-weight-asian="normal" style:font-weight-complex="normal"/>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officeooo:rsid="01460ad2" style:font-weight-asian="bold" style:font-weight-complex="bold"/>
    </style:style>
    <style:style style:name="T38" style:family="text">
      <style:text-properties fo:font-weight="bold" officeooo:rsid="014c1bff" style:font-weight-asian="bold" style:font-weight-complex="bold"/>
    </style:style>
    <style:style style:name="T39" style:family="text">
      <style:text-properties fo:font-weight="bold" officeooo:rsid="01e62e54" style:font-weight-asian="bold" style:font-weight-complex="bold"/>
    </style:style>
    <style:style style:name="T40" style:family="text">
      <style:text-properties fo:font-weight="bold" officeooo:rsid="0202bbe9" style:font-weight-asian="bold" style:font-weight-complex="bold"/>
    </style:style>
    <style:style style:name="T41" style:family="text">
      <style:text-properties fo:font-weight="bold" officeooo:rsid="02038b07" style:font-weight-asian="bold" style:font-weight-complex="bold"/>
    </style:style>
    <style:style style:name="T42" style:family="text">
      <style:text-properties fo:font-weight="bold" officeooo:rsid="0313efca" style:font-weight-asian="bold" style:font-weight-complex="bold"/>
    </style:style>
    <style:style style:name="T43" style:family="text">
      <style:text-properties officeooo:rsid="002a5861"/>
    </style:style>
    <style:style style:name="T44" style:family="text">
      <style:text-properties officeooo:rsid="002faa96"/>
    </style:style>
    <style:style style:name="T45" style:family="text">
      <style:text-properties officeooo:rsid="00362948"/>
    </style:style>
    <style:style style:name="T46" style:family="text">
      <style:text-properties officeooo:rsid="003a72a6"/>
    </style:style>
    <style:style style:name="T47" style:family="text">
      <style:text-properties officeooo:rsid="003c3504"/>
    </style:style>
    <style:style style:name="T48" style:family="text">
      <style:text-properties officeooo:rsid="003e273b"/>
    </style:style>
    <style:style style:name="T49" style:family="text">
      <style:text-properties officeooo:rsid="003f248e"/>
    </style:style>
    <style:style style:name="T50" style:family="text">
      <style:text-properties officeooo:rsid="00438939"/>
    </style:style>
    <style:style style:name="T51" style:family="text">
      <style:text-properties officeooo:rsid="00456a47"/>
    </style:style>
    <style:style style:name="T52" style:family="text">
      <style:text-properties officeooo:rsid="00462fa1"/>
    </style:style>
    <style:style style:name="T53" style:family="text">
      <style:text-properties officeooo:rsid="00481d5f"/>
    </style:style>
    <style:style style:name="T54" style:family="text">
      <style:text-properties officeooo:rsid="001f091c"/>
    </style:style>
    <style:style style:name="T55" style:family="text">
      <style:text-properties officeooo:rsid="004afd4d"/>
    </style:style>
    <style:style style:name="T56" style:family="text">
      <style:text-properties officeooo:rsid="004d4573"/>
    </style:style>
    <style:style style:name="T57" style:family="text">
      <style:text-properties officeooo:rsid="004de740"/>
    </style:style>
    <style:style style:name="T58" style:family="text">
      <style:text-properties officeooo:rsid="004e2f2d"/>
    </style:style>
    <style:style style:name="T59" style:family="text">
      <style:text-properties officeooo:rsid="004e84ca"/>
    </style:style>
    <style:style style:name="T60" style:family="text">
      <style:text-properties officeooo:rsid="004eeaff"/>
    </style:style>
    <style:style style:name="T61" style:family="text">
      <style:text-properties officeooo:rsid="004f4853"/>
    </style:style>
    <style:style style:name="T62" style:family="text">
      <style:text-properties officeooo:rsid="005196cf"/>
    </style:style>
    <style:style style:name="T63" style:family="text">
      <style:text-properties officeooo:rsid="00547cfa"/>
    </style:style>
    <style:style style:name="T64" style:family="text">
      <style:text-properties officeooo:rsid="0059d800"/>
    </style:style>
    <style:style style:name="T65" style:family="text">
      <style:text-properties officeooo:rsid="005e388e"/>
    </style:style>
    <style:style style:name="T66" style:family="text">
      <style:text-properties officeooo:rsid="005ed321"/>
    </style:style>
    <style:style style:name="T67" style:family="text">
      <style:text-properties officeooo:rsid="0061591b"/>
    </style:style>
    <style:style style:name="T68" style:family="text">
      <style:text-properties officeooo:rsid="0061a899"/>
    </style:style>
    <style:style style:name="T69" style:family="text">
      <style:text-properties officeooo:rsid="0062ac2f"/>
    </style:style>
    <style:style style:name="T70" style:family="text">
      <style:text-properties officeooo:rsid="006463b5"/>
    </style:style>
    <style:style style:name="T71" style:family="text">
      <style:text-properties style:text-underline-style="solid" style:text-underline-width="auto" style:text-underline-color="font-color" fo:font-weight="bold" officeooo:rsid="018bac8f" style:font-weight-asian="bold" style:font-weight-complex="bold"/>
    </style:style>
    <style:style style:name="T72" style:family="text">
      <style:text-properties style:text-underline-style="solid" style:text-underline-width="auto" style:text-underline-color="font-color" fo:font-weight="bold" officeooo:rsid="018c3182" style:font-weight-asian="bold" style:font-weight-complex="bold"/>
    </style:style>
    <style:style style:name="T73" style:family="text">
      <style:text-properties fo:font-style="italic"/>
    </style:style>
    <style:style style:name="T74" style:family="text">
      <style:text-properties fo:font-style="italic" style:text-underline-style="none" fo:font-weight="normal" officeooo:rsid="00690bf6" style:font-weight-asian="normal" style:font-weight-complex="normal"/>
    </style:style>
    <style:style style:name="T75" style:family="text">
      <style:text-properties officeooo:rsid="0071a8d1"/>
    </style:style>
    <style:style style:name="T76" style:family="text">
      <style:text-properties officeooo:rsid="00757ab2"/>
    </style:style>
    <style:style style:name="T77" style:family="text">
      <style:text-properties officeooo:rsid="0077f3a0"/>
    </style:style>
    <style:style style:name="T78" style:family="text">
      <style:text-properties fo:color="#006699" fo:font-style="italic" fo:font-weight="bold"/>
    </style:style>
    <style:style style:name="T79" style:family="text">
      <style:text-properties officeooo:rsid="007b773b"/>
    </style:style>
    <style:style style:name="T80" style:family="text">
      <style:text-properties style:text-underline-style="none"/>
    </style:style>
    <style:style style:name="T81" style:family="text">
      <style:text-properties style:text-underline-style="none" fo:font-weight="normal" style:font-weight-asian="normal" style:font-weight-complex="normal"/>
    </style:style>
    <style:style style:name="T82" style:family="text">
      <style:text-properties style:text-underline-style="none" fo:font-weight="normal" officeooo:rsid="0141e40b" style:font-weight-asian="normal" style:font-weight-complex="normal"/>
    </style:style>
    <style:style style:name="T83" style:family="text">
      <style:text-properties style:text-underline-style="none" fo:font-weight="normal" officeooo:rsid="017cdcd3" style:font-weight-asian="normal" style:font-weight-complex="normal"/>
    </style:style>
    <style:style style:name="T84" style:family="text">
      <style:text-properties style:text-underline-style="none" fo:font-weight="normal" officeooo:rsid="00690bf6" style:font-weight-asian="normal" style:font-weight-complex="normal"/>
    </style:style>
    <style:style style:name="T85" style:family="text">
      <style:text-properties style:text-underline-style="none" fo:font-weight="bold" officeooo:rsid="0141e40b" style:font-weight-asian="bold" style:font-weight-complex="bold"/>
    </style:style>
    <style:style style:name="T86" style:family="text">
      <style:text-properties style:text-underline-style="none" officeooo:rsid="0329bf2b"/>
    </style:style>
    <style:style style:name="T87" style:family="text">
      <style:text-properties style:text-underline-style="none" officeooo:rsid="032a751c"/>
    </style:style>
    <style:style style:name="T88" style:family="text">
      <style:text-properties officeooo:rsid="00839e5d"/>
    </style:style>
    <style:style style:name="T89" style:family="text">
      <style:text-properties officeooo:rsid="008b977e"/>
    </style:style>
    <style:style style:name="T90" style:family="text">
      <style:text-properties officeooo:rsid="008f30ce"/>
    </style:style>
    <style:style style:name="T91" style:family="text">
      <style:text-properties officeooo:rsid="009a1f80"/>
    </style:style>
    <style:style style:name="T92" style:family="text">
      <style:text-properties officeooo:rsid="009ab092"/>
    </style:style>
    <style:style style:name="T93" style:family="text">
      <style:text-properties officeooo:rsid="00a3e9b7"/>
    </style:style>
    <style:style style:name="T94" style:family="text">
      <style:text-properties officeooo:rsid="00a91972"/>
    </style:style>
    <style:style style:name="T95" style:family="text">
      <style:text-properties officeooo:rsid="00aa28f5"/>
    </style:style>
    <style:style style:name="T96" style:family="text">
      <style:text-properties officeooo:rsid="00ad3535"/>
    </style:style>
    <style:style style:name="T97" style:family="text">
      <style:text-properties officeooo:rsid="00b34220"/>
    </style:style>
    <style:style style:name="T98" style:family="text">
      <style:text-properties officeooo:rsid="00b523ef"/>
    </style:style>
    <style:style style:name="T99" style:family="text">
      <style:text-properties officeooo:rsid="00b65e32"/>
    </style:style>
    <style:style style:name="T100" style:family="text">
      <style:text-properties officeooo:rsid="00ba8bd1"/>
    </style:style>
    <style:style style:name="T101" style:family="text">
      <style:text-properties officeooo:rsid="00bc65e8"/>
    </style:style>
    <style:style style:name="T102" style:family="text">
      <style:text-properties officeooo:rsid="00c0776b"/>
    </style:style>
    <style:style style:name="T103" style:family="text">
      <style:text-properties fo:font-style="normal" style:text-underline-style="solid" style:text-underline-width="auto" style:text-underline-color="font-color" fo:font-weight="bold" officeooo:rsid="01b547cb" style:font-style-asian="normal" style:font-weight-asian="bold" style:font-style-complex="normal" style:font-weight-complex="bold"/>
    </style:style>
    <style:style style:name="T104" style:family="text">
      <style:text-properties fo:font-style="normal" style:text-underline-style="solid" style:text-underline-width="auto" style:text-underline-color="font-color" fo:font-weight="bold" officeooo:rsid="01b566e9" style:font-style-asian="normal" style:font-weight-asian="bold" style:font-style-complex="normal" style:font-weight-complex="bold"/>
    </style:style>
    <style:style style:name="T105" style:family="text">
      <style:text-properties officeooo:rsid="013b6471"/>
    </style:style>
    <style:style style:name="T106" style:family="text">
      <style:text-properties officeooo:rsid="013dc6f2"/>
    </style:style>
    <style:style style:name="T107" style:family="text">
      <style:text-properties fo:color="#000000"/>
    </style:style>
    <style:style style:name="T108" style:family="text">
      <style:text-properties fo:color="#000000" officeooo:rsid="01483089"/>
    </style:style>
    <style:style style:name="T109" style:family="text">
      <style:text-properties officeooo:rsid="014c1bff"/>
    </style:style>
    <style:style style:name="T110" style:family="text">
      <style:text-properties officeooo:rsid="014c8f13"/>
    </style:style>
    <style:style style:name="T111" style:family="text">
      <style:text-properties officeooo:rsid="014de44e"/>
    </style:style>
    <style:style style:name="T112" style:family="text">
      <style:text-properties officeooo:rsid="015162cb"/>
    </style:style>
    <style:style style:name="T113" style:family="text">
      <style:text-properties officeooo:rsid="015469df"/>
    </style:style>
    <style:style style:name="T114" style:family="text">
      <style:text-properties officeooo:rsid="01569556"/>
    </style:style>
    <style:style style:name="T115" style:family="text">
      <style:text-properties officeooo:rsid="015ae68e"/>
    </style:style>
    <style:style style:name="T116" style:family="text">
      <style:text-properties officeooo:rsid="0161afae"/>
    </style:style>
    <style:style style:name="T117" style:family="text">
      <style:text-properties officeooo:rsid="01637d7a"/>
    </style:style>
    <style:style style:name="T118" style:family="text">
      <style:text-properties officeooo:rsid="0164ea46"/>
    </style:style>
    <style:style style:name="T119" style:family="text">
      <style:text-properties officeooo:rsid="01661f93"/>
    </style:style>
    <style:style style:name="T120" style:family="text">
      <style:text-properties officeooo:rsid="016b5641"/>
    </style:style>
    <style:style style:name="T121" style:family="text">
      <style:text-properties officeooo:rsid="017fa1cb"/>
    </style:style>
    <style:style style:name="T122" style:family="text">
      <style:text-properties officeooo:rsid="0180a3b1"/>
    </style:style>
    <style:style style:name="T123" style:family="text">
      <style:text-properties officeooo:rsid="0182c0ca"/>
    </style:style>
    <style:style style:name="T124" style:family="text">
      <style:text-properties officeooo:rsid="018d4a24"/>
    </style:style>
    <style:style style:name="T125" style:family="text">
      <style:text-properties officeooo:rsid="01952799"/>
    </style:style>
    <style:style style:name="T126" style:family="text">
      <style:text-properties officeooo:rsid="01952f4a"/>
    </style:style>
    <style:style style:name="T127" style:family="text">
      <style:text-properties officeooo:rsid="0195ec47"/>
    </style:style>
    <style:style style:name="T128" style:family="text">
      <style:text-properties officeooo:rsid="0197d697"/>
    </style:style>
    <style:style style:name="T129" style:family="text">
      <style:text-properties officeooo:rsid="019eea7b"/>
    </style:style>
    <style:style style:name="T130" style:family="text">
      <style:text-properties officeooo:rsid="01a49f71"/>
    </style:style>
    <style:style style:name="T131" style:family="text">
      <style:text-properties officeooo:rsid="01a7f900"/>
    </style:style>
    <style:style style:name="T132" style:family="text">
      <style:text-properties officeooo:rsid="01aa4a9e"/>
    </style:style>
    <style:style style:name="T133" style:family="text">
      <style:text-properties officeooo:rsid="01ab7ae5"/>
    </style:style>
    <style:style style:name="T134" style:family="text">
      <style:text-properties officeooo:rsid="01bf4185"/>
    </style:style>
    <style:style style:name="T135" style:family="text">
      <style:text-properties officeooo:rsid="01c1769c"/>
    </style:style>
    <style:style style:name="T136" style:family="text">
      <style:text-properties officeooo:rsid="01c8cb42"/>
    </style:style>
    <style:style style:name="T137" style:family="text">
      <style:text-properties officeooo:rsid="00699c1c"/>
    </style:style>
    <style:style style:name="T138" style:family="text">
      <style:text-properties officeooo:rsid="01d17017"/>
    </style:style>
    <style:style style:name="T139" style:family="text">
      <style:text-properties officeooo:rsid="01d348ca"/>
    </style:style>
    <style:style style:name="T140" style:family="text">
      <style:text-properties officeooo:rsid="01d3a231"/>
    </style:style>
    <style:style style:name="T141" style:family="text">
      <style:text-properties officeooo:rsid="01d77ac6"/>
    </style:style>
    <style:style style:name="T142" style:family="text">
      <style:text-properties officeooo:rsid="01dc8a2f"/>
    </style:style>
    <style:style style:name="T143" style:family="text">
      <style:text-properties officeooo:rsid="01e554ef"/>
    </style:style>
    <style:style style:name="T144" style:family="text">
      <style:text-properties officeooo:rsid="01e62e54"/>
    </style:style>
    <style:style style:name="T145" style:family="text">
      <style:text-properties officeooo:rsid="01eab69c"/>
    </style:style>
    <style:style style:name="T146" style:family="text">
      <style:text-properties officeooo:rsid="01ec06b0"/>
    </style:style>
    <style:style style:name="T147" style:family="text">
      <style:text-properties officeooo:rsid="01ee3c74"/>
    </style:style>
    <style:style style:name="T148" style:family="text">
      <style:text-properties officeooo:rsid="01f2d4a5"/>
    </style:style>
    <style:style style:name="T149" style:family="text">
      <style:text-properties officeooo:rsid="01f3a317"/>
    </style:style>
    <style:style style:name="T150" style:family="text">
      <style:text-properties officeooo:rsid="01f4d504"/>
    </style:style>
    <style:style style:name="T151" style:family="text">
      <style:text-properties officeooo:rsid="01fb2c8e"/>
    </style:style>
    <style:style style:name="T152" style:family="text">
      <style:text-properties style:text-position="super 58%" fo:font-weight="bold" officeooo:rsid="02038b07" style:font-weight-asian="bold" style:font-weight-complex="bold"/>
    </style:style>
    <style:style style:name="T153" style:family="text">
      <style:text-properties officeooo:rsid="020d9fc1"/>
    </style:style>
    <style:style style:name="T154" style:family="text">
      <style:text-properties officeooo:rsid="0212a424"/>
    </style:style>
    <style:style style:name="T155" style:family="text">
      <style:text-properties officeooo:rsid="021e13c8"/>
    </style:style>
    <style:style style:name="T156" style:family="text">
      <style:text-properties style:font-name="Times New Roman" fo:font-size="13pt"/>
    </style:style>
    <style:style style:name="T157" style:family="text">
      <style:text-properties style:font-name="Calibri" fo:font-size="13pt"/>
    </style:style>
    <style:style style:name="T158" style:family="text">
      <style:text-properties style:font-name="Calibri" fo:font-size="11pt"/>
    </style:style>
    <style:style style:name="T159" style:family="text">
      <style:text-properties style:font-name="Calibri" fo:font-size="11pt" fo:background-color="#ffff00" loext:char-shading-value="0"/>
    </style:style>
    <style:style style:name="T160" style:family="text">
      <style:text-properties officeooo:rsid="022f1288"/>
    </style:style>
    <style:style style:name="T161" style:family="text">
      <style:text-properties fo:font-size="12pt" style:font-size-asian="10.5pt" style:font-size-complex="12pt"/>
    </style:style>
    <style:style style:name="T162" style:family="text">
      <style:text-properties fo:font-size="12pt" officeooo:rsid="02296b9c" style:font-size-asian="10.5pt" style:font-size-complex="12pt"/>
    </style:style>
    <style:style style:name="T163" style:family="text">
      <style:text-properties fo:font-size="12pt" officeooo:rsid="02347be1" style:font-size-asian="10.5pt" style:font-size-complex="12pt"/>
    </style:style>
    <style:style style:name="T164" style:family="text">
      <style:text-properties fo:font-size="12pt" officeooo:rsid="02596202" style:font-size-asian="10.5pt" style:font-size-complex="12pt"/>
    </style:style>
    <style:style style:name="T165" style:family="text">
      <style:text-properties fo:font-size="12pt" officeooo:rsid="025adc3c" style:font-size-asian="10.5pt" style:font-size-complex="12pt"/>
    </style:style>
    <style:style style:name="T166" style:family="text">
      <style:text-properties fo:font-size="12pt" officeooo:rsid="02620360" style:font-size-asian="10.5pt" style:font-size-complex="12pt"/>
    </style:style>
    <style:style style:name="T167" style:family="text">
      <style:text-properties fo:font-size="12pt" officeooo:rsid="0263374e" style:font-size-asian="10.5pt" style:font-size-complex="12pt"/>
    </style:style>
    <style:style style:name="T168" style:family="text">
      <style:text-properties fo:font-size="12pt" officeooo:rsid="02687969" style:font-size-asian="10.5pt" style:font-size-complex="12pt"/>
    </style:style>
    <style:style style:name="T169" style:family="text">
      <style:text-properties fo:font-size="12pt" officeooo:rsid="026bcdd6" style:font-size-asian="10.5pt" style:font-size-complex="12pt"/>
    </style:style>
    <style:style style:name="T170" style:family="text">
      <style:text-properties fo:font-size="12pt" officeooo:rsid="02708dad" style:font-size-asian="10.5pt" style:font-size-complex="12pt"/>
    </style:style>
    <style:style style:name="T171" style:family="text">
      <style:text-properties fo:font-size="12pt" officeooo:rsid="02716614" style:font-size-asian="10.5pt" style:font-size-complex="12pt"/>
    </style:style>
    <style:style style:name="T172" style:family="text">
      <style:text-properties fo:font-size="12pt" officeooo:rsid="02878e64" style:font-size-asian="10.5pt" style:font-size-complex="12pt"/>
    </style:style>
    <style:style style:name="T173" style:family="text">
      <style:text-properties fo:font-size="12pt" officeooo:rsid="02bb2ccf" style:font-size-asian="10.5pt" style:font-size-complex="12pt"/>
    </style:style>
    <style:style style:name="T174" style:family="text">
      <style:text-properties fo:font-size="12pt" fo:font-weight="bold" officeooo:rsid="02bb2ccf" style:font-size-asian="10.5pt" style:font-weight-asian="bold" style:font-size-complex="12pt" style:font-weight-complex="bold"/>
    </style:style>
    <style:style style:name="T175" style:family="text">
      <style:text-properties fo:font-size="12pt" fo:font-style="italic" officeooo:rsid="02bb2ccf" style:font-size-asian="10.5pt" style:font-size-complex="12pt"/>
    </style:style>
    <style:style style:name="T176" style:family="text">
      <style:text-properties officeooo:rsid="023faae0"/>
    </style:style>
    <style:style style:name="T177" style:family="text">
      <style:text-properties officeooo:rsid="02417a7b"/>
    </style:style>
    <style:style style:name="T178" style:family="text">
      <style:text-properties officeooo:rsid="0247b43b"/>
    </style:style>
    <style:style style:name="T179" style:family="text">
      <style:text-properties officeooo:rsid="024823ea"/>
    </style:style>
    <style:style style:name="T180" style:family="text">
      <style:text-properties officeooo:rsid="024851cf"/>
    </style:style>
    <style:style style:name="T181" style:family="text">
      <style:text-properties officeooo:rsid="024f0fa9"/>
    </style:style>
    <style:style style:name="T182" style:family="text">
      <style:text-properties officeooo:rsid="024fb16f"/>
    </style:style>
    <style:style style:name="T183" style:family="text">
      <style:text-properties officeooo:rsid="0251aa11"/>
    </style:style>
    <style:style style:name="T184" style:family="text">
      <style:text-properties officeooo:rsid="02730bc5"/>
    </style:style>
    <style:style style:name="T185" style:family="text">
      <style:text-properties officeooo:rsid="027685c1"/>
    </style:style>
    <style:style style:name="T186" style:family="text">
      <style:text-properties officeooo:rsid="027a67dd"/>
    </style:style>
    <style:style style:name="T187" style:family="text">
      <style:text-properties officeooo:rsid="027c447c"/>
    </style:style>
    <style:style style:name="T188" style:family="text">
      <style:text-properties officeooo:rsid="028673f5"/>
    </style:style>
    <style:style style:name="T189" style:family="text">
      <style:text-properties officeooo:rsid="0289724c"/>
    </style:style>
    <style:style style:name="T190" style:family="text">
      <style:text-properties officeooo:rsid="028f0757"/>
    </style:style>
    <style:style style:name="T191" style:family="text">
      <style:text-properties officeooo:rsid="0292dd59"/>
    </style:style>
    <style:style style:name="T192" style:family="text">
      <style:text-properties officeooo:rsid="02988300"/>
    </style:style>
    <style:style style:name="T193" style:family="text">
      <style:text-properties officeooo:rsid="02998dc4"/>
    </style:style>
    <style:style style:name="T194" style:family="text">
      <style:text-properties officeooo:rsid="029a3ae9"/>
    </style:style>
    <style:style style:name="T195" style:family="text">
      <style:text-properties officeooo:rsid="029a9a30"/>
    </style:style>
    <style:style style:name="T196" style:family="text">
      <style:text-properties officeooo:rsid="029d0b8e"/>
    </style:style>
    <style:style style:name="T197" style:family="text">
      <style:text-properties officeooo:rsid="029fc154"/>
    </style:style>
    <style:style style:name="T198" style:family="text">
      <style:text-properties officeooo:rsid="02a11293"/>
    </style:style>
    <style:style style:name="T199" style:family="text">
      <style:text-properties officeooo:rsid="02a48d4d"/>
    </style:style>
    <style:style style:name="T200" style:family="text">
      <style:text-properties officeooo:rsid="02a9d50e"/>
    </style:style>
    <style:style style:name="T201" style:family="text">
      <style:text-properties officeooo:rsid="02abbdf9"/>
    </style:style>
    <style:style style:name="T202" style:family="text">
      <style:text-properties officeooo:rsid="02ae3917"/>
    </style:style>
    <style:style style:name="T203" style:family="text">
      <style:text-properties officeooo:rsid="02b0d194"/>
    </style:style>
    <style:style style:name="T204" style:family="text">
      <style:text-properties officeooo:rsid="02b4ac09"/>
    </style:style>
    <style:style style:name="T205" style:family="text">
      <style:text-properties officeooo:rsid="02bdd312"/>
    </style:style>
    <style:style style:name="T206" style:family="text">
      <style:text-properties officeooo:rsid="02bfa5bd"/>
    </style:style>
    <style:style style:name="T207" style:family="text">
      <style:text-properties officeooo:rsid="02cad209"/>
    </style:style>
    <style:style style:name="T208" style:family="text">
      <style:text-properties officeooo:rsid="02dd2dc8"/>
    </style:style>
    <style:style style:name="T209" style:family="text">
      <style:text-properties officeooo:rsid="02dd8685"/>
    </style:style>
    <style:style style:name="T210" style:family="text">
      <style:text-properties officeooo:rsid="02e06817"/>
    </style:style>
    <style:style style:name="T211" style:family="text">
      <style:text-properties officeooo:rsid="02e54232"/>
    </style:style>
    <style:style style:name="T212" style:family="text">
      <style:text-properties officeooo:rsid="02e581d6"/>
    </style:style>
    <style:style style:name="T213" style:family="text">
      <style:text-properties officeooo:rsid="02e8514b"/>
    </style:style>
    <style:style style:name="T214" style:family="text">
      <style:text-properties officeooo:rsid="02e8ff04"/>
    </style:style>
    <style:style style:name="T215" style:family="text">
      <style:text-properties officeooo:rsid="02eac84d"/>
    </style:style>
    <style:style style:name="T216" style:family="text">
      <style:text-properties officeooo:rsid="02eb2552"/>
    </style:style>
    <style:style style:name="T217" style:family="text">
      <style:text-properties officeooo:rsid="02ed89b4"/>
    </style:style>
    <style:style style:name="T218" style:family="text">
      <style:text-properties fo:language="en" fo:country="US"/>
    </style:style>
    <style:style style:name="T219" style:family="text">
      <style:text-properties fo:language="en" fo:country="US" officeooo:rsid="0309e1b2"/>
    </style:style>
    <style:style style:name="T220" style:family="text">
      <style:text-properties fo:language="en" fo:country="US" officeooo:rsid="0340844a"/>
    </style:style>
    <style:style style:name="T221" style:family="text">
      <style:text-properties officeooo:rsid="030f0d08"/>
    </style:style>
    <style:style style:name="T222" style:family="text">
      <style:text-properties officeooo:rsid="030f4f47"/>
    </style:style>
    <style:style style:name="T223" style:family="text">
      <style:text-properties officeooo:rsid="0310a8f6"/>
    </style:style>
    <style:style style:name="T224" style:family="text">
      <style:text-properties officeooo:rsid="03112348"/>
    </style:style>
    <style:style style:name="T225" style:family="text">
      <style:text-properties officeooo:rsid="0313efca"/>
    </style:style>
    <style:style style:name="T226" style:family="text">
      <style:text-properties officeooo:rsid="03186abb"/>
    </style:style>
    <style:style style:name="T227" style:family="text">
      <style:text-properties officeooo:rsid="0319b43d"/>
    </style:style>
    <style:style style:name="T228" style:family="text">
      <style:text-properties officeooo:rsid="031ae17a"/>
    </style:style>
    <style:style style:name="T229" style:family="text">
      <style:text-properties officeooo:rsid="031f0d73"/>
    </style:style>
    <style:style style:name="T230" style:family="text">
      <style:text-properties officeooo:rsid="0322aa24"/>
    </style:style>
    <style:style style:name="T231" style:family="text">
      <style:text-properties officeooo:rsid="0323bde3"/>
    </style:style>
    <style:style style:name="T232" style:family="text">
      <style:text-properties officeooo:rsid="03267b5a"/>
    </style:style>
    <style:style style:name="T233" style:family="text">
      <style:text-properties officeooo:rsid="0327e41f"/>
    </style:style>
    <style:style style:name="T234" style:family="text">
      <style:text-properties officeooo:rsid="032832e4"/>
    </style:style>
    <style:style style:name="T235" style:family="text">
      <style:text-properties officeooo:rsid="032e1d14"/>
    </style:style>
    <style:style style:name="T236" style:family="text">
      <style:text-properties officeooo:rsid="03303d7a"/>
    </style:style>
    <style:style style:name="T237" style:family="text">
      <style:text-properties officeooo:rsid="0332f5fa"/>
    </style:style>
    <style:style style:name="T238" style:family="text">
      <style:text-properties officeooo:rsid="03348ece"/>
    </style:style>
    <style:style style:name="T239" style:family="text">
      <style:text-properties officeooo:rsid="03370dd0"/>
    </style:style>
    <style:style style:name="T240" style:family="text">
      <style:text-properties officeooo:rsid="0339bcac"/>
    </style:style>
    <style:style style:name="T241" style:family="text">
      <style:text-properties officeooo:rsid="033e1508"/>
    </style:style>
    <style:style style:name="T242" style:family="text">
      <style:text-properties officeooo:rsid="033ec04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CHEAT SHEET OF DEFINITIONS OF FUNCTIONS AND DATA STRUCTURES. </text:p>
      <text:p text:style-name="P12"/>
      <text:p text:style-name="P51">Function name : <text:span text:style-name="T81">i386_init(void) </text:span></text:p>
      <text:p text:style-name="P52">This function is like an index. This is where from all other functions get called. <text:span text:style-name="T121">This function will keep getting updated as we go all through the semester.</text:span></text:p>
      <text:p text:style-name="P51"><text:span text:style-name="T83">Parameters</text:span><text:span text:style-name="T81">: void</text:span></text:p>
      <text:p text:style-name="P43"><text:tab/>extern char edata[], end[]; </text:p>
      <text:p text:style-name="P43"/>
      <text:p text:style-name="P43"><text:tab/>// Before doing anything else, complete the ELF loading process. </text:p>
      <text:p text:style-name="P43"><text:tab/>// Clear the uninitialized global data (BSS) section of our program. </text:p>
      <text:p text:style-name="P43"><text:tab/>// This ensures that all static/global variables start out zero. </text:p>
      <text:p text:style-name="P43"><text:tab/>memset(edata, 0, end - edata); </text:p>
      <text:p text:style-name="P43"/>
      <text:p text:style-name="P43"><text:tab/>// Initialize the console. </text:p>
      <text:p text:style-name="P43"><text:tab/>// Can't call cprintf until after we do this! </text:p>
      <text:p text:style-name="P43"><text:tab/>cons_init(); </text:p>
      <text:p text:style-name="P43"/>
      <text:p text:style-name="P43"><text:tab/>cprintf("6828 decimal is %o octal!\n", 6828); </text:p>
      <text:p text:style-name="P43"/>
      <text:p text:style-name="P43"><text:tab/>// Lab 2 memory management initialization functions </text:p>
      <text:p text:style-name="P43"><text:tab/>mem_init(); </text:p>
      <text:p text:style-name="P43"/>
      <text:p text:style-name="P43"><text:tab/>// Lab 3 user environment initialization functions </text:p>
      <text:p text:style-name="P43"><text:tab/>env_init(); </text:p>
      <text:p text:style-name="P43"><text:tab/>trap_init(); </text:p>
      <text:p text:style-name="P43"/>
      <text:p text:style-name="P43"><text:tab/>// Lab 4 multiprocessor initialization functions </text:p>
      <text:p text:style-name="P43"><text:tab/>mp_init(); </text:p>
      <text:p text:style-name="P43"><text:tab/>lapic_init(); </text:p>
      <text:p text:style-name="P43"/>
      <text:p text:style-name="P43"><text:tab/>// Lab 4 multitasking initialization functions </text:p>
      <text:p text:style-name="P43"><text:tab/>pic_init(); </text:p>
      <text:p text:style-name="P43"/>
      <text:p text:style-name="P43"><text:tab/>// Acquire the big kernel lock before waking up APs </text:p>
      <text:p text:style-name="P43"><text:tab/>// Your code here: </text:p>
      <text:p text:style-name="P43"><text:s text:c="8"/>lock_kernel(); </text:p>
      <text:p text:style-name="P43"/>
      <text:p text:style-name="P43"><text:tab/>// Starting non-boot CPUs </text:p>
      <text:p text:style-name="P43"><text:tab/>boot_aps(); </text:p>
      <text:p text:style-name="P43"/>
      <text:p text:style-name="P43">#if defined(TEST) </text:p>
      <text:p text:style-name="P43"><text:tab/>// Don't touch -- used by grading script! </text:p>
      <text:p text:style-name="P43"><text:tab/>ENV_CREATE(TEST, ENV_TYPE_USER); </text:p>
      <text:p text:style-name="P43">#else </text:p>
      <text:p text:style-name="P43"><text:tab/>// Touch all you want. </text:p>
      <text:p text:style-name="P43">//<text:tab/>ENV_CREATE(user_primes, ENV_TYPE_USER); </text:p>
      <text:p text:style-name="P43"/>
      <text:p text:style-name="P43"><text:s text:c="8"/>ENV_CREATE(user_yield, ENV_TYPE_USER); </text:p>
      <text:p text:style-name="P43"><text:soft-page-break/><text:s text:c="8"/>ENV_CREATE(user_yield, ENV_TYPE_USER); </text:p>
      <text:p text:style-name="P43"><text:s text:c="8"/>ENV_CREATE(user_yield, ENV_TYPE_USER); </text:p>
      <text:p text:style-name="P43"/>
      <text:p text:style-name="P43"><text:s text:c="8"/>ENV_CREATE(user_dumbfork, ENV_TYPE_USER); </text:p>
      <text:p text:style-name="P43">#endif // TEST* </text:p>
      <text:p text:style-name="P43"/>
      <text:p text:style-name="P43"><text:tab/>// Schedule and run the first user environment! </text:p>
      <text:p text:style-name="P43"><text:tab/>sched_yield(); </text:p>
      <text:p text:style-name="P12"/>
      <text:p text:style-name="P12">Basic functions: </text:p>
      <text:p text:style-name="P9"/>
      <text:p text:style-name="P9">page2pa ==&gt; given the page info structure, returns the physical address.</text:p>
      <text:p text:style-name="P9"/>
      <text:p text:style-name="P9">pa2page ==&gt; given the physical address, returns the pageinfo struct. <text:s/></text:p>
      <text:p text:style-name="P9"/>
      <text:p text:style-name="P9">page2kva ==&gt; given the page info structure, returns the Virtual address.</text:p>
      <text:p text:style-name="P9"/>
      <text:p text:style-name="P9">KADDR ==&gt; Converts physical address to virtual address. </text:p>
      <text:p text:style-name="P9"/>
      <text:p text:style-name="P10">PADDR == &gt; pa to va for all values above kernbease </text:p>
      <text:p text:style-name="P10"/>
      <text:p text:style-name="P12">Functions <text:span text:style-name="T22">and Data structures</text:span> that we have written: </text:p>
      <text:p text:style-name="P12"/>
      <text:p text:style-name="P16">Data structure name: struct Pageinfo <text:s/></text:p>
      <text:p text:style-name="P12"/>
      <text:p text:style-name="P13"><text:tab/><text:span text:style-name="T24">Parameters: struct PageInfo *pp_link; // Next page on the free list. </text:span></text:p>
      <text:p text:style-name="P16"/>
      <text:p text:style-name="P16"><text:tab/>// pp_ref is the count of pointers (usually in page table entries) </text:p>
      <text:p text:style-name="P16"><text:tab/>// to this page, for pages allocated using page_alloc. </text:p>
      <text:p text:style-name="P16"><text:tab/>// Pages allocated at boot time using pmap.c's </text:p>
      <text:p text:style-name="P16"><text:tab/>// boot_alloc do not have valid reference count fields. </text:p>
      <text:p text:style-name="P16"/>
      <text:p text:style-name="P16"><text:tab/>uint16_t pp_ref;</text:p>
      <text:p text:style-name="P16"/>
      <text:p text:style-name="P15"><text:span text:style-name="T23">KERNBASE → </text:span><text:span text:style-name="T25">pointer to the end of the kernel code. </text:span><text:span text:style-name="T23"><text:s/></text:span></text:p>
      <text:p text:style-name="P15"/>
      <text:p text:style-name="P15">Boot Functions: generally is independent of the virtual memory infrastructure </text:p>
      <text:p text:style-name="P19">Function name: Boot_alloc() </text:p>
      <text:p text:style-name="P19"/>
      <text:p text:style-name="P19"><text:tab/>Parameters: Number of Bytes. </text:p>
      <text:p text:style-name="P19"/>
      <text:p text:style-name="P19">Is a Simple physical memory allocator that takes in number of bytes <text:span text:style-name="T45">as input, rounds it up to the nearest multiple of page size and allocates that many pages of physical memory above “kernbase” </text:span><text:s/></text:p>
      <text:p text:style-name="P20"/>
      <text:p text:style-name="P20">Function name: Memset</text:p>
      <text:p text:style-name="P20"><text:tab/></text:p>
      <text:p text:style-name="P21"><text:tab/>Parameters: To be updated.</text:p>
      <text:p text:style-name="P21"><text:s/></text:p>
      <text:p text:style-name="P20">Sets every bit in the memory interval to 0. </text:p>
      <text:p text:style-name="P20"><text:soft-page-break/></text:p>
      <text:p text:style-name="P20"><text:span text:style-name="T36">Paging functions: From settting up the virtual memory infrastructure. </text:span><text:s/></text:p>
      <text:p text:style-name="P14"/>
      <text:p text:style-name="P1">Function name: page_init <text:s text:c="9"/></text:p>
      <text:p text:style-name="P1"/>
      <text:p text:style-name="P1"><text:tab/><text:tab/>Parameters : void</text:p>
      <text:p text:style-name="P1"/>
      <text:p text:style-name="P1">Adds all the free physical pages to the free list. <text:span text:style-name="T46">I</text:span>n the pages[that page number].pp_link= address of the next free <text:span text:style-name="T46">page</text:span>.</text:p>
      <text:p text:style-name="P2">We specifically leave out those pages that are already occupied by different components such as </text:p>
      <text:p text:style-name="P2"><text:span text:style-name="T46">(I) </text:span>kernel source code</text:p>
      <text:p text:style-name="P23">(ii) Kernpgdir</text:p>
      <text:p text:style-name="P23">(ii) I/O hole</text:p>
      <text:p text:style-name="P23">(iii) envs structure</text:p>
      <text:p text:style-name="P23">(iv) pageinfo structure</text:p>
      <text:p text:style-name="P2"/>
      <text:p text:style-name="P2">'page_free_list' <text:span text:style-name="T47">always points to the head of the free list. </text:span></text:p>
      <text:p text:style-name="P1"/>
      <text:p text:style-name="P1">Function name: page_alloc <text:s text:c="8"/></text:p>
      <text:p text:style-name="P1"/>
      <text:p text:style-name="P1"><text:tab/><text:tab/>Parameters : alloc_flags</text:p>
      <text:p text:style-name="P1"/>
      <text:p text:style-name="P1">Allocates a page of physical memory, The first page pointed by the free list. In other words, the page at 'page_free_list' is returned. no more use of boot_alloc. We also make sure that the 'pp_link' in that page's pageinfo struct is set to NULL. The 'page_free_list' now points to the next free page. </text:p>
      <text:p text:style-name="P1"/>
      <text:p text:style-name="P1">Function name: page_free <text:s text:c="8"/></text:p>
      <text:p text:style-name="P1"/>
      <text:p text:style-name="P1"><text:tab/><text:tab/>Parameters : struct PageInfo *pp</text:p>
      <text:p text:style-name="P1"/>
      <text:p text:style-name="P1">Adds the page (who's pageinfo is given as input) to the free list. Set the page_free_list to point to this page. </text:p>
      <text:p text:style-name="P1"/>
      <text:p text:style-name="P1">Function name: page_decref <text:s text:c="8"/></text:p>
      <text:p text:style-name="P1"/>
      <text:p text:style-name="P1"><text:tab/><text:tab/>Parameters : struct PageInfo *pp</text:p>
      <text:p text:style-name="P1"/>
      <text:p text:style-name="P1">Decrement the 'pp_ref' counter for the given page. </text:p>
      <text:p text:style-name="P1"/>
      <text:p text:style-name="P1">Function name: pgdir_walk <text:s text:c="8"/></text:p>
      <text:p text:style-name="P1"/>
      <text:p text:style-name="P1"><text:tab/><text:tab/>Parameters : pde_t *pgdir, const void *va, int create</text:p>
      <text:p text:style-name="P1"/>
      <text:p text:style-name="P1">Given the pointer to the page directory(pgdir) and the virtual address(va). It returns to a pointer to the page table entry. If we deference the location returned, we have the physical address where this virtual page is mapped. If there is no page table present in that page directory entry, it creates a page table and thereby returns the page table entry from this created page table. <text:s/></text:p>
      <text:p text:style-name="P1"/>
      <text:p text:style-name="P11">Function name: boot_map_region <text:s text:c="6"/></text:p>
      <text:p text:style-name="P11"><text:soft-page-break/></text:p>
      <text:p text:style-name="P11"><text:tab/><text:tab/>Parameters : pde_t *pgdir, uintptr_t va, size_t size, physaddr_t pa, int perm</text:p>
      <text:p text:style-name="P11"/>
      <text:p text:style-name="P11">Given pointer to page directory, virtual address, size, physical <text:span text:style-name="T45">address</text:span> and permissions as input. It maps the given virtual address and the given physical address for the given size. That is it maps [va to va+size] to [pa to pa+size]. It calls pgdir_walk for every page from va to va+size. Hence if there is page table entry for that virtual address it returns the the pointer to that page table entry, else it will create one likewise for every page. </text:p>
      <text:p text:style-name="P3"/>
      <text:p text:style-name="P3">Function name: page_insert <text:s text:c="6"/></text:p>
      <text:p text:style-name="P3"/>
      <text:p text:style-name="P3"><text:tab/><text:tab/>Parameters : pde_t *pgdir, struct PageInfo *pp, void *va, int perm</text:p>
      <text:p text:style-name="P3"/>
      <text:p text:style-name="P3"/>
      <text:p text:style-name="P3">Given pointer to page directory, pageinfo struct, virtual address, size, and permissions as input. It inserts that page into that physical location. If there is a page already mapped in that location, it should be removed. If there is no page table entry, one has to be made(use walk_pgdir). pp-&gt;pp_ref should be incremented if the insertion succeeds.The TLB must be invalidated if a page was formerly present at 'va'. </text:p>
      <text:p text:style-name="P3"/>
      <text:p text:style-name="P4">Function name: page_lookup <text:s text:c="5"/></text:p>
      <text:p text:style-name="P4"/>
      <text:p text:style-name="P4"><text:tab/><text:tab/>Parameters : pde_t *pgdir, void *va, pte_t **pte_store</text:p>
      <text:p text:style-name="P4"/>
      <text:p text:style-name="P4">Given the page directory, virtual address, pointer to page table entry. it returns the physical address of the page. </text:p>
      <text:p text:style-name="P4"/>
      <text:p text:style-name="P5">Function name: page_remove <text:s text:c="5"/></text:p>
      <text:p text:style-name="P5"/>
      <text:p text:style-name="P5"><text:tab/><text:tab/>Parameters : pde_t *pgdir, void *va</text:p>
      <text:p text:style-name="P5"/>
      <text:p text:style-name="P5">Unmaps the given page in that va to its corresponding pa. </text:p>
      <text:p text:style-name="P5"/>
      <text:p text:style-name="P18">Putting it all together: Funtion name: mem_init</text:p>
      <text:p text:style-name="P18"><text:tab/></text:p>
      <text:p text:style-name="P18"><text:tab/><text:tab/>Parameters: void </text:p>
      <text:p text:style-name="P18"/>
      <text:p text:style-name="P18">Uses all the above functions and other functions to set up the complete virtual memory infrastructure. </text:p>
      <text:p text:style-name="P18"/>
      <text:p text:style-name="P18">Execution flow: <text:tab/><text:tab/></text:p>
      <text:p text:style-name="P18">i386_detect_memory() → Detects the complete size of the physical memory in the given architecture </text:p>
      <text:p text:style-name="P18">kern_pgdir = (pde_t *) boot_alloc(PGSIZE); → Allocates a page for kernel page directory </text:p>
      <text:p text:style-name="P22">kern_pgdir[PDX(UVPT)] = PADDR(kern_pgdir) | PTE_U | PTE_P; → Kernel level permissions for <text:tab/><text:tab/><text:tab/><text:tab/><text:tab/><text:tab/><text:tab/><text:tab/><text:tab/><text:tab/><text:tab/><text:tab/><text:tab/>kern_pgdir </text:p>
      <text:p text:style-name="P23">pages = (struct PageInfo *)boot_alloc(npages * sizeof(struct PageInfo)); → Allocates npages for page <text:tab/><text:tab/><text:tab/><text:tab/><text:tab/><text:tab/><text:tab/><text:tab/><text:tab/><text:tab/><text:tab/><text:tab/><text:tab/>free list. </text:p>
      <text:p text:style-name="P23">envs = (struct Env * ) boot_alloc(NENV * sizeof(struct Env)); → Allocates physical pages for envs <text:tab/><text:tab/><text:tab/><text:tab/><text:tab/><text:tab/><text:tab/><text:tab/><text:tab/><text:tab/><text:tab/><text:tab/><text:tab/><text:tab/>array.</text:p>
      <text:p text:style-name="P23">page_init(); →<text:span text:style-name="T48"> populates free list. </text:span></text:p>
      <text:p text:style-name="P24"><text:soft-page-break/>boot_map_region(kern_pgdir, UPAGES, pages_size, PADDR(pages), PTE_U/*user read-only*/ ); →</text:p>
      <text:p text:style-name="P24">Maps the <text:span text:style-name="T49">pages array</text:span> to its allocated physical address. </text:p>
      <text:p text:style-name="P25"><text:span text:style-name="T49">boot_map_region(kern_pgdir, UENVS, ROUNDUP(NENV * sizeof(struct Env), PGSIZE), PADDR(envs), <text:s/>PTE_U);</text:span> →<text:span text:style-name="T49"> Maps the envs array to its allocated physical address. </text:span></text:p>
      <text:p text:style-name="P17"/>
      <text:p text:style-name="P122">ENVIRONMENTS</text:p>
      <text:p text:style-name="P110">Data structure name : struct Env</text:p>
      <text:p text:style-name="P109">Parameters: struct Trapframe env_tf;<text:tab/>// Saved registers </text:p>
      <text:p text:style-name="P109"><text:tab/>struct Env *env_link;<text:tab/><text:tab/>// Next free Env </text:p>
      <text:p text:style-name="P109">//Link to the next free environment <text:span text:style-name="T20">eventually creating an env_free_list</text:span></text:p>
      <text:p text:style-name="P109"><text:tab/>envid_t env_id;<text:tab/><text:tab/><text:tab/>// Unique environment identifier </text:p>
      <text:p text:style-name="P109"><text:tab/>envid_t env_parent_id<text:tab/><text:tab/>// env_id of this env's parent </text:p>
      <text:p text:style-name="P109"><text:tab/>enum EnvType env_type;<text:tab/><text:tab/>// Indicates special system environments </text:p>
      <text:p text:style-name="P109"><text:tab/>unsigned env_status;<text:tab/><text:tab/>// Status of the environment </text:p>
      <text:p text:style-name="P109"><text:tab/>uint32_t env_runs;<text:tab/><text:tab/><text:tab/>// Number of times environment has run </text:p>
      <text:p text:style-name="P109"><text:tab/>int env_cpunum;<text:tab/><text:tab/><text:tab/>// The CPU that the env is running on </text:p>
      <text:p text:style-name="P109">// Address space </text:p>
      <text:p text:style-name="P111"><text:tab/>pde_t *env_pgdir;<text:tab/><text:tab/>// virtual address of <text:span text:style-name="T21">that environment's</text:span> page dir <text:span text:style-name="T21"><text:s text:c="2"/></text:span></text:p>
      <text:p text:style-name="P111"><text:tab/>// Exception handling </text:p>
      <text:p text:style-name="P109"><text:tab/>void *env_pgfault_upcall;<text:tab/><text:tab/>// Page fault upcall entry point </text:p>
      <text:p text:style-name="P109"><text:tab/>// Lab 4 IPC </text:p>
      <text:p text:style-name="P109"><text:tab/>bool env_ipc_recving;<text:tab/><text:tab/>// Env is blocked receiving </text:p>
      <text:p text:style-name="P109"><text:tab/>void *env_ipc_dstva;<text:tab/><text:tab/>// VA at which to map received page </text:p>
      <text:p text:style-name="P109"><text:tab/>uint32_t env_ipc_value;<text:tab/><text:tab/>// Data value sent to us </text:p>
      <text:p text:style-name="P109"><text:tab/>envid_t env_ipc_from;<text:tab/><text:tab/>// envid of the sender </text:p>
      <text:p text:style-name="P109"><text:tab/>int env_ipc_perm;<text:tab/><text:tab/>// Perm of page mapping received</text:p>
      <text:p text:style-name="P112"><text:tab/><text:span text:style-name="T136">void *env_pgfault_upcall; <text:tab/>// user space page fault handler's system call caller. <text:s/></text:span></text:p>
      <text:p text:style-name="P113">Data structure name : struct Trapframe → saves all current registers, hence the control will switch to the trap handler after saving these registers that saves the state of the current <text:span text:style-name="T21">environment.</text:span> </text:p>
      <text:p text:style-name="P113">Parameters: struct PushRegs tf_regs; </text:p>
      <text:p text:style-name="P113"><text:tab/>uint16_t tf_es; </text:p>
      <text:p text:style-name="P113"><text:soft-page-break/><text:tab/>uint16_t tf_padding1; </text:p>
      <text:p text:style-name="P113"><text:tab/>uint16_t tf_ds; </text:p>
      <text:p text:style-name="P113"><text:tab/>uint16_t tf_padding2; </text:p>
      <text:p text:style-name="P113"><text:tab/>uint32_t tf_trapno; </text:p>
      <text:p text:style-name="P113"><text:tab/>/* below here defined by x86 hardware */ </text:p>
      <text:p text:style-name="P113"><text:tab/>uint32_t tf_err; </text:p>
      <text:p text:style-name="P113"><text:tab/>uintptr_t tf_eip; </text:p>
      <text:p text:style-name="P113"><text:tab/>uint16_t tf_cs; </text:p>
      <text:p text:style-name="P113"><text:tab/>uint16_t tf_padding3; </text:p>
      <text:p text:style-name="P113"><text:tab/>uint32_t tf_eflags; </text:p>
      <text:p text:style-name="P113"><text:tab/>/* below here only when crossing rings, such as from user to kernel */ </text:p>
      <text:p text:style-name="P113"><text:tab/>uintptr_t tf_esp; </text:p>
      <text:p text:style-name="P113"><text:tab/>uint16_t tf_ss; </text:p>
      <text:p text:style-name="P113"><text:tab/>uint16_t tf_padding4; </text:p>
      <text:p text:style-name="P113">} __attribute__((packed));</text:p>
      <text:p text:style-name="P114">Datastructure name: PushRegs</text:p>
      <text:p text:style-name="P114"><text:tab/>Parameters: /* registers as pushed by pusha */ </text:p>
      <text:p text:style-name="P114"><text:tab/>uint32_t reg_edi; </text:p>
      <text:p text:style-name="P114"><text:tab/>uint32_t reg_esi; </text:p>
      <text:p text:style-name="P114"><text:tab/>uint32_t reg_ebp; </text:p>
      <text:p text:style-name="P114"><text:tab/>uint32_t reg_oesp;<text:tab/><text:tab/>/* Useless */ </text:p>
      <text:p text:style-name="P114"><text:tab/>uint32_t reg_ebx; </text:p>
      <text:p text:style-name="P114"><text:tab/>uint32_t reg_edx; </text:p>
      <text:p text:style-name="P114"><text:tab/>uint32_t reg_ecx; </text:p>
      <text:p text:style-name="P114"><text:tab/>uint32_t reg_eax;</text:p>
      <text:p text:style-name="P115">We create an objects for the above struct, one noteworthy object is as follows : </text:p>
      <text:p text:style-name="P116">static struct Env *env_free_list; // contains the list of free <text:span text:style-name="T43">environments.</text:span></text:p>
      <text:p text:style-name="P118">Data structure name: struct Segdesc gdt </text:p>
      <text:p text:style-name="P118"><text:tab/>Parameters: // 0x0 - unused (always faults -- for trapping NULL far pointers) </text:p>
      <text:p text:style-name="P118"><text:soft-page-break/><text:tab/><text:tab/><text:tab/>SEG_NULL, </text:p>
      <text:p text:style-name="P118"><text:s/><text:tab/><text:tab/><text:tab/>// 0x8 - kernel code segment </text:p>
      <text:p text:style-name="P118"><text:tab/><text:tab/><text:tab/>[GD_KT &gt;&gt; 3] = SEG(STA_X | STA_R, 0x0, 0xffffffff, 0), </text:p>
      <text:p text:style-name="P118"><text:tab/><text:tab/><text:tab/>// 0x10 - kernel data segment </text:p>
      <text:p text:style-name="P118"><text:tab/><text:tab/><text:tab/>[GD_KD &gt;&gt; 3] = SEG(STA_W, 0x0, 0xffffffff, 0), </text:p>
      <text:p text:style-name="P118"><text:tab/><text:tab/><text:tab/>// 0x18 - user code segment </text:p>
      <text:p text:style-name="P118"><text:tab/><text:tab/><text:tab/>[GD_UT &gt;&gt; 3] = SEG(STA_X | STA_R, 0x0, 0xffffffff, 3), </text:p>
      <text:p text:style-name="P118"><text:tab/><text:tab/><text:tab/>// 0x20 - user data segment </text:p>
      <text:p text:style-name="P118"><text:tab/><text:tab/><text:tab/>[GD_UD &gt;&gt; 3] = SEG(STA_W, 0x0, 0xffffffff, 3),</text:p>
      <text:p text:style-name="P118"><text:tab/>// Per-CPU TSS descriptors (starting from GD_TSS0) are initialized </text:p>
      <text:p text:style-name="P118"><text:tab/>// in trap_init_percpu() </text:p>
      <text:p text:style-name="P118"><text:tab/>[GD_TSS0 &gt;&gt; 3] = SEG_NULL </text:p>
      <text:p text:style-name="P119">};</text:p>
      <text:p text:style-name="P119">Is a part of the segmentation infrastructure in intel processors, we pretty much use it only to add privileged bits while in the process of address translation. Makes sure that there is no illicit access by the user into the kernel space. While switching from user to kernel space and vis-versa it checks for the appropriate privilege levels and loads the location of the user or the kernel stack into the “%ss” register.</text:p>
      <text:p text:style-name="P120">Will know more about how it is used and how it is pointed and accedes by the hardware as we go further. Ram says, “Code segment registers value is used to choose an index from the GDT.” More on this as we go further. <text:s text:c="2"/></text:p>
      <text:p text:style-name="P120">GDT has 8192 entries, the first 13 bits from the “%cs” register is used to index into the GDT. The lowest bit of the CS register has the current privilege level(CPL) which is compared(less than or equal to) with the DPL in the GDT. If the comparison fails the it triggers general protection fault. If the comparison <text:span text:style-name="T44">succeeds address translation process continues. </text:span></text:p>
      <text:p text:style-name="P117"><text:span text:style-name="T44">In order to tell the hardware where the GDT is, we used lgdt instruction that loads the physical address of where our GDT is into the GDTR(GDT-Register). </text:span><text:s/></text:p>
      <text:p text:style-name="P121"/>
      <text:p text:style-name="P121">Function name: env_init()</text:p>
      <text:p text:style-name="P309">Parameters: void </text:p>
      <text:p text:style-name="P97">// Set up envs array; array of env structs.<text:line-break/></text:p>
      <text:p text:style-name="P98">// Set up envs array </text:p>
      <text:p text:style-name="P98"><text:soft-page-break/><text:tab/>env_free_list=envs; //points to the first element in envs </text:p>
      <text:p text:style-name="P98"><text:tab/>envs[0].env_status=ENV_FREE; </text:p>
      <text:p text:style-name="P98"><text:tab/>envs[0].env_id=0; </text:p>
      <text:p text:style-name="P98"><text:tab/>int i; </text:p>
      <text:p text:style-name="P105">// sets up the linked list of envs</text:p>
      <text:p text:style-name="P99"><text:tab/>for(i=1;i&lt;NENV;i++) </text:p>
      <text:p text:style-name="P99"><text:tab/>{ </text:p>
      <text:p text:style-name="P99"><text:tab/><text:tab/>envs[i].env_status=ENV_FREE; // status is FREE initially</text:p>
      <text:p text:style-name="P99"><text:tab/><text:tab/>envs[i].env_id=0; </text:p>
      <text:p text:style-name="P99"><text:tab/><text:tab/>envs[i-1].env_link=&amp;envs[i]; // the previous env.env_link stores current env's address</text:p>
      <text:p text:style-name="P99"><text:tab/>} </text:p>
      <text:p text:style-name="P99"><text:tab/>envs[i-1].env_link=NULL; </text:p>
      <text:p text:style-name="P99"><text:tab/>// Per-CPU part of the initialization </text:p>
      <text:p text:style-name="P99"><text:tab/>env_init_percpu();</text:p>
      <text:p text:style-name="P105"/>
      <text:p text:style-name="P6">Function name: <text:span text:style-name="T15">env_init_percpu</text:span> <text:s text:c="4"/></text:p>
      <text:p text:style-name="P6"/>
      <text:p text:style-name="P55"><text:span text:style-name="T1"><text:tab/><text:tab/></text:span><text:span text:style-name="T5">Parameters</text:span><text:span text:style-name="T4"> : </text:span><text:span text:style-name="T6">void</text:span></text:p>
      <text:p text:style-name="P88"><text:span text:style-name="T8">T</text:span><text:span text:style-name="T7">his function was modified from the given form. It supports multi-core architecture. </text:span></text:p>
      <text:p text:style-name="P89">Observing the given below segment closely, you may see the use of “thiscpu-&gt;cpu_id” datastructure. We have configured each of the CPU's to store their respective CPU ids in that. </text:p>
      <text:p text:style-name="P90">This is defined in the file cpu.h as the following. </text:p>
      <text:p text:style-name="P90"/>
      <text:p text:style-name="P93">#define thiscpu (&amp;cpus[cpunum()])</text:p>
      <text:p text:style-name="P90"/>
      <text:p text:style-name="P92">kstacktop_i = KSTACKTOP - (thiscpu-&gt;cpu_id * (KSTKSIZE+KSTKGAP)); </text:p>
      <text:p text:style-name="P92"><text:s text:c="8"/>thiscpu-&gt;cpu_ts.ts_esp0 = kstacktop_i; </text:p>
      <text:p text:style-name="P92"><text:s text:c="8"/>thiscpu-&gt;cpu_ts.ts_ss0 = GD_KD; </text:p>
      <text:p text:style-name="P92"><text:s text:c="12"/></text:p>
      <text:p text:style-name="P92"><text:s text:c="8"/>// Initialize the TSS slot of the gdt. </text:p>
      <text:p text:style-name="P92"><text:s text:c="8"/>gdt[(GD_TSS0 &gt;&gt; 3) + thiscpu-&gt;cpu_id] </text:p>
      <text:p text:style-name="P92"><text:s text:c="12"/>= SEG16(STS_T32A, (uint32_t) (&amp;thiscpu-&gt;cpu_ts), </text:p>
      <text:p text:style-name="P92"><text:s text:c="20"/>sizeof(struct Taskstate) - 1, 0); </text:p>
      <text:p text:style-name="P92"/>
      <text:p text:style-name="P92"><text:s text:c="8"/>gdt[(GD_TSS0 &gt;&gt; 3) + thiscpu-&gt;cpu_id].sd_s = 0; </text:p>
      <text:p text:style-name="P92"/>
      <text:p text:style-name="P92"><text:s text:c="8"/>// Load the TSS selector (like other segment selectors, the </text:p>
      <text:p text:style-name="P92"><text:s text:c="8"/>// bottom three bits are special; we leave them 0) </text:p>
      <text:p text:style-name="P92"><text:tab/>ltr(GD_TSS0 + (sizeof(gdt[0]) * thiscpu-&gt;cpu_id)); </text:p>
      <text:p text:style-name="P92">// <text:s text:c="7"/>ltr(GD_TSS0 + (thiscpu-&gt;cpu_id&lt;&lt;3)); <text:s text:c="5"/></text:p>
      <text:p text:style-name="P92"><text:tab/>// Load the IDT </text:p>
      <text:p text:style-name="P92"><text:soft-page-break/><text:tab/>lidt(&amp;idt_pd);</text:p>
      <text:p text:style-name="P55"/>
      <text:p text:style-name="P91">which configures the segmentation hardware with separate segments for privilege level 0 (kernel) and privilege level 3 (user).</text:p>
      <text:p text:style-name="P94"/>
      <text:p text:style-name="P94">Function name: env_setup_vm()</text:p>
      <text:p text:style-name="P95"><text:tab/><text:tab/>Parameters : <text:s/>struct Env *e</text:p>
      <text:p text:style-name="P100">Allocates a page for environment's page directory. Copies kernel mappings from kern_pgdir to this env_pgdir. This is an important design level decision in JOS wherein we have a location in our environment's address space above which we have the kernel code/kernel data and other stuff required for kernel execution. Hence, while spawning new environments we will call this function to copy the kernel stuff into the newly spawned environment's address space. S</text:p>
      <text:p text:style-name="P96">struct PageInfo *p = NULL; </text:p>
      <text:p text:style-name="P96">// Allocate a page for the page directory </text:p>
      <text:p text:style-name="P96"><text:tab/>if (!(p = page_alloc(ALLOC_ZERO))) // allocate one physical page for env_pgdir and <text:span text:style-name="T19">the <text:tab/><text:tab/><text:tab/><text:tab/><text:tab/><text:tab/><text:tab/>//address of the pageinfostruct is stored at p</text:span> <text:s text:c="2"/></text:p>
      <text:p text:style-name="P96"><text:tab/><text:tab/>return -E_NO_MEM;<text:span text:style-name="T15"><text:tab/><text:tab/></text:span></text:p>
      <text:p text:style-name="P94">//Initialize the kernel virtual memory layout for environment e. </text:p>
      <text:p text:style-name="P94">// Allocate a page directory, set e-&gt;env_pgdir accordingly, </text:p>
      <text:p text:style-name="P94">// and initialize the kernel portion of the new environment's address space.</text:p>
      <text:p text:style-name="P94"><text:tab/>p-&gt;pp_ref++; <text:tab/><text:tab/>//<text:span text:style-name="T17">increment pp_ref(p)</text:span></text:p>
      <text:p text:style-name="P94"><text:tab/>e-&gt;env_pgdir=page2kva(p); <text:tab/><text:tab/>// <text:span text:style-name="T18">store the VA of the pageinfo struct</text:span></text:p>
      <text:p text:style-name="P94"><text:tab/>memcpy(e-&gt;env_pgdir, kern_pgdir, PGSIZE); /*Just copy over the kernel's VA space*/ </text:p>
      <text:p text:style-name="P94"><text:tab/>// UVPT maps the env's own page table read-only. </text:p>
      <text:p text:style-name="P94"/>
      <text:p text:style-name="P94"><text:tab/>// Permissions: kernel R, user R </text:p>
      <text:p text:style-name="P94"><text:tab/>e-&gt;env_pgdir[PDX(UVPT)] = PADDR(e-&gt;env_pgdir) | PTE_P | PTE_U; </text:p>
      <text:p text:style-name="P94"/>
      <text:p text:style-name="P100">Funtion name: env_alloc</text:p>
      <text:p text:style-name="P100"><text:tab/>Parameters: struct Env **newenv_store, envid_t parent_id <text:span text:style-name="T51"><text:s/></text:span></text:p>
      <text:p text:style-name="P103">int32_t generation; </text:p>
      <text:p text:style-name="P103"><text:tab/>int r; </text:p>
      <text:p text:style-name="P103"><text:tab/>struct Env *e; </text:p>
      <text:p text:style-name="P103">if (!(e = env_free_list)) <text:tab/><text:tab/>// now “e” has the first entry from the env_free_list. </text:p>
      <text:p text:style-name="P103"><text:tab/>return -E_NO_FREE_ENV;</text:p>
      <text:p text:style-name="P103"><text:soft-page-break/>// Allocate and set up the page directory for this environment. </text:p>
      <text:p text:style-name="P103"><text:tab/>if ((r = env_setup_vm(e)) &lt; 0) → refer above. </text:p>
      <text:p text:style-name="P103"><text:tab/><text:tab/>return r;</text:p>
      <text:p text:style-name="P104">// Generate an env_id for this environment. </text:p>
      <text:p text:style-name="P104"><text:tab/>generation = (e-&gt;env_id + (1 &lt;&lt; ENVGENSHIFT)) &amp; ~(NENV - 1); </text:p>
      <text:p text:style-name="P104"><text:tab/>if (generation &lt;= 0)<text:tab/>// Don't create a negative env_id. </text:p>
      <text:p text:style-name="P104"><text:tab/><text:tab/>generation = 1 &lt;&lt; ENVGENSHIFT; </text:p>
      <text:p text:style-name="P104"><text:tab/>e-&gt;env_id = generation | (e – envs);</text:p>
      <text:p text:style-name="P104">// Set the basic status variables. </text:p>
      <text:p text:style-name="P104"><text:tab/>e-&gt;env_parent_id = parent_id; </text:p>
      <text:p text:style-name="P104"><text:tab/>e-&gt;env_type = ENV_TYPE_USER; </text:p>
      <text:p text:style-name="P104"><text:tab/>e-&gt;env_status = ENV_RUNNABLE; </text:p>
      <text:p text:style-name="P104"><text:tab/>e-&gt;env_runs = 0;</text:p>
      <text:p text:style-name="P104">memset(&amp;e-&gt;env_tf, 0, sizeof(e-&gt;env_tf)); → initializes the trap frame of this environment to 0. </text:p>
      <text:p text:style-name="P104">//since an environment always runs in user mode, we set its privilege levels to 3 always. </text:p>
      <text:p text:style-name="P104">e-&gt;env_tf.tf_ds = GD_UD | 3; </text:p>
      <text:p text:style-name="P104"><text:tab/>e-&gt;env_tf.tf_es = GD_UD | 3; </text:p>
      <text:p text:style-name="P104"><text:tab/>e-&gt;env_tf.tf_ss = GD_UD | 3; </text:p>
      <text:p text:style-name="P104"><text:tab/>e-&gt;env_tf.tf_esp = USTACKTOP; </text:p>
      <text:p text:style-name="P104"><text:tab/>e-&gt;env_tf.tf_cs = GD_UT | 3;</text:p>
      <text:p text:style-name="P101"><text:tab/><text:span text:style-name="T52">e-&gt;env_pgfault_upcall = 0; // sets the pagefault handler to 0. </text:span></text:p>
      <text:p text:style-name="P102"><text:tab/><text:span text:style-name="T53">e-&gt;env_ipc_recving = 0; // sets the ipc receiving flag to 0.</text:span></text:p>
      <text:p text:style-name="P107"><text:tab/>env_free_list = e-&gt;env_link; // sets the env_free_list to the next available free environment </text:p>
      <text:p text:style-name="P107"><text:tab/>*newenv_store = e; → e holds the current location of this environment.</text:p>
      <text:p text:style-name="P100"/>
      <text:p text:style-name="P100"/>
      <text:p text:style-name="P8"><text:span text:style-name="T16">Function name: </text:span><text:span text:style-name="Source_20_Text"><text:span text:style-name="T54">region_alloc</text:span></text:span><text:span text:style-name="T54"> <text:s text:c="4"/></text:span></text:p>
      <text:p text:style-name="P26"/>
      <text:p text:style-name="P80"><text:tab/><text:tab/>Parameters : struct Env *e, void *va, size_t len</text:p>
      <text:p text:style-name="P53"/>
      <text:p text:style-name="P56">It takes struct Env's pointer, va to be <text:span text:style-name="T50">mapped</text:span> and over len bytes. <text:s/>The corner values are rounded as per given requirement. <text:span text:style-name="T55">It allocates memory and creates mapping. </text:span></text:p>
      <text:p text:style-name="P56"/>
      <text:p text:style-name="P56">void * va_rounded_down = (void *)ROUNDDOWN(va, PGSIZE); </text:p>
      <text:p text:style-name="P56"><text:tab/>size_t len_rounded_up = ROUNDUP(len, PGSIZE); </text:p>
      <text:p text:style-name="P56"><text:soft-page-break/></text:p>
      <text:p text:style-name="P56"><text:tab/>pte_t* pointer_page_table_entry; </text:p>
      <text:p text:style-name="P56"><text:tab/>struct PageInfo *pp; </text:p>
      <text:p text:style-name="P56"><text:tab/>size_t i=0; </text:p>
      <text:p text:style-name="P56"><text:tab/>for( ;i&lt;len_rounded_up;i+=PGSIZE) // for every page from 0 to outer bound</text:p>
      <text:p text:style-name="P56"><text:tab/>{ </text:p>
      <text:p text:style-name="P56"><text:tab/><text:tab/>if(NULL==(pp=page_alloc(!ALLOC_ZERO))) <text:tab/>// allocate a page</text:p>
      <text:p text:style-name="P56"><text:tab/><text:tab/><text:tab/>panic("region_alloc(): out of physical memory!"); </text:p>
      <text:p text:style-name="P56"><text:tab/><text:tab/>if(0!=page_insert(e-&gt;env_pgdir, pp, va+i, PTE_U | PTE_W)) //insert the allocated page </text:p>
      <text:p text:style-name="P56">//<text:span text:style-name="T19">e-&gt;env_pgdir holds the address to the pageinfo struct comes from “env_setup_vm()”</text:span></text:p>
      <text:p text:style-name="P57">/pp-&gt;ref is incremented in this function </text:p>
      <text:p text:style-name="P56"><text:tab/><text:tab/><text:tab/>panic("region_alloc(): out of physical memory!(2)"); </text:p>
      <text:p text:style-name="P56"><text:tab/>}</text:p>
      <text:p text:style-name="P56"/>
      <text:p text:style-name="P7">Function name: load_icode() <text:s text:c="2"/></text:p>
      <text:p text:style-name="P7"/>
      <text:p text:style-name="P54"><text:span text:style-name="T1"><text:tab/><text:tab/>Parameters : </text:span><text:span text:style-name="T2"><text:s/></text:span><text:span text:style-name="T1">struct Env *e, uint8_t *binary</text:span></text:p>
      <text:p text:style-name="P81"/>
      <text:p text:style-name="P58">It parses the given ELF header and loads it into the main memory. </text:p>
      <text:p text:style-name="P58"><text:s/></text:p>
      <text:p text:style-name="P59">struct Elf* elf=(struct Elf * )binary; <text:tab/><text:tab/><text:tab/>//<text:span text:style-name="T56">maps the ELF-file to the struct ELF. <text:s/></text:span></text:p>
      <text:p text:style-name="P59"><text:tab/>if (elf-&gt;e_magic != ELF_MAGIC) <text:tab/><text:tab/>//<text:span text:style-name="T56">sanity check </text:span></text:p>
      <text:p text:style-name="P59"><text:tab/><text:tab/>panic("load_icode(): elf magic number assertion failed"); </text:p>
      <text:p text:style-name="P59"/>
      <text:p text:style-name="P59"><text:tab/>struct Proghdr *ph, *eph; <text:tab/><text:tab/><text:tab/></text:p>
      <text:p text:style-name="P59"><text:tab/>ph = (struct Proghdr *) ((uint8_t *) elf + elf-&gt;e_phoff); <text:tab/>//<text:span text:style-name="T56">maps the ELF-header to ph. </text:span></text:p>
      <text:p text:style-name="P59"><text:tab/>eph = ph + elf-&gt;e_phnum; //<text:span text:style-name="T57">eph → program header </text:span></text:p>
      <text:p text:style-name="P59"><text:tab/>for (; ph &lt; eph; ph++)<text:tab/><text:tab/>→<text:span text:style-name="T57"> iterating over the program header </text:span></text:p>
      <text:p text:style-name="P59"><text:tab/>{ </text:p>
      <text:p text:style-name="P59"><text:tab/><text:tab/>if(ELF_PROG_LOAD!=(ph-&gt;p_type)) </text:p>
      <text:p text:style-name="P59"><text:tab/><text:tab/><text:tab/>continue; </text:p>
      <text:p text:style-name="P59"><text:tab/><text:tab/>region_alloc(e,(void *)ph-&gt;p_va,ph-&gt;p_memsz); <text:tab/>//<text:span text:style-name="T57">allocates memory and creates <text:tab/><text:tab/><text:tab/><text:tab/><text:tab/><text:tab/><text:tab/><text:tab/>mapping for each of the physical memory pages. </text:span></text:p>
      <text:p text:style-name="P59"><text:tab/><text:tab/>lcr3(PADDR(e-&gt;env_pgdir)); <text:tab/>//<text:span text:style-name="T57">load env pagdir </text:span></text:p>
      <text:p text:style-name="P59"><text:tab/><text:tab/>memmove((void *) ph-&gt;p_va, binary+ph-&gt;p_offset, ph-&gt;p_filesz); </text:p>
      <text:p text:style-name="P59"><text:tab/><text:tab/>memset((void *) ph-&gt;p_va + ph-&gt;p_filesz, 0, ph-&gt;p_memsz - ph-&gt;p_filesz); </text:p>
      <text:p text:style-name="P59"><text:tab/><text:tab/>lcr3(PADDR(kern_pgdir)); // <text:span text:style-name="T58">load kern pgdir before every iteration so that we can iterate <text:tab/><text:tab/><text:tab/><text:tab/><text:tab/><text:tab/><text:tab/><text:tab/>on the remaining <text:s/>programing headers.</text:span></text:p>
      <text:p text:style-name="P59">}</text:p>
      <text:p text:style-name="P59"/>
      <text:p text:style-name="P59">//<text:span text:style-name="T59">Allocates a page for the program stack. </text:span></text:p>
      <text:p text:style-name="P60">struct PageInfo* page_for_stack = page_alloc(ALLOC_ZERO); </text:p>
      <text:p text:style-name="P61">// <text:span text:style-name="T60">the mapping for the allocated page is inserted between (USTACKTOP-PGSIZE)(this is where the </text:span></text:p>
      <text:p text:style-name="P82">//user stack begins)</text:p>
      <text:p text:style-name="P60"><text:tab/>if(0!=page_insert(e-&gt;env_pgdir,page_for_stack, (void*)(USTACKTOP - PGSIZE), PTE_U|PTE_W)) </text:p>
      <text:p text:style-name="P60"><text:tab/><text:tab/>panic("load_icode(): page_insert threw mem alloc error"); </text:p>
      <text:p text:style-name="P60"/>
      <text:p text:style-name="P60"><text:tab/>e-&gt;env_tf.tf_eip=elf-&gt;e_entry; //<text:span text:style-name="T61">entry point for the user program. </text:span></text:p>
      <text:p text:style-name="P60"><text:soft-page-break/>}</text:p>
      <text:p text:style-name="P60"/>
      <text:p text:style-name="P62">Function name: env_create </text:p>
      <text:p text:style-name="P62"><text:tab/></text:p>
      <text:p text:style-name="P62"><text:tab/>Parameters : uint8_t *binary, enum EnvType type</text:p>
      <text:p text:style-name="P62"/>
      <text:p text:style-name="P63">It creates an environment using “env_alloc” and calls “load_inode” with the <text:span text:style-name="T62">given</text:span> *binary <text:span text:style-name="T62">as input</text:span>. </text:p>
      <text:p text:style-name="P83">new_env-&gt;env_type=type; //set env_type</text:p>
      <text:p text:style-name="P63"/>
      <text:p text:style-name="P65">Function name: env_free</text:p>
      <text:p text:style-name="P63"/>
      <text:p text:style-name="P64"><text:tab/><text:span text:style-name="T63">Parameters : <text:s/>struct Env *e</text:span></text:p>
      <text:p text:style-name="P64"/>
      <text:p text:style-name="P66">Switch to kernel space(load kern_pgdir) </text:p>
      <text:p text:style-name="P67">// Flush all mapped pages in the user portion of the address space</text:p>
      <text:p text:style-name="P67">// find the pa and va of the page table </text:p>
      <text:p text:style-name="P67"><text:tab/><text:tab/>pa = PTE_ADDR(e-&gt;env_pgdir[pdeno]); </text:p>
      <text:p text:style-name="P67"><text:tab/><text:tab/>pt = (pte_t*) KADDR(pa); </text:p>
      <text:p text:style-name="P67"/>
      <text:p text:style-name="P67"><text:tab/><text:tab/>// unmap all PTEs in this page table </text:p>
      <text:p text:style-name="P67"><text:tab/><text:tab/>for (pteno = 0; pteno &lt;= PTX(~0); pteno++) { </text:p>
      <text:p text:style-name="P67"><text:tab/><text:tab/><text:tab/>if (pt[pteno] &amp; PTE_P) </text:p>
      <text:p text:style-name="P67"><text:tab/><text:tab/><text:tab/><text:tab/>page_remove(e-&gt;env_pgdir, PGADDR(pdeno, pteno, 0));</text:p>
      <text:p text:style-name="P68">// free the page table itself </text:p>
      <text:p text:style-name="P68"><text:tab/><text:tab/>e-&gt;env_pgdir[pdeno] = 0; </text:p>
      <text:p text:style-name="P68"><text:tab/><text:tab/>page_decref(pa2page(pa));</text:p>
      <text:p text:style-name="P69">// free the page directory </text:p>
      <text:p text:style-name="P69"><text:tab/>pa = PADDR(e-&gt;env_pgdir); </text:p>
      <text:p text:style-name="P69"><text:tab/>e-&gt;env_pgdir = 0; </text:p>
      <text:p text:style-name="P69"><text:tab/>page_decref(pa2page(pa)); </text:p>
      <text:p text:style-name="P69"/>
      <text:p text:style-name="P69"><text:tab/>// return the environment to the free list </text:p>
      <text:p text:style-name="P69"><text:tab/>e-&gt;env_status = ENV_FREE; </text:p>
      <text:p text:style-name="P69"><text:tab/>e-&gt;env_link = env_free_list; </text:p>
      <text:p text:style-name="P69"><text:tab/>env_free_list = e;</text:p>
      <text:p text:style-name="P69"/>
      <text:p text:style-name="P69">Function name: env_destory</text:p>
      <text:p text:style-name="P69"/>
      <text:p text:style-name="P70"><text:tab/><text:span text:style-name="T64">Parameters: struct Env *e</text:span></text:p>
      <text:p text:style-name="P69"/>
      <text:p text:style-name="P69">Changes the state from runnable to sleeping. </text:p>
      <text:p text:style-name="P69">Calls env_free.</text:p>
      <text:p text:style-name="P73">sets curr_env=NULL.</text:p>
      <text:p text:style-name="P71">Calls schd_yield.</text:p>
      <text:p text:style-name="P71"/>
      <text:p text:style-name="P84">Function name: env_pop_tf</text:p>
      <text:p text:style-name="P72"/>
      <text:p text:style-name="P72"><text:tab/><text:span text:style-name="T65">Parameters: <text:s/>struct Trapframe *tf</text:span></text:p>
      <text:p text:style-name="P72"/>
      <text:p text:style-name="P74"><text:soft-page-break/>pop's the first value from the trap frame <text:span text:style-name="T69">and executed</text:span>. Written with assembly instruction.</text:p>
      <text:p text:style-name="P87">The function does not user “call” or “return” because, we cannot change privilege levels. Hence we use “iret” instruction to return to the user space. </text:p>
      <text:p text:style-name="P74"/>
      <text:p text:style-name="P85">Function name: env_run</text:p>
      <text:p text:style-name="P75"/>
      <text:p text:style-name="P75"><text:tab/><text:span text:style-name="T66">Parameters: struct Env *e</text:span></text:p>
      <text:p text:style-name="P75"/>
      <text:p text:style-name="P77">Runs the loaded binary. </text:p>
      <text:p text:style-name="P77"/>
      <text:p text:style-name="P86">If currenv != NULL. </text:p>
      <text:p text:style-name="P77"><text:tab/><text:span text:style-name="T67">curenv-&gt;env_status=ENV_RUNNABLE;</text:span></text:p>
      <text:p text:style-name="P76"/>
      <text:p text:style-name="P78"><text:tab/>curenv=e; </text:p>
      <text:p text:style-name="P78"><text:tab/>curenv-&gt;env_status=ENV_RUNNING; </text:p>
      <text:p text:style-name="P78"><text:tab/>curenv-&gt;env_runs++; <text:tab/><text:tab/><text:tab/>//<text:span text:style-name="T68">no of times the env is run. Can be used for scheduling.</text:span></text:p>
      <text:p text:style-name="P78"><text:tab/>lcr3(PADDR(curenv-&gt;env_pgdir)); <text:tab/>// <text:span text:style-name="T69">loads the env_pgdir </text:span></text:p>
      <text:p text:style-name="P78"><text:tab/>env_pop_tf(&amp;curenv-&gt;env_tf);<text:tab/>// <text:span text:style-name="T70">pops the current value of the trap frame and uses “iret” <text:tab/><text:tab/><text:tab/><text:tab/><text:tab/><text:tab/><text:tab/><text:tab/>instruction. </text:span></text:p>
      <text:p text:style-name="P79">IRET instruction: </text:p>
      <text:p text:style-name="P106">Returns program control from an exception or interrupt handler to a program or procedure that was interrupted by an exception, an external interrupt, or a software-generated interrupt. These instructions are also used to perform a return from a nested task. (A nested task is created when a CALL instruction is used to initiate a task switch or when an interrupt or exception causes a task switch to an interrupt or exception handler.) See the section titled "Task Linking" in Chapter 6 of the IA-32 Intel Architecture Software Developer's Manual, Volume 3.</text:p>
      <text:p text:style-name="Text_20_body">IRET and IRETD are mnemonics for the same opcode. The IRETD mnemonic (interrupt return double) is intended for use when returning from an interrupt when using the 32-bit operand size; however, most assemblers use the IRET mnemonic interchangeably for both operand sizes.</text:p>
      <text:p text:style-name="Text_20_body">In Real-Address Mode, the IRET instruction preforms a far return to the interrupted program or procedure. During this operation, the processor pops the return instruction pointer, return code segment selector, and EFLAGS image from the stack to the EIP, CS, and EFLAGS registers, respectively, and then resumes execution of the interrupted program or procedure.</text:p>
      <text:p text:style-name="P199">PROTECTED CONTROL TRANSFER: INTERRUPTS AND EXCEPTIONS. </text:p>
      <text:p text:style-name="P123">In Intel's terminology, an <text:span text:style-name="T73">interrupt</text:span> is a protected control transfer that is caused by an asynchronous event usually external to the processor, such as notification of external device I/O activity. An <text:span text:style-name="T73">exception</text:span>, in contrast, is a protected control transfer caused synchronously by the currently running code, for example due to a divide by zero or an invalid memory access. </text:p>
      <text:p text:style-name="P124">For protection reasons we have very few entry points into the kernel. Two components work together to bring about this protection. </text:p>
      <text:p text:style-name="P124">(I) Interrupt descriptor table :</text:p>
      <text:p text:style-name="P125"><text:soft-page-break/>Totally there are 256 different types of interrupts supported by x86. Interrupt vector is the index into the processor's interrupt descriptor table. The interrupt vector is defined by the source of the interrupt. The interrupt descriptor table resides in the kernel-private-memory much like the GDT. </text:p>
      <text:p text:style-name="P125">IDT gives the following to the process of secure control transfer. </text:p>
      <text:p text:style-name="P126">(<text:span text:style-name="T75">a</text:span>) <text:span text:style-name="T75">T</text:span>he value to be loaded into the 'EIP' (Ideally the location of the interrupt handler, <text:span text:style-name="T75">the privileged of the interrupt handler is kernel only).</text:span></text:p>
      <text:p text:style-name="P212">(b) The value to be loaded into the %cs register. It holds the privileged level of the code being executed. In JOS all interrupt handlers are kernel-only(Previlidge level 0). <text:s/></text:p>
      <text:p text:style-name="P124">(ii) Task <text:span text:style-name="T75">State</text:span> Segment<text:span text:style-name="T75">(TSS)</text:span> Register :</text:p>
      <text:p text:style-name="P127">This is a segment which stores the task's current context. Current context of the task may include anything from EIP and CS (values before invoking the exception handler), SS,ESP,EFLAGS,CS,EIP and an optional error code and many more based on the kernel's 'task/process' struct. </text:p>
      <text:p text:style-name="P128">The TSS 's privilege level is 'kernel' only. There is a TR(task-register) that points to where our TSS is(it stores the segment selector) <text:span text:style-name="T76">This valid segment selector comes from the GDT</text:span>. The kernel will load and appropriate values into the TR <text:span text:style-name="T77">using the LTR instruction. While using the IRET instruction, to return back to the current task, the kernel loads the values from the TSS and switches back to the user mode. </text:span></text:p>
      <text:p text:style-name="P213">In JOS we use ESP0 and SS0 fields of the TSS to define kernel stack while entering the kernel mode(WHTAEVER THE HELL IT MEANS?? come back to it). </text:p>
      <text:p text:style-name="P129">Exceptions and interrupts: </text:p>
      <text:p text:style-name="P129">Interrupt vectors (Iv) 0-31 : synchronous. </text:p>
      <text:p text:style-name="P129">If the event occurs at the same place every time the program is executed with the same data and memory allocation, the event is <text:span text:style-name="T78">synchronous</text:span>. </text:p>
      <text:p text:style-name="P130">Iv s greater than 31 are called software interrupts which are caused by the INT instruction <text:span text:style-name="T79">or asynchronous hardware interrupts</text:span>.</text:p>
      <text:p text:style-name="P131">Putting it all togther: </text:p>
      <text:p text:style-name="P131">Let's put these pieces together and trace through an example. Let's say the processor is executing code in a user environment and encounters a divide instruction that attempts to divide by zero. </text:p>
      <text:list xml:id="list7467153385338712618" text:style-name="L1">
        <text:list-item>
          <text:p text:style-name="P333">The processor switches to the stack defined by the <text:span text:style-name="Teletype">SS0</text:span> and <text:span text:style-name="Teletype">ESP0</text:span> fields of the TSS, which in JOS will hold the values <text:span text:style-name="Source_20_Text">GD_KD</text:span> and <text:span text:style-name="Source_20_Text">KSTACKTOP</text:span>, respectively. </text:p>
        </text:list-item>
        <text:list-item>
          <text:p text:style-name="P316">The processor pushes the exception parameters on the kernel stack, starting at address <text:span text:style-name="Source_20_Text">KSTACKTOP</text:span>: </text:p>
          <text:p text:style-name="P371"><text:s text:c="21"/>+--------------------+ KSTACKTOP <text:s text:c="12"/></text:p>
          <text:p text:style-name="P371"><text:s text:c="21"/>| 0x00000 | old SS <text:s text:c="2"/>| <text:s text:c="4"/>" - 4</text:p>
          <text:p text:style-name="P371"><text:s text:c="21"/>| <text:s text:c="5"/>old ESP <text:s text:c="6"/>| <text:s text:c="4"/>" - 8</text:p>
          <text:p text:style-name="P371"><text:s text:c="21"/>| <text:s text:c="4"/>old EFLAGS <text:s text:c="4"/>| <text:s text:c="4"/>" - 12</text:p>
          <text:p text:style-name="P371"><text:s text:c="21"/>| 0x00000 | old CS <text:s text:c="2"/>| <text:s text:c="4"/>" - 16</text:p>
          <text:p text:style-name="P371"><text:soft-page-break/><text:s text:c="21"/>| <text:s text:c="5"/>old EIP <text:s text:c="6"/>| <text:s text:c="4"/>" - 20 &lt;---- ESP </text:p>
          <text:p text:style-name="P371"><text:s text:c="21"/>+--------------------+ <text:s text:c="12"/></text:p>
          <text:p text:style-name="P372"><text:s text:c="8"/></text:p>
        </text:list-item>
        <text:list-item>
          <text:p text:style-name="P333">Because we're handling a divide error, which is interrupt vector 0 on the x86, the processor reads IDT entry 0 and sets <text:span text:style-name="Teletype">CS:EIP</text:span> to point to the handler function described by the entry. </text:p>
        </text:list-item>
        <text:list-item>
          <text:p text:style-name="P316">The handler function takes control and handles the exception, for example by terminating the user environment. </text:p>
        </text:list-item>
      </text:list>
      <text:p text:style-name="P132">I<text:span text:style-name="T80">f the processor is already in kernel mode and takes a nested exception, since it does not need to switch stacks, it does not save the old </text:span><text:span text:style-name="Teletype"><text:span text:style-name="T80">SS</text:span></text:span><text:span text:style-name="T80"> or </text:span><text:span text:style-name="Teletype"><text:span text:style-name="T80">ESP</text:span></text:span><text:span text:style-name="T80"> registers. For exception types that do not push an error code, the kernel stack therefore looks like the following on entry to the exception handler: </text:span></text:p>
      <text:p text:style-name="Preformatted_20_Text"><text:s text:c="21"/>+--------------------+ &lt;---- old ESP</text:p>
      <text:p text:style-name="Preformatted_20_Text"><text:s text:c="21"/>| <text:s text:c="4"/>old EFLAGS <text:s text:c="4"/>| <text:s text:c="4"/>" - 4</text:p>
      <text:p text:style-name="Preformatted_20_Text"><text:s text:c="21"/>| 0x00000 | old CS <text:s text:c="2"/>| <text:s text:c="4"/>" - 8</text:p>
      <text:p text:style-name="Preformatted_20_Text"><text:s text:c="21"/>| <text:s text:c="5"/>old EIP <text:s text:c="6"/>| <text:s text:c="4"/>" - 12</text:p>
      <text:p text:style-name="P310"><text:s text:c="21"/>+--------------------+ <text:s text:c="12"/></text:p>
      <text:p text:style-name="Text_20_body">For exception types that push an error code, the processor pushes the error code immediately after the old <text:span text:style-name="Teletype">EIP</text:span>, as before. </text:p>
      <text:p text:style-name="Text_20_body">There is one important caveat to the processor's nested exception capability. If the processor takes an exception while already in kernel mode, and <text:span text:style-name="T73">cannot push its old state onto the kernel stack</text:span> for any reason such as lack of stack space, then there is nothing the processor can do to recover, so it simply resets itself. Needless to say, the kernel should be designed so that this can't happen. </text:p>
      <text:p text:style-name="P133">Definition of trap numbers in trap.h :</text:p>
      <text:p text:style-name="P134">// These are processor defined: </text:p>
      <text:p text:style-name="P134">#define T_DIVIDE <text:s text:c="4"/>0<text:tab/><text:tab/>// divide error </text:p>
      <text:p text:style-name="P134">#define T_DEBUG <text:s text:c="5"/>1<text:tab/><text:tab/>// debug exception </text:p>
      <text:p text:style-name="P134">#define T_NMI <text:s text:c="7"/>2<text:tab/><text:tab/>// non-maskable interrupt </text:p>
      <text:p text:style-name="P134">#define T_BRKPT <text:s text:c="5"/>3<text:tab/><text:tab/>// breakpoint </text:p>
      <text:p text:style-name="P134">#define T_OFLOW <text:s text:c="5"/>4<text:tab/><text:tab/>// overflow </text:p>
      <text:p text:style-name="P134">#define T_BOUND <text:s text:c="5"/>5<text:tab/><text:tab/>// bounds check </text:p>
      <text:p text:style-name="P134">#define T_ILLOP <text:s text:c="5"/>6<text:tab/><text:tab/>// illegal opcode </text:p>
      <text:p text:style-name="P134">#define T_DEVICE <text:s text:c="4"/>7<text:tab/><text:tab/>// device not available </text:p>
      <text:p text:style-name="P134">#define T_DBLFLT <text:s text:c="4"/>8<text:tab/><text:tab/>// double fault </text:p>
      <text:p text:style-name="P134">/* #define T_COPROC <text:s/>9 */<text:tab/>// reserved (not generated by recent processors) </text:p>
      <text:p text:style-name="P134">#define T_TSS <text:s text:c="6"/>10<text:tab/><text:tab/>// invalid task switch segment </text:p>
      <text:p text:style-name="P134">#define T_SEGNP <text:s text:c="4"/>11<text:tab/><text:tab/>// segment not present </text:p>
      <text:p text:style-name="P134">#define T_STACK <text:s text:c="4"/>12<text:tab/><text:tab/>// stack exception </text:p>
      <text:p text:style-name="P134">#define T_GPFLT <text:s text:c="4"/>13<text:tab/><text:tab/>// general protection fault </text:p>
      <text:p text:style-name="P134">#define T_PGFLT <text:s text:c="4"/>14<text:tab/><text:tab/>// page fault </text:p>
      <text:p text:style-name="P134"><text:soft-page-break/>/* #define T_RES <text:s text:c="3"/>15 */<text:tab/>// reserved </text:p>
      <text:p text:style-name="P134">#define T_FPERR <text:s text:c="4"/>16<text:tab/><text:tab/>// floating point error </text:p>
      <text:p text:style-name="P134">#define T_ALIGN <text:s text:c="4"/>17<text:tab/><text:tab/>// aligment check </text:p>
      <text:p text:style-name="P134">#define T_MCHK <text:s text:c="5"/>18<text:tab/><text:tab/>// machine check </text:p>
      <text:p text:style-name="P134">#define T_SIMDERR <text:s text:c="2"/>19<text:tab/><text:tab/>// SIMD floating point error </text:p>
      <text:p text:style-name="P134">// These are arbitrarily chosen, but with care not to overlap </text:p>
      <text:p text:style-name="P134">// processor defined exceptions or interrupt vectors. </text:p>
      <text:p text:style-name="P134">#define T_SYSCALL <text:s text:c="2"/>48<text:tab/><text:tab/>// system call </text:p>
      <text:p text:style-name="P134">#define T_DEFAULT <text:s text:c="2"/>500<text:tab/><text:tab/>// catchall </text:p>
      <text:p text:style-name="P134"/>
      <text:p text:style-name="P134">#define IRQ_OFFSET<text:tab/>32<text:tab/>// IRQ 0 corresponds to int IRQ_OFFSET </text:p>
      <text:p text:style-name="P134">// Hardware IRQ numbers. We receive these as (IRQ_OFFSET+IRQ_WHATEVER) </text:p>
      <text:p text:style-name="P134">#define IRQ_TIMER <text:s text:c="7"/>0 </text:p>
      <text:p text:style-name="P134">#define IRQ_KBD <text:s text:c="9"/>1 </text:p>
      <text:p text:style-name="P134">#define IRQ_SERIAL <text:s text:c="6"/>4 </text:p>
      <text:p text:style-name="P134">#define IRQ_SPURIOUS <text:s text:c="4"/>7 </text:p>
      <text:p text:style-name="P134">#define IRQ_IDE <text:s text:c="8"/>14 </text:p>
      <text:p text:style-name="P134">#define IRQ_ERROR <text:s text:c="6"/>19 </text:p>
      <text:p text:style-name="P134"/>
      <text:p text:style-name="P136">Filename: trap.h</text:p>
      <text:p text:style-name="P135">We use a linker directive to define, TRAPHANDLER_NOEC which intern defines trap_handler_0 as 0 and so on till trap_handler_31 <text:span text:style-name="T88">as</text:span> <text:span text:style-name="T88">3</text:span>1. </text:p>
      <text:p text:style-name="P135">TRAPHANDLER_NOEC(trap_handler_0, 0) </text:p>
      <text:p text:style-name="P135">TRAPHANDLER_NOEC(trap_handler_1, 1) </text:p>
      <text:p text:style-name="P135">TRAPHANDLER_NOEC(trap_handler_2, 2) </text:p>
      <text:p text:style-name="P135">TRAPHANDLER_NOEC(trap_handler_3, 3) </text:p>
      <text:p text:style-name="P135">.</text:p>
      <text:p text:style-name="P135">.</text:p>
      <text:p text:style-name="P135">.</text:p>
      <text:p text:style-name="P137">TRAPHANDLER_NOEC(trap_handler_31,31)</text:p>
      <text:p text:style-name="P138">Filename: trap.c</text:p>
      <text:p text:style-name="P139">struct Gatedesc idt[256] = { { 0 } }; // interrupt descriptor table <text:span text:style-name="T89">initialization</text:span>.</text:p>
      <text:p text:style-name="P139"><text:span text:style-name="T90">Filename: mmu.h</text:span> </text:p>
      <text:p text:style-name="P140"><text:span text:style-name="T90">Data structure name : </text:span>struct Gatedesc</text:p>
      <text:p text:style-name="P140"><text:soft-page-break/><text:span text:style-name="T90">Parameters name: </text:span>unsigned gd_off_15_0 : 16; <text:s text:c="2"/>// low 16 bits of offset in segment </text:p>
      <text:p text:style-name="P140"><text:tab/>unsigned gd_sel : 16; <text:s text:c="7"/>// segment selector </text:p>
      <text:p text:style-name="P140"><text:tab/>unsigned gd_args : 5; <text:s text:c="7"/>// # args, 0 for interrupt/trap gates </text:p>
      <text:p text:style-name="P140"><text:tab/>unsigned gd_rsv1 : 3; <text:s text:c="7"/>// reserved(should be zero I guess) </text:p>
      <text:p text:style-name="P140"><text:tab/>unsigned gd_type : 4; <text:s text:c="7"/>// type(STS_{TG,IG32,TG32}) </text:p>
      <text:p text:style-name="P140"><text:tab/>unsigned gd_s : 1; <text:s text:c="10"/>// must be 0 (system) </text:p>
      <text:p text:style-name="P140"><text:tab/>unsigned gd_dpl : 2; <text:s text:c="8"/>// descriptor(meaning new) privilege level </text:p>
      <text:p text:style-name="P140"><text:tab/>unsigned gd_p : 1; <text:s text:c="10"/>// Present </text:p>
      <text:p text:style-name="P140"><text:tab/>unsigned gd_off_31_16 : 16; <text:s/>// high bits of offset in segment </text:p>
      <text:p text:style-name="P141">Pragma name : #define SETGATE(gate, istrap, sel, off, dpl) //<text:span text:style-name="T91">sets up the trap/interrupt gate. </text:span></text:p>
      <text:p text:style-name="P165"><text:tab/><text:tab/>#define SETCALLGATE(gate, sel, off, dpl) <text:s/>// set up call gate descriptor. </text:p>
      <text:p text:style-name="P142">istrap : 1 → trap gate </text:p>
      <text:p text:style-name="P142"><text:tab/>0 → interrupt gate. </text:p>
      <text:p text:style-name="P145">sel: Code segment selector for interrupt/trap handler</text:p>
      <text:p text:style-name="P145">off: Offset in code segment for interrupt/trap handler</text:p>
      <text:p text:style-name="P145">dpl: Descriptor Privilege Level </text:p>
      <text:p text:style-name="P143">A gate (call, interrupt, task or trap) is used to transfer control of execution across segments. Privilege level checking is done differently depending on the type of destination and instruction used.</text:p>
      <text:p text:style-name="Text_20_body">A call gate uses the CALL and JMP instructions. Call gates transfer control from lower privilege code to higher privilege code. The gate DPL is used to determine what privilege levels have access to the gate. Call gates are (or have been, probably) gradually abandoned in favour of the SYSENTER/SYSEXIT mechanism, which is faster.</text:p>
      <text:p text:style-name="Text_20_body">Task gates are used for hardware multitasking support. A hardware task switch can occur voluntarily (CALL/JMP to a task gate descriptor), or through an interrupt or an IRET when the NT flag is set. It works the same way with interrupt or trap gates. Task gates are not used, to the best of my knowledge, as kernels usually want extra work done when task switching.</text:p>
      <text:p text:style-name="Text_20_body">Interrupt &amp; trap gates, together with task gates, are known as the Interrupt Descriptor Table. They work the same as call gates, except the transfer of parameters, from one privilege stack to another. One difference is that interrupt gates clear the IF bit in EFLAGS, while trap gates do not. This makes them ideal for serving hardware interrupts. Traps are widely used in hardware-assisted virtualization.</text:p>
      <text:p text:style-name="Text_20_body">For more information, see the Intel Architecture Manuals on the processors that interest you.</text:p>
      <text:p text:style-name="P198">Much more information: </text:p>
      <text:p text:style-name="P144"><text:soft-page-break/><text:a xlink:type="simple" xlink:href="http://stackoverflow.com/questions/3425085/the-difference-between-call-gate-interrupt-gate-trap-gate">http://stackoverflow.com/questions/3425085/the-difference-between-call-gate-interrupt-gate-trap-gate</text:a> </text:p>
      <text:p text:style-name="P146">Data structure name: struct Pseudodesc <text:s/><text:span text:style-name="T92">// sets up descriptors used for LGDT, LLDT and LIDT instructions.</text:span></text:p>
      <text:p text:style-name="P146"><text:tab/>uint16_t pd_lim;<text:tab/><text:tab/>// Limit </text:p>
      <text:p text:style-name="P146"><text:tab/>uint32_t pd_base;<text:tab/><text:tab/>// Base address </text:p>
      <text:p text:style-name="P147">Function name: _alltraps: </text:p>
      <text:p text:style-name="P147"><text:s text:c="2"/># Build trap frame. </text:p>
      <text:p text:style-name="P147"><text:s text:c="2"/>pushl %ds </text:p>
      <text:p text:style-name="P147"><text:s text:c="2"/>pushl %es </text:p>
      <text:p text:style-name="P147"><text:s text:c="2"/>pushal </text:p>
      <text:p text:style-name="P147">/* code taken from env_init_percpu() </text:p>
      <text:p text:style-name="P147">asm volatile("movw %%ax,%%gs" :: "a" (GD_UD|3)); </text:p>
      <text:p text:style-name="P147">asm volatile("movw %%ax,%%fs" :: "a" (GD_UD|3));</text:p>
      <text:p text:style-name="P147">More on _alltraps later. </text:p>
      <text:p text:style-name="P147"/>
      <text:p text:style-name="P148">Funtion name: <text:span text:style-name="T93">trap_init(void)</text:span></text:p>
      <text:p text:style-name="P149">//sets up the interrupt infrastructure using the above APIs and data structures. <text:s/></text:p>
      <text:p text:style-name="P149">{ </text:p>
      <text:p text:style-name="P149"><text:tab/>extern struct Segdesc gdt[]; <text:tab/>//declares the GDT</text:p>
      <text:p text:style-name="P149"><text:tab/>// LAB 3: Your code here. </text:p>
      <text:p text:style-name="P149"><text:tab/>//intitalize values for IDT </text:p>
      <text:p text:style-name="P149"><text:tab/>int i; </text:p>
      <text:p text:style-name="P149"><text:tab/>for(i=0;i&lt;=19;i++) </text:p>
      <text:p text:style-name="P149"><text:tab/><text:tab/>SETGATE(idt[i], 0, GD_KT, vectors[i], 0); // initializes the idt[0-19] to 0. </text:p>
      <text:p text:style-name="P149"><text:tab/>//allow user access to int 3 </text:p>
      <text:p text:style-name="P149"><text:tab/>SETGATE(idt[T_BRKPT], 0, GD_KT, vectors[T_BRKPT], 3); // IV for break points </text:p>
      <text:p text:style-name="P149"><text:tab/>SETGATE(idt[T_SYSCALL], 0, GD_KT, vectors[20], 3); //IV for syscall </text:p>
      <text:p text:style-name="P149"><text:tab/>// Per-CPU setup </text:p>
      <text:p text:style-name="P149"><text:tab/>trap_init_percpu(); </text:p>
      <text:p text:style-name="P149"><text:soft-page-break/>}</text:p>
      <text:p text:style-name="P150">Function name: trap_init_percpu(void) </text:p>
      <text:p text:style-name="P150">This function : <text:span text:style-name="T95">Sets up the TSS by putting in appropriate values of ts_esp0 as KSTACKTOP and ts_ss0 as GD_KD. <text:s/></text:span></text:p>
      <text:p text:style-name="P151">// Setup a TSS so that we get the right stack </text:p>
      <text:p text:style-name="P151">// when we trap to the kernel.</text:p>
      <text:p text:style-name="P150">ts_esp0=KSTACKTOP;</text:p>
      <text:p text:style-name="P150">ts_ss0 = GD_KD;</text:p>
      <text:p text:style-name="P152">// Initialize the TSS slot of the gdt.</text:p>
      <text:p text:style-name="P152">// <text:span text:style-name="T94">do some stuff with gdt. </text:span></text:p>
      <text:p text:style-name="P153">// Load the TSS selector (like other segment selectors, the </text:p>
      <text:p text:style-name="P153">// bottom three bits are special; we leave them 0) </text:p>
      <text:p text:style-name="P153"><text:tab/>ltr(GD_TSS0 + sizeof(gdt[0])/*gives size of an entry in the gdt*/ * cpunum()); </text:p>
      <text:p text:style-name="P153">// Load the IDT </text:p>
      <text:p text:style-name="P153"><text:tab/>lidt(&amp;idt_pd);</text:p>
      <text:p text:style-name="P154">By the end of this function we have TSS,TR and IDT. </text:p>
      <text:p text:style-name="P155"><text:span text:style-name="T96">Function</text:span>: trap_dispatch(struct Trapframe *tf)</text:p>
      <text:p text:style-name="P156">// Handle processor exceptions.</text:p>
      <text:p text:style-name="P157">if(T_PGFLT==tf-&gt;tf_trapno) // <text:span text:style-name="T97">if trapno == pgflt no. </text:span></text:p>
      <text:p text:style-name="P157">page_fault_handler(tf); <text:tab/>//<text:span text:style-name="T97">call page_fault_handler</text:span></text:p>
      <text:p text:style-name="P157">if(T_BRKPT==tf-&gt;tf_trapno) <text:tab/>//<text:span text:style-name="T97">if tranpo == break point</text:span></text:p>
      <text:p text:style-name="P157">monitor(tf);<text:tab/><text:tab/><text:tab/>// <text:span text:style-name="T98">call moniter_trapframe </text:span></text:p>
      <text:p text:style-name="P158"><text:tab/>if(T_SYSCALL==tf-&gt;tf_trapno) //handle syscall </text:p>
      <text:p text:style-name="P158"><text:tab/>{ </text:p>
      <text:p text:style-name="P158"><text:tab/><text:tab/>tf-&gt;tf_regs.reg_eax=(uint32_t)syscall(tf-&gt;tf_regs.reg_eax, tf-&gt;tf_regs.reg_edx, </text:p>
      <text:p text:style-name="P158"><text:tab/><text:tab/><text:tab/><text:tab/>tf-&gt;tf_regs.reg_ecx, tf-&gt;tf_regs.reg_ebx, </text:p>
      <text:p text:style-name="P158"><text:tab/><text:tab/><text:tab/><text:tab/>tf-&gt;tf_regs.reg_edi, tf-&gt;tf_regs.reg_esi); //<text:span text:style-name="T99">calling syscall_handler with all the process-registers as parameters. </text:span></text:p>
      <text:p text:style-name="P158"><text:tab/><text:tab/>return; </text:p>
      <text:p text:style-name="P158"><text:soft-page-break/><text:tab/>}</text:p>
      <text:p text:style-name="P159">// Handle spurious interrupts </text:p>
      <text:p text:style-name="P159"><text:tab/>// The hardware sometimes raises these because of noise on the </text:p>
      <text:p text:style-name="P159"><text:tab/>// IRQ line or other reasons. We don't care. </text:p>
      <text:p text:style-name="P159">if (tf-&gt;tf_trapno == IRQ_OFFSET + IRQ_SPURIOUS) { </text:p>
      <text:p text:style-name="P159"><text:tab/>cprintf("Spurious interrupt on irq 7\n"); </text:p>
      <text:p text:style-name="P159"><text:tab/>print_trapframe(tf); </text:p>
      <text:p text:style-name="P159"><text:tab/>return; </text:p>
      <text:p text:style-name="P159">}</text:p>
      <text:p text:style-name="P160">Monitor trap handler. </text:p>
      <text:p text:style-name="P160">monitor(struct Trapframe *tf) </text:p>
      <text:p text:style-name="P160">{ </text:p>
      <text:p text:style-name="P160">char *buf; </text:p>
      <text:p text:style-name="P160">cprintf("Welcome to the JOS kernel monitor!\n"); </text:p>
      <text:p text:style-name="P160">cprintf("Type 'help' for a list of commands.\n"); </text:p>
      <text:p text:style-name="P160">if (tf != NULL) </text:p>
      <text:p text:style-name="P160">print_trapframe(tf); </text:p>
      <text:p text:style-name="P160">while (1) { </text:p>
      <text:p text:style-name="P160">buf = readline("K&gt; "); </text:p>
      <text:p text:style-name="P160">if (buf != NULL) </text:p>
      <text:p text:style-name="P160">if (runcmd(buf, tf) &lt; 0) </text:p>
      <text:p text:style-name="P160">break;</text:p>
      <text:p text:style-name="P160">} </text:p>
      <text:p text:style-name="P160">} </text:p>
      <text:p text:style-name="P161">Function name: syscall(uint32_t syscallno, uint32_t a1, uint32_t a2, uint32_t a3, uint32_t a4, uint32_t a5)</text:p>
      <text:p text:style-name="P162">Parameters : <text:span text:style-name="T100">eax ==&gt; contains the syscall number.</text:span></text:p>
      <text:p text:style-name="P162"><text:span text:style-name="T100">edx, ecx, ebx, edi,esi</text:span> <text:span text:style-name="T101">==&gt; registers </text:span></text:p>
      <text:p text:style-name="P164">Return value: eax</text:p>
      <text:p text:style-name="P161"><text:soft-page-break/>Dispatches to the correct kernel function, passing the arguments. <text:span text:style-name="T134">This is a syscall_dispatch function. More on the dispatch function in the annexure “syscall”. <text:s text:c="4"/></text:span></text:p>
      <text:p text:style-name="P163">{ </text:p>
      <text:p text:style-name="P163"><text:tab/>// Call the function corresponding to the 'syscallno' parameter. </text:p>
      <text:p text:style-name="P161"><text:tab/>// Return any appropriate return value. </text:p>
      <text:p text:style-name="P161"><text:tab/>// LAB 3: Your code here. </text:p>
      <text:p text:style-name="P161"><text:tab/>int retval; </text:p>
      <text:p text:style-name="P161"><text:span text:style-name="T102">sw</text:span>itch (syscallno) { </text:p>
      <text:p text:style-name="P161"><text:tab/>case SYS_page_unmap: </text:p>
      <text:p text:style-name="P161"><text:tab/><text:tab/>return sys_page_unmap(a1, (void *)a2); </text:p>
      <text:p text:style-name="P161"><text:tab/>case SYS_page_map: </text:p>
      <text:p text:style-name="P161"><text:tab/><text:tab/>return sys_page_map(a1,(void *) a2, a3, (void *)a4, a5); </text:p>
      <text:p text:style-name="P161"><text:tab/>case SYS_page_alloc: </text:p>
      <text:p text:style-name="P161"><text:tab/><text:tab/>return sys_page_alloc(a1,(void *) a2, a3); </text:p>
      <text:p text:style-name="P161"><text:tab/>case SYS_exofork: </text:p>
      <text:p text:style-name="P161"><text:tab/><text:tab/>return sys_exofork(); //returns env_id of child --&gt; may be a positive value! </text:p>
      <text:p text:style-name="P161"><text:tab/>case SYS_env_set_status: </text:p>
      <text:p text:style-name="P161"><text:tab/><text:tab/>return sys_env_set_status(a1, a2); </text:p>
      <text:p text:style-name="P161"><text:tab/>case SYS_yield: </text:p>
      <text:p text:style-name="P161"><text:tab/><text:tab/>sys_yield(); </text:p>
      <text:p text:style-name="P161"><text:tab/><text:tab/>break; </text:p>
      <text:p text:style-name="P161"><text:tab/>case SYS_cputs: </text:p>
      <text:p text:style-name="P161"><text:tab/><text:tab/>sys_cputs((char *)a1, (size_t)a2); </text:p>
      <text:p text:style-name="P161"><text:tab/><text:tab/>break; </text:p>
      <text:p text:style-name="P161"><text:tab/>case SYS_cgetc: </text:p>
      <text:p text:style-name="P161"><text:tab/><text:tab/>return sys_cgetc(); </text:p>
      <text:p text:style-name="P161"><text:tab/>case SYS_getenvid: </text:p>
      <text:p text:style-name="P161"><text:tab/><text:tab/>return (int32_t)sys_getenvid(); </text:p>
      <text:p text:style-name="P161"><text:tab/>case SYS_env_destroy: </text:p>
      <text:p text:style-name="P161"><text:soft-page-break/><text:tab/><text:tab/>return sys_env_destroy(sys_getenvid()); </text:p>
      <text:p text:style-name="P161"><text:tab/>default: </text:p>
      <text:p text:style-name="P161"><text:tab/><text:tab/>return -E_NO_SYS; </text:p>
      <text:p text:style-name="P161"><text:tab/>} </text:p>
      <text:p text:style-name="P161"><text:tab/>return 0; </text:p>
      <text:p text:style-name="P161">} </text:p>
      <text:p text:style-name="P192">Function name: envid2env</text:p>
      <text:p text:style-name="P193">Parameters : <text:s/>envid_t envid, struct Env **env_store, bool checkperm</text:p>
      <text:p text:style-name="P194">It takes envid, <text:span text:style-name="T135">a pointer of pointer of the data type env and also permissions as input. Returns 0 if sucessful.</text:span></text:p>
      <text:p text:style-name="P195">How it works has to be seen. </text:p>
      <text:p text:style-name="P204">BLOCK DIAGRAM FOR PROTECTED </text:p>
      <text:p text:style-name="P200">PREEMPTIVE MULTITASKING: </text:p>
      <text:p text:style-name="P166">Adds multi-processor support to JOS. </text:p>
      <text:p text:style-name="P166">Implements round-robin scheduling. </text:p>
      <text:p text:style-name="P173">Implements a routine similar to “fork() aka copy on fork()”.</text:p>
      <text:p text:style-name="P167">Implements IPC allowing environments <text:span text:style-name="T105">to communicate to with each other and synchronize with each other. </text:span></text:p>
      <text:p text:style-name="P168">Implements timer interrupting mechanism. </text:p>
      <text:p text:style-name="P169">While booting the BIOS chooses one among the 4 cores(in a quad core architecture) <text:span text:style-name="T106">as the Bootstrap processor(BSP). The other 3 cores are called the Aps(Application processors). Till this point all we have executed was in the BSP. <text:s/>Now we have to set up the infrastructure for support SMP. In intel architecture, each CPU has a LAPIC (Local Programmable Interrupt Controllers) and <text:s/>a I/O APIC.</text:span></text:p>
      <text:p text:style-name="P28">Each APIC, whether a discrete chip or integrated in a CPU, has a version register containing a four-bit version number for its specific APIC implementation. For example, the 82489DX has an APIC version number of 0, while version 1 was assigned to the first generation of local APICs integrated in the Pentium 90 and 100 processors.<text:span text:style-name="T106"> </text:span><text:span text:style-name="T37">MORE INFORMATION ON LAPIC SHOULD BE COLLECTED. </text:span></text:p>
      <text:p text:style-name="P28"/>
      <text:p text:style-name="P29"><text:span text:style-name="T38">Clarity about LAPIC(as of now): </text:span><text:span text:style-name="T109">LAPIC is a hardware, In order to communicate with it we allocate memory that resides in one of the I/O holes that we left when populating the free list of physical memory pages.</text:span><text:span text:style-name="T37"> </text:span><text:span text:style-name="T110">More specifically, this memory resides in the memory hole starting at physical address “0xFE000000”. This is at the MMIOBASE. </text:span></text:p>
      <text:p text:style-name="P44">We have been given some source code for LAPIC, its at “kern/lapic.c”. We shall analyze the source code as it is given as a part of this section of the documentation. <text:s text:c="2"/></text:p>
      <text:p text:style-name="P41"><text:soft-page-break/>Each CPU has an Identification number that is pulled out of the respective LAPIC of that CPU.</text:p>
      <text:p text:style-name="P42">LAPIC is a hardware module on each core. BIOS queries these LAPIC while Booting <text:span text:style-name="T120">it provides the description of each of these LAPICs in the MPCONFIG tables that is in the I/O hole of that processor(Hardwired)</text:span>. </text:p>
      <text:p text:style-name="P27"/>
      <text:p text:style-name="P30">At this point it is good to discuss different I/O implementations that are around: </text:p>
      <text:p text:style-name="P45"><text:span text:style-name="T82">(I) </text:span><text:span text:style-name="T85">memory mapped I/O </text:span><text:span text:style-name="T82">: </text:span>Memory mapped I/O is mapped into the same address space as program memory and/or user memory, and is accessed in the same way.</text:p>
      <text:p text:style-name="P45"><text:span text:style-name="T82">(II) </text:span><text:span text:style-name="T85">port mapped I/O </text:span><text:span text:style-name="T82"><text:s/>: </text:span>Port mapped I/O uses a separate, dedicated address space and is accessed via a dedicated set of microprocessor instructions<text:span text:style-name="T119">(IN/OUT instructions)</text:span>.</text:p>
      <text:p text:style-name="P45"/>
      <text:p text:style-name="P45"/>
      <table:table table:name="Table1" table:style-name="Table1">
        <table:table-column table:style-name="Table1.A"/>
        <table:table-column table:style-name="Table1.B"/>
        <table:table-row>
          <table:table-cell table:style-name="Table1.A1" office:value-type="string">
            <text:p text:style-name="P312">Memory-mapped IO</text:p>
          </table:table-cell>
          <table:table-cell table:style-name="Table1.B1" office:value-type="string">
            <text:p text:style-name="P312">Port-mapped IO</text:p>
          </table:table-cell>
        </table:table-row>
        <table:table-row>
          <table:table-cell table:style-name="Table1.A2" office:value-type="string">
            <text:p text:style-name="P311">Same address bus to address memory and I/O devices</text:p>
          </table:table-cell>
          <table:table-cell table:style-name="Table1.B2" office:value-type="string">
            <text:p text:style-name="P311">Different address spaces for memory and I/O devices</text:p>
          </table:table-cell>
        </table:table-row>
        <table:table-row>
          <table:table-cell table:style-name="Table1.A2" office:value-type="string">
            <text:p text:style-name="P311">Access to the I/O devices using regular instructions</text:p>
          </table:table-cell>
          <table:table-cell table:style-name="Table1.B2" office:value-type="string">
            <text:p text:style-name="P311">Uses a special class of CPU instructions to access I/O devices</text:p>
          </table:table-cell>
        </table:table-row>
        <table:table-row>
          <table:table-cell table:style-name="Table1.A4" office:value-type="string">
            <text:p text:style-name="P311">Most widely used I/O method</text:p>
          </table:table-cell>
          <table:table-cell table:style-name="Table1.B4" office:value-type="string">
            <text:p text:style-name="P311">x86 Intel microprocessors - IN and OUT instructions</text:p>
          </table:table-cell>
        </table:table-row>
      </table:table>
      <text:p text:style-name="P45"/>
      <text:p text:style-name="P46">Refer: <text:a xlink:type="simple" xlink:href="http://www.bogotobogo.com/Embedded/memory_mapped_io_vs_port_mapped_isolated_io.php">http://www.bogotobogo.com/Embedded/memory_mapped_io_vs_port_mapped_isolated_io.php</text:a> </text:p>
      <text:p text:style-name="P46">on this regard. </text:p>
      <text:p text:style-name="P46"/>
      <text:p text:style-name="P47"><text:span text:style-name="T108">TRIVIA : </text:span><text:span text:style-name="T107"><text:s/>the Microsoft family of operating system, </text:span><text:a xlink:type="simple" xlink:href="https://en.wikipedia.org/wiki/Windows_XP">Windows XP</text:a><text:span text:style-name="T107"> was the first to properly make use of virtual IRQs provided by the local APIC, with some partial support present in </text:span><text:a xlink:type="simple" xlink:href="https://en.wikipedia.org/wiki/Windows_2000">Windows 2000</text:a><text:span text:style-name="T107">. In Windows 2000, the spreading of PCI card interrupts to virtual IRQ happens only if the machine also has an I/O APIC. Microsoft blamed their Windows 2000 implementation on information they had received from Intel supposedly promising that all future systems would contain an I/O APIC as well, something that in retrospect did not happen.(A Microsoft document from that era even claimed that "without an I/O APIC in the system, the local APICs are useless. In such a situation, Windows 2000 has to revert to using the 8259 PIC.") The sudden widespread use of the local APIC with Windows XP did expose a number of bugs in various BIOS implementations. In particular, Microsoft was forced to retain the PCI IRQ stacking behavior for any machine with a </text:span><text:a xlink:type="simple" xlink:href="https://en.wikipedia.org/wiki/CardBus">CardBus</text:a><text:span text:style-name="T107"> controller (and without an I/O APIC).</text:span></text:p>
      <text:p text:style-name="P48"/>
      <text:p text:style-name="P31">Function name: <text:span text:style-name="T111">mmio_map_region</text:span></text:p>
      <text:p text:style-name="P32">Parameters: physaddr_t pa, size_t size</text:p>
      <text:p text:style-name="P33">This function allocates and maps physical memory out of the MMIO hole<text:span text:style-name="T112">(hunch)</text:span>. </text:p>
      <text:p text:style-name="P34"><text:span text:style-name="T113">Returns</text:span> the base of the reserved region. </text:p>
      <text:p text:style-name="P35">It saves the location of the next free page. <text:span text:style-name="T114">Just in case we create a new I/O mapped region in the future. </text:span></text:p>
      <text:p text:style-name="P36">We do not want this part of the memory to be cached like other parts of the DRAM. Hence we disable appropriate bits in <text:span text:style-name="T115">the page table (PTE_PCD|PTE_PWT). </text:span></text:p>
      <text:p text:style-name="P36"/>
      <text:p text:style-name="P37">PTE_PCD<text:tab/>: Page table entry cache disabled. <text:tab/></text:p>
      <text:p text:style-name="P37">PTE_PWT<text:tab/>: Page table entry set to write through policy.</text:p>
      <text:p text:style-name="P37"/>
      <text:p text:style-name="P38"><text:soft-page-break/>[more details on this, see section 10.5 of IA32 volume 3A]</text:p>
      <text:p text:style-name="P38"/>
      <text:p text:style-name="P39">We have to round-up the requests and also panic if the I/O hole is filled and don't have a more memory to allocate. </text:p>
      <text:p text:style-name="P39"/>
      <text:p text:style-name="P40">size = ROUNDUP(size, PGSIZE); <text:tab/>//rounds up</text:p>
      <text:p text:style-name="P40"/>
      <text:p text:style-name="P40"><text:s text:c="8"/>if(base+size &gt; MMIOLIM) </text:p>
      <text:p text:style-name="P40"><text:s text:c="8"/>{ </text:p>
      <text:p text:style-name="P40"><text:s text:c="12"/>panic("%s: Out of memory",__FUNCTION__); <text:tab/>//<text:span text:style-name="T116">panics when out of memory</text:span></text:p>
      <text:p text:style-name="P40"><text:s text:c="8"/>} </text:p>
      <text:p text:style-name="P40"><text:s text:c="8"/>boot_map_region(kern_pgdir, base, size, pa, (PTE_W|PTE_PCD|PTE_PWT)); //<text:span text:style-name="T117">sets protection <text:tab/><text:tab/><text:tab/><text:tab/><text:tab/><text:tab/><text:tab/><text:tab/><text:tab/><text:tab/><text:tab/><text:tab/><text:tab/>//bits. </text:span></text:p>
      <text:p text:style-name="P40"><text:s text:c="8"/>base += size; </text:p>
      <text:p text:style-name="P40"/>
      <text:p text:style-name="P40"><text:s text:c="8"/>return (void*)base_temp;<text:tab/>// <text:span text:style-name="T118">base to the allocated region.</text:span></text:p>
      <text:p text:style-name="P49"/>
      <text:p text:style-name="P49">CRITICAL PORTION: How multi-processor support is being provided by the operating system.</text:p>
      <text:p text:style-name="P50">The full story:</text:p>
      <text:p text:style-name="P50"/>
      <text:p text:style-name="P201"><text:span text:style-name="T81">Before booting up APs, the BSP should first collect information about the multiprocessor system, such as the total number of CPUs, their APIC IDs and the MMIO address of the LAPIC unit. The </text:span><text:span text:style-name="Source_20_Text"><text:span text:style-name="T81">mp_init()</text:span></text:span><text:span text:style-name="T81"> function in </text:span><text:span text:style-name="Teletype"><text:span text:style-name="T81">kern/mpconfig.c</text:span></text:span><text:span text:style-name="T81"> retrieves this information by reading the MP configuration table that resides in the BIOS's region of memory. </text:span></text:p>
      <text:p text:style-name="Text_20_body">The <text:span text:style-name="Source_20_Text">boot_aps()</text:span> function (in <text:span text:style-name="Teletype">kern/init.c</text:span>) drives the AP bootstrap process. APs start in real mode, much like how the bootloader started in <text:span text:style-name="Teletype">boot/boot.S</text:span>, so <text:span text:style-name="Source_20_Text">boot_aps()</text:span> copies the AP entry code (<text:span text:style-name="Teletype">kern/mpentry.S</text:span>) to a memory location that is addressable in the real mode. Unlike with the bootloader, we have some control over where the AP will start executing code; we copy the entry code to <text:span text:style-name="Teletype">0x7000</text:span> (<text:span text:style-name="Source_20_Text">MPENTRY_PADDR</text:span>), but any unused, page-aligned physical address below 640KB would work. </text:p>
      <text:p text:style-name="Text_20_body">After that, <text:span text:style-name="Source_20_Text">boot_aps()</text:span> activates APs one after another, by sending <text:span text:style-name="Source_20_Text">STARTUP</text:span> IPIs to the LAPIC unit of the corresponding AP, along with an initial <text:span text:style-name="Source_20_Text">CS:IP</text:span> address at which the AP should start running its entry code (<text:span text:style-name="Source_20_Text">MPENTRY_PADDR</text:span> in our case). The entry code in <text:span text:style-name="Teletype">kern/mpentry.S</text:span> is quite similar to that of <text:span text:style-name="Teletype">boot/boot.S</text:span>. After some brief setup, it puts the AP into protected mode with paging enabled, and then calls the C setup routine <text:span text:style-name="Source_20_Text">mp_main()</text:span> (also in <text:span text:style-name="Teletype">kern/init.c</text:span>). <text:span text:style-name="Source_20_Text">boot_aps()</text:span> waits for the AP to signal a <text:span text:style-name="Source_20_Text">CPU_STARTED</text:span> flag in <text:span text:style-name="Source_20_Text">cpu_status</text:span> field of its <text:span text:style-name="Source_20_Text">struct CpuInfo</text:span> before going on to wake up the next one. </text:p>
      <text:p text:style-name="P228"><text:span text:style-name="T129">Data structure</text:span> used: <text:span text:style-name="T129">struct CpuInfo { </text:span></text:p>
      <text:p text:style-name="P229"><text:tab/>uint8_t cpu_id; <text:s text:c="16"/>// Local APIC ID; index into cpus[] below </text:p>
      <text:p text:style-name="P229"><text:tab/>volatile unsigned cpu_status; <text:s text:c="2"/>// The status of the CPU </text:p>
      <text:p text:style-name="P229"><text:tab/>struct Env *cpu_env; <text:s text:c="11"/>// The currently-running environment. </text:p>
      <text:p text:style-name="P229"><text:soft-page-break/><text:tab/>struct Taskstate cpu_ts; <text:s text:c="7"/>// Used by x86 to find stack for interrupt </text:p>
      <text:p text:style-name="P229">};</text:p>
      <text:p text:style-name="P232">Function name: boot_aps</text:p>
      <text:p text:style-name="P215">Parameters: void</text:p>
      <text:p text:style-name="P216">It copies each AP start up code into the respective <text:span text:style-name="T122">CPUs using mem_move</text:span>. <text:span text:style-name="T122">Where each of the codes should be copied is hard wired as a macro. </text:span></text:p>
      <text:p text:style-name="P219">code = KADDR(MPENTRY_PADDR); <text:tab/>// hardwired address of the location, for the MP start up <text:tab/><text:tab/><text:tab/><text:tab/><text:tab/><text:tab/><text:tab/>//code.</text:p>
      <text:p text:style-name="P219">memmove(code, mpentry_start, mpentry_end – mpentry_start); // <text:span text:style-name="T123">Copies the binary of the startup code.</text:span></text:p>
      <text:p text:style-name="P220">// Boot each AP one at a time </text:p>
      <text:p text:style-name="P220"><text:tab/>for (c = cpus; c &lt; cpus + ncpu; c++) { </text:p>
      <text:p text:style-name="P220"><text:tab/><text:tab/>if (c == cpus + cpunum()) <text:s/>// We've started already. </text:p>
      <text:p text:style-name="P220"><text:tab/><text:tab/><text:tab/>continue;</text:p>
      <text:p text:style-name="P221">// Tell mpentry.S what stack to use. Sets the stack for the entry code of each core. <text:s/></text:p>
      <text:p text:style-name="P221"><text:tab/><text:tab/>mpentry_kstack = percpu_kstacks[c - cpus] + KSTKSIZE;</text:p>
      <text:p text:style-name="P222">// Start the CPU at mpentry_start </text:p>
      <text:p text:style-name="P222"><text:tab/><text:tab/>lapic_startap(c-&gt;cpu_id, PADDR(code)); <text:tab/>//Lapic function refer to the annexure on <text:tab/><text:tab/><text:tab/><text:tab/><text:tab/><text:tab/><text:tab/><text:tab/><text:tab/><text:tab/><text:tab/>//Lapic</text:p>
      <text:p text:style-name="P222">//<text:span text:style-name="T128">here I think assembly entry function for each CPU runs which sets up a stack for a c program and //calls mp_main();</text:span></text:p>
      <text:p text:style-name="P222">// Wait for the CPU to finish some basic setup in mp_main() </text:p>
      <text:p text:style-name="P222"><text:tab/><text:tab/>while(c-&gt;cpu_status != CPU_STARTED)<text:tab/>//changes the state of the CPU once it starts. </text:p>
      <text:p text:style-name="P218"><text:span text:style-name="T123"><text:s/></text:span><text:span text:style-name="T71">LIKEWISE MP_INIT funtion should be discussed in a separate </text:span><text:span text:style-name="T72">annexure</text:span><text:span text:style-name="T71"> with lipac source code. </text:span></text:p>
      <text:p text:style-name="P217"><text:s/><text:span text:style-name="T124">Function name: mp_main(void) </text:span></text:p>
      <text:p text:style-name="P225">Parameters : void</text:p>
      <text:p text:style-name="P214">called from mp_entry.s</text:p>
      <text:p text:style-name="P223">//We are in high EIP now, safe to switch to kern_pgdir </text:p>
      <text:p text:style-name="P223"><text:tab/>lcr3(PADDR(kern_pgdir));<text:tab/>//<text:span text:style-name="T125">switches to kernel mode</text:span> </text:p>
      <text:p text:style-name="P223"><text:tab/>cprintf("SMP: CPU %d starting\n", cpunum()); </text:p>
      <text:p text:style-name="P223"><text:soft-page-break/><text:tab/>lapic_init(); <text:tab/>//<text:span text:style-name="T126">lapic init for this cpu</text:span></text:p>
      <text:p text:style-name="P223"><text:tab/>env_init_percpu(); <text:tab/>//<text:span text:style-name="T127">initialize_environment for this CPU</text:span></text:p>
      <text:p text:style-name="P223"><text:tab/>trap_init_percpu(); <text:tab/>//<text:span text:style-name="T127">set up traps for this CPU </text:span></text:p>
      <text:p text:style-name="P223"><text:tab/>xchg(&amp;thiscpu-&gt;cpu_status, CPU_STARTED); <text:tab/>// tell boot_aps() we're up </text:p>
      <text:p text:style-name="P223"><text:tab/>// Now that we have finished some basic setup, call sched_yield() </text:p>
      <text:p text:style-name="P223"><text:tab/>// to start running processes on this CPU. <text:s/>But make sure that </text:p>
      <text:p text:style-name="P223"><text:tab/>// only one CPU can enter the scheduler at a time! </text:p>
      <text:p text:style-name="P223"><text:tab/>// Your code here: </text:p>
      <text:p text:style-name="P223"><text:s text:c="9"/>// Acquire kernel lock </text:p>
      <text:p text:style-name="P224"><text:s text:c="8"/>lock_kernel(); </text:p>
      <text:p text:style-name="P224">sched_yield();</text:p>
      <text:p text:style-name="P227">Function name: <text:span text:style-name="T130">mem_init_mp</text:span> </text:p>
      <text:p text:style-name="P226">parameters : void</text:p>
      <text:p text:style-name="P231">This function allocates memory and maps the allocated memory for each of the Ap's kernel stack. </text:p>
      <text:p text:style-name="P230">uintptr_t kstacktop_i = 0; </text:p>
      <text:p text:style-name="P230">int i = 0; </text:p>
      <text:p text:style-name="P230">for(i=0; i&lt;NCPU; i++) <text:tab/>//<text:span text:style-name="T131">iterating over the number of CPUs</text:span></text:p>
      <text:p text:style-name="P230">kstacktop_i = KSTACKTOP - (i * (KSTKSIZE+KSTKGAP)); // <text:span text:style-name="T132">calculates the address of the kernel <text:tab/><text:tab/><text:tab/><text:tab/><text:tab/><text:tab/><text:tab/><text:tab/><text:tab/><text:tab/>//stack for each CPU</text:span></text:p>
      <text:p text:style-name="P230">boot_map_region(kern_pgdir, kstacktop_i-KSTKSIZE, KSTKSIZE, PADDR(percpu_kstacks[i]), PTE_W); <text:tab/><text:tab/>//<text:span text:style-name="T133">allocates memory for the kernel stack of each CPU.</text:span></text:p>
      <text:p text:style-name="P202">BIG KERNEL LOCK :</text:p>
      <text:p text:style-name="P170">Our current code spins after initializing the AP in <text:span text:style-name="Source_20_Text">mp_main()</text:span>. Before letting the AP get any further, we need to first address race conditions when multiple CPUs run kernel code simultaneously. The simplest way to achieve this is to use a <text:span text:style-name="T73">big kernel lock</text:span>. The big kernel lock is a single global lock that is held whenever an environment enters kernel mode, and is released when the environment returns to user mode. In this model, environments in user mode can run concurrently on any available CPUs, but no more than one environment can run in kernel mode; any other environments that try to enter kernel mode are forced to wait. </text:p>
      <text:p text:style-name="P170">In <text:span text:style-name="Source_20_Text">i386_init()</text:span>, acquire the lock before the BSP wakes up the other CPUs. </text:p>
      <text:list xml:id="list8330418763268670986" text:style-name="L2">
        <text:list-item>
          <text:p text:style-name="P334">In <text:span text:style-name="Source_20_Text">trap()</text:span>, acquire the lock when trapped from user mode. To determine whether a trap <text:soft-page-break/>happened in user mode or in kernel mode, check the low bits of the <text:span text:style-name="Source_20_Text">tf_cs</text:span>. </text:p>
        </text:list-item>
        <text:list-item>
          <text:p text:style-name="P317">In <text:span text:style-name="Source_20_Text">env_run()</text:span>, release the lock <text:span text:style-name="T73">right before</text:span> switching to user mode. Do not do that too early or too late, otherwise you will experience races or deadlocks. </text:p>
        </text:list-item>
      </text:list>
      <text:p text:style-name="P171">We call the lock and unlock routines in critical locations as specified</text:p>
      <text:list xml:id="list3114499973761" text:continue-numbering="true" text:style-name="L2">
        <text:list-item>
          <text:p text:style-name="P334">In <text:span text:style-name="Source_20_Text">mp_main()</text:span>, acquire the lock after initializing the AP, and then call <text:span text:style-name="Source_20_Text">sched_yield()</text:span> to start running environments on this AP. </text:p>
        </text:list-item>
      </text:list>
      <text:p text:style-name="P172"><text:span text:style-name="T103">HOW THE BIG KERNEL LOCK IS IMPLEMEN</text:span><text:span text:style-name="T104">TED IS DISCUSSED IN AN INDEPENDANT <text:s/>ANNEXURE.</text:span></text:p>
      <text:p text:style-name="P203"/>
      <text:p text:style-name="P205">USER SPACE PAGE FAULT HANDELLING </text:p>
      <text:p text:style-name="P175">There is an associated system call “sys_env_pgfault_upcall. More on this system call in the annexure. </text:p>
      <text:p text:style-name="P196">STACK MANAGEMENT FOR USER SPACE PAGE FAULT HANDLER.</text:p>
      <text:p text:style-name="P174">In the user mode when a a user program is executing it uses the user stack. But when we switch to the user space page fault <text:span text:style-name="T137">handler, the handler function uses a different stack called the user-exception-stack. Hence we now perform stack switching from normal user stack to user exception stack. Essentially we have set up this user exception stack and switch to it. </text:span></text:p>
      <text:p text:style-name="P174">The JOS user exception stack is also one page in size, and its top is defined to be at virtual address <text:span text:style-name="Source_20_Text">UXSTACKTOP</text:span>, so the valid bytes of the user exception stack are from <text:span text:style-name="Source_20_Text">UXSTACKTOP-PGSIZE</text:span> through <text:span text:style-name="Source_20_Text">UXSTACKTOP-1</text:span> inclusive. While running on this exception stack, the user-level page fault handler can use JOS's regular system calls to map new pages or adjust mappings so as to fix whatever problem originally caused the page fault. Then the user-level page fault handler returns, via an assembly language stub, to the faulting code on the original stack. Each user environment that wants to support user-level page fault handling will need to allocate memory for its own exception stack, using the <text:span text:style-name="Source_20_Text">sys_page_alloc()</text:span> system call introduced in part A. </text:p>
      <text:p text:style-name="P205"><text:span text:style-name="T84">If the user environment is </text:span><text:span text:style-name="T74">already</text:span><text:span text:style-name="T84"> running on the user exception stack when an exception occurs, then the page fault handler itself has faulted. In this case, you should start the new stack frame just under the current </text:span><text:span text:style-name="Source_20_Text"><text:span text:style-name="T84">tf-&gt;tf_esp</text:span></text:span><text:span text:style-name="T84"> rather than at </text:span><text:span text:style-name="Source_20_Text"><text:span text:style-name="T84">UXSTACKTOP</text:span></text:span><text:span text:style-name="T84">. You should first push an empty 32-bit word, then a </text:span><text:span text:style-name="Source_20_Text"><text:span text:style-name="T84">struct Utrapframe</text:span></text:span><text:span text:style-name="T84">. </text:span><text:span text:style-name="T81">To test whether </text:span><text:span text:style-name="Source_20_Text"><text:span text:style-name="T81">tf-&gt;tf_esp</text:span></text:span><text:span text:style-name="T81"> is already on the user exception stack, check whether it is in the range between </text:span><text:span text:style-name="Source_20_Text"><text:span text:style-name="T81">UXSTACKTOP-PGSIZE</text:span></text:span><text:span text:style-name="T81"> and </text:span><text:span text:style-name="Source_20_Text"><text:span text:style-name="T81">UXSTACKTOP-1</text:span></text:span><text:span text:style-name="T81">, inclusive. </text:span></text:p>
      <text:p text:style-name="P176">There are 3 functions that work together in this. </text:p>
      <text:p text:style-name="P179">sys_env_set_pgfault_upcall(envid_t envid, void *func) : sets the given page fault handler to that environement. </text:p>
      <text:p text:style-name="P177">page_fault_handler(struct Trapframe *tf) : <text:span text:style-name="T138">Checks if there is a page fault handler. If there is one, it copies data from the trapframe into the allocated exception stack. It is to be noted that, the copied data has to leave 4 bytes of stash-space in the exception stack, for return addresses, If there is a pagefault </text:span><text:soft-page-break/><text:span text:style-name="T138">within a pagefault. <text:s/></text:span></text:p>
      <text:p text:style-name="P178">env_to_alter-&gt;env_pgfault_upcall = func : <text:span text:style-name="T139">after all the checking and initialiaztion, we point to the handler function. </text:span></text:p>
      <text:p text:style-name="P178">int (*func)(int argc, char** argv, struct Trapframe* tf); : <text:span text:style-name="T140">actual handler function. </text:span></text:p>
      <text:p text:style-name="P178">};</text:p>
      <text:p text:style-name="P180">The critical point is that, while we go ahead and execute the page_handler function, we have to have an exception stack set up. Lets see how that is done. </text:p>
      <text:p text:style-name="P181">We make the stack pointer(esp) point to a predefined location and call page_fault_handler, <text:span text:style-name="T142">this is done using a compiler directive label that takes execcution to (lib/pfentry.s) before calling the page fault handler</text:span>. </text:p>
      <text:p text:style-name="P182">The nuance here is while <text:span text:style-name="T141">returning</text:span> , we cannot just call jmp or ret because, we <text:span text:style-name="T141">have to return to the same state in which we left the user process. That is we need to put in all value that we saved as trap frame into the respective registers. Hence before returning from the page fault handler, we have a compiler directive label to get execution to a place(lib/pfentry.s) and push these values into the respective registers. </text:span></text:p>
      <text:p text:style-name="P206">COPY ON WRITE FORK IN USER SPACE</text:p>
      <text:p text:style-name="P206">The basic control flow for <text:span text:style-name="Source_20_Text">fork()</text:span> is as follows: </text:p>
      <text:list xml:id="list3079838823652488198" text:style-name="L3">
        <text:list-item>
          <text:p text:style-name="P335">The parent installs <text:span text:style-name="Source_20_Text">pgfault()</text:span> as the C-level page fault handler, using the <text:span text:style-name="Source_20_Text">set_pgfault_handler()</text:span> function you implemented above. </text:p>
        </text:list-item>
        <text:list-item>
          <text:p text:style-name="P335">The parent calls <text:span text:style-name="Source_20_Text">sys_exofork()</text:span> to create a child environment. </text:p>
        </text:list-item>
        <text:list-item>
          <text:p text:style-name="P318">For each writable or copy-on-write page in its address space below UTOP, the parent calls <text:span text:style-name="Source_20_Text">duppage</text:span>, which should map the page copy-on-write into the address space of the child and then <text:span text:style-name="T73">remap</text:span> the page copy-on-write in its own address space. <text:span text:style-name="Source_20_Text">duppage</text:span> sets both PTEs so that the page is not writeable, and to contain <text:span text:style-name="Source_20_Text">PTE_COW</text:span> in the "avail" field to distinguish copy-on-write pages from genuine read-only pages. </text:p>
          <text:p text:style-name="P318">The exception stack is <text:span text:style-name="T73">not</text:span> remapped this way, however. Instead you need to allocate a fresh page in the child for the exception stack. Since the page fault handler will be doing the actual copying and the page fault handler runs on the exception stack, the exception stack cannot be made copy-on-write: who would copy it? </text:p>
          <text:p text:style-name="P318"><text:span text:style-name="Source_20_Text">fork()</text:span> also needs to handle pages that are present, but not writable or copy-on-write.</text:p>
        </text:list-item>
        <text:list-item>
          <text:p text:style-name="P335">The parent sets the user page fault entrypoint for the child to look like its own. </text:p>
        </text:list-item>
        <text:list-item>
          <text:p text:style-name="P318">The child is now ready to run, so the parent marks it runnable. </text:p>
        </text:list-item>
      </text:list>
      <text:p text:style-name="Text_20_body">Each time one of the environments writes a copy-on-write page that it hasn't yet written, it will take a page fault. Here's the control flow for the user page fault handler: </text:p>
      <text:list xml:id="list8830111064852207317" text:style-name="L4">
        <text:list-item>
          <text:p text:style-name="P336"><text:soft-page-break/>The kernel propagates the page fault to <text:span text:style-name="Source_20_Text">_pgfault_upcall</text:span>, which calls <text:span text:style-name="Source_20_Text">fork()</text:span>'s <text:span text:style-name="Source_20_Text">pgfault()</text:span> handler. </text:p>
        </text:list-item>
        <text:list-item>
          <text:p text:style-name="P336"><text:span text:style-name="Source_20_Text">pgfault()</text:span> checks that the fault is a write (check for <text:span text:style-name="Source_20_Text">FEC_WR</text:span> in the error code) and that the PTE for the page is marked <text:span text:style-name="Source_20_Text">PTE_COW</text:span>. If not, panic. </text:p>
        </text:list-item>
        <text:list-item>
          <text:p text:style-name="P319"><text:span text:style-name="Source_20_Text">pgfault()</text:span> allocates a new page mapped at a temporary location and copies the contents of the faulting page into it. Then the fault handler maps the new page at the appropriate address with read/write permissions, in place of the old read-only mapping. </text:p>
        </text:list-item>
      </text:list>
      <text:p text:style-name="P237">FILE SYSTEMS</text:p>
      <text:p text:style-name="Text_20_body">The file system you will work with is much simpler than most "real" file systems including that of xv6 UNIX, but it is powerful enough to provide the basic features: creating, reading, writing, and deleting files organized in a hierarchical directory structure. </text:p>
      <text:p text:style-name="Text_20_body">We are (for the moment anyway) developing only a single-user operating system, which provides protection sufficient to catch bugs but not to protect multiple mutually suspicious users from each other. Our file system therefore does not support the UNIX notions of file ownership or permissions. Our file system also currently does not support hard links, symbolic links, time stamps, or special device files like most UNIX file systems do. </text:p>
      <text:h text:style-name="Heading_20_2" text:outline-level="2"><text:bookmark text:name="On-Disk-File-System-Structure"/>On-Disk File System Structure</text:h>
      <text:p text:style-name="Text_20_body">Most UNIX file systems divide available disk space into two main types of regions: <text:span text:style-name="T73">inode</text:span> regions and <text:span text:style-name="T73">data</text:span> regions. UNIX file systems assign one <text:span text:style-name="T73">inode</text:span> to each file in the file system; a file's inode holds critical meta-data about the file such as its <text:span text:style-name="Source_20_Text">stat</text:span> attributes and pointers to its data blocks. The data regions are divided into much larger (typically 8KB or more) <text:span text:style-name="T73">data blocks</text:span>, within which the file system stores file data and directory meta-data. Directory entries contain file names and pointers to inodes; a file is said to be <text:span text:style-name="T73">hard-linked</text:span> if multiple directory entries in the file system refer to that file's inode. Since our file system will not support hard links, we do not need this level of indirection and therefore can make a convenient simplification: our file system will not use inodes at all and instead will simply store all of a file's (or sub-directory's) meta-data within the (one and only) directory entry describing that file. </text:p>
      <text:p text:style-name="Text_20_body">Both files and directories logically consist of a series of data blocks, which may be scattered throughout the disk much like the pages of an environment's virtual address space can be scattered throughout physical memory. The file system environment hides the details of block layout, presenting interfaces for reading and writing sequences of bytes at arbitrary offsets within files. The file system environment handles all modifications to directories internally as a part of performing actions such as file creation and deletion. Our file system does allow user environments to <text:span text:style-name="T73">read</text:span> directory meta-data directly (e.g., with <text:span text:style-name="Source_20_Text">read</text:span>), which means that user environments can perform directory scanning operations themselves (e.g., to implement the <text:span text:style-name="Teletype">ls</text:span> program) rather than having to rely on additional special calls to the file system. The disadvantage of this approach to directory scanning, and the reason most modern UNIX variants discourage it, is that it makes application programs dependent on the <text:soft-page-break/>format of directory meta-data, making it difficult to change the file system's internal layout without changing or at least recompiling application programs as well. </text:p>
      <text:h text:style-name="Heading_20_3" text:outline-level="3"><text:bookmark text:name="Sectors-and-Blocks"/>Sectors and Blocks</text:h>
      <text:p text:style-name="Text_20_body">Most disks cannot perform reads and writes at byte granularity and instead perform reads and writes in units of <text:span text:style-name="T73">sectors</text:span>, which today are almost universally 512 bytes each. File systems actually allocate and use disk storage in units of <text:span text:style-name="T73">blocks</text:span> Be wary of the distinction between the two terms: <text:span text:style-name="T73">sector size</text:span> is a property of the disk hardware, whereas <text:span text:style-name="T73">block size</text:span> is an aspect of the operating system using the disk. A file system's block size must be a multiple of the sector size of the underlying disk. </text:p>
      <text:p text:style-name="Text_20_body">The UNIX xv6 file system uses a block size of 512 bytes, the same as the sector size of the underlying disk. Most modern file systems use a larger block size, however, because storage space has gotten much cheaper and it is more efficient to manage storage at larger granularities. Our file system will use a block size of 4096 bytes, conveniently matching the processor's page size. </text:p>
      <text:h text:style-name="Heading_20_3" text:outline-level="3"><text:bookmark text:name="Superblocks"/>Superblocks</text:h>
      <text:p text:style-name="Text_20_body">File systems typically reserve certain disk blocks at "easy-to-find" locations on the disk (such as the very start or the very end) to hold meta-data describing properties of the file system as a whole, such as the block size, disk size, any meta-data required to find the root directory, the time the file system was last mounted, the time the file system was last checked for errors, and so on. These special blocks are called <text:span text:style-name="T73">superblocks</text:span>. </text:p>
      <text:p text:style-name="Text_20_body">Our file system will have exactly one superblock, which will always be at block 1 on the disk. Its layout is defined by <text:span text:style-name="Source_20_Text">struct Super</text:span> in <text:span text:style-name="Teletype">inc/fs.h</text:span>. Block 0 is typically reserved to hold boot loaders and partition tables, so file systems generally do not use the very first disk block. Many "real" file systems maintain multiple superblocks, replicated throughout several widely-spaced regions of the disk, so that if one of them is corrupted or the disk develops a media error in that region, the other superblocks can still be found and used to access the file system. </text:p>
      <text:h text:style-name="Heading_20_3" text:outline-level="3"><text:bookmark text:name="File-Meta-data"/>File Meta-data</text:h>
      <text:p text:style-name="Text_20_body">The layout of the meta-data describing a file in our file system is described by <text:span text:style-name="Source_20_Text">struct File</text:span> in <text:span text:style-name="Teletype">inc/fs.h</text:span>. This meta-data includes the file's name, size, type (regular file or directory), and pointers to the blocks comprising the file. As mentioned above, we do not have inodes, so this meta-data is stored in a directory entry on disk. Unlike in most "real" file systems, for simplicity we will use this one <text:span text:style-name="Source_20_Text">File</text:span> structure to represent file meta-data as it appears <text:span text:style-name="T73">both on disk and in memory</text:span>. </text:p>
      <text:p text:style-name="Text_20_body">The <text:span text:style-name="Source_20_Text">f_direct</text:span> array in <text:span text:style-name="Source_20_Text">struct File</text:span> contains space to store the block numbers of the first 10 (<text:span text:style-name="Source_20_Text">NDIRECT</text:span>) blocks of the file, which we call the file's <text:span text:style-name="T73">direct</text:span> blocks. For small files up to 10*4096 = 40KB in size, this means that the block numbers of all of the file's blocks will fit directly within the <text:span text:style-name="Source_20_Text">File</text:span> structure itself. For larger files, however, we need a place to hold the rest of the file's block numbers. For any file greater than 40KB in size, therefore, we allocate an additional disk block, called <text:soft-page-break/>the file's <text:span text:style-name="T73">indirect block</text:span>, to hold up to 4096/4 = 1024 additional block numbers. Our file system therefore allows files to be up to 1034 blocks, or just over four megabytes, in size. To support larger files, "real" file systems typically support <text:span text:style-name="T73">double-</text:span> and <text:span text:style-name="T73">triple-indirect blocks</text:span> as well. </text:p>
      <text:h text:style-name="Heading_20_3" text:outline-level="3"><text:bookmark text:name="Directories-versus-Regular-Files"/>Directories versus Regular Files</text:h>
      <text:p text:style-name="Text_20_body">A <text:span text:style-name="Source_20_Text">File</text:span> structure in our file system can represent either a <text:span text:style-name="T73">regular</text:span> file or a directory; these two types of "files" are distinguished by the <text:span text:style-name="Source_20_Text">type</text:span> field in the <text:span text:style-name="Source_20_Text">File</text:span> structure. The file system manages regular files and directory-files in exactly the same way, except that it does not interpret the contents of the data blocks associated with regular files at all, whereas the file system interprets the contents of a directory-file as a series of <text:span text:style-name="Source_20_Text">File</text:span> structures describing the files and subdirectories within the directory. </text:p>
      <text:p text:style-name="Text_20_body">The superblock in our file system contains a <text:span text:style-name="Source_20_Text">File</text:span> structure (the <text:span text:style-name="Source_20_Text">root</text:span> field in <text:span text:style-name="Source_20_Text">struct Super</text:span>) that holds the meta-data for the file system's root directory. The contents of this directory-file is a sequence of <text:span text:style-name="Source_20_Text">File</text:span> structures describing the files and directories located within the root directory of the file system. Any subdirectories in the root directory may in turn contain more <text:span text:style-name="Source_20_Text">File</text:span> structures representing sub-subdirectories, and so on. </text:p>
      <text:p text:style-name="P238"><text:bookmark text:name="Superblocks1"/>&gt;&gt;&gt;&gt;&gt;&gt;&gt;&gt;&gt;&gt; insert two important pictures from the lab document &lt;&lt;&lt;&lt;&lt;&lt;&lt;&lt;&lt;&lt;&lt;&lt;&lt;&lt;&lt;&lt;&lt;&lt;&lt;</text:p>
      <text:p text:style-name="P240">constants : </text:p>
      <text:p text:style-name="P320">#define SECTSIZE<text:tab/>512<text:tab/><text:tab/><text:tab/>// bytes per disk sector </text:p>
      <text:p text:style-name="P321">#define BLKSECTS<text:tab/>(BLKSIZE / SECTSIZE)<text:tab/>// sectors per block </text:p>
      <text:p text:style-name="P321">/* Disk block n, when in memory, is mapped into the file system </text:p>
      <text:p text:style-name="P321"><text:s/>* server's address space at DISKMAP + (n*BLKSIZE). */ </text:p>
      <text:p text:style-name="P321">#define DISKMAP<text:tab/><text:tab/>0x10000000 </text:p>
      <text:p text:style-name="P321">/* Maximum disk size we can handle (3GB) */ </text:p>
      <text:p text:style-name="P321">#define DISKSIZE<text:tab/>0xC0000000</text:p>
      <text:p text:style-name="P239">Important Data Strcutures: </text:p>
      <text:p text:style-name="P233">struct File { </text:p>
      <text:p text:style-name="P233"><text:tab/>char f_name[MAXNAMELEN];<text:tab/>// filename </text:p>
      <text:p text:style-name="P233"><text:tab/>off_t f_size;<text:tab/><text:tab/><text:tab/>// file size in bytes </text:p>
      <text:p text:style-name="P233"><text:tab/>uint32_t f_type;<text:tab/><text:tab/>// file type </text:p>
      <text:p text:style-name="P233">// Block pointers. </text:p>
      <text:p text:style-name="P233"><text:tab/>// A block is allocated iff its value is != 0. </text:p>
      <text:p text:style-name="P233"><text:tab/>uint32_t f_direct[NDIRECT];<text:tab/>// direct blocks </text:p>
      <text:p text:style-name="P233"><text:soft-page-break/><text:tab/>uint32_t f_indirect;<text:tab/><text:tab/>// indirect block </text:p>
      <text:p text:style-name="P233">// Pad out to 256 bytes; must do arithmetic in case we're compiling </text:p>
      <text:p text:style-name="P233"><text:tab/>// fsformat on a 64-bit machine. </text:p>
      <text:p text:style-name="P233"><text:tab/>uint8_t f_pad[256 - MAXNAMELEN - 8 - 4*NDIRECT - 4]; </text:p>
      <text:p text:style-name="P233">}</text:p>
      <text:p text:style-name="P234">Given above is the file struct, holds all the informationa bout a file object. Most accessed and created data structure. </text:p>
      <text:p text:style-name="P233"/>
      <text:p text:style-name="P234">struct Super { </text:p>
      <text:p text:style-name="P234"><text:tab/>uint32_t s_magic;<text:tab/><text:tab/>// Magic number: FS_MAGIC </text:p>
      <text:p text:style-name="P234"><text:tab/>uint32_t s_nblocks;<text:tab/><text:tab/>// Total number of blocks on disk </text:p>
      <text:p text:style-name="P234"><text:tab/>struct File s_root;<text:tab/><text:tab/>// Root directory node </text:p>
      <text:p text:style-name="P234">};</text:p>
      <text:p text:style-name="P235">Superblock data structure holds necessary information about the file system and <text:span text:style-name="T143">where its root directory is.</text:span></text:p>
      <text:p text:style-name="P236"><text:span text:style-name="T144">The Idea looks to be to spwan an environment and make it handle file systems using IPC. <text:s/>We go to i386 code to create a new environment using ENV_CREATE(fs_fs, ENV_TYPE_FS); </text:span><text:span text:style-name="T39">with appropriate privilege level to access the I/O space of the processor,</text:span><text:span text:style-name="T40"> this is critical because we have to provide this created environement to issue I/O instructions like IN/OUT(accessing the I/O space) This is done by setting the IOPL</text:span><text:span text:style-name="T41">(its 12-13</text:span><text:span text:style-name="T152">th</text:span><text:span text:style-name="T41"> bit in the EFLAGS register)</text:span><text:span text:style-name="T40"> bits in the EFLAGS register</text:span><text:span text:style-name="T39">. <text:s/></text:span></text:p>
      <text:p text:style-name="P183">Once this <text:span text:style-name="T145">environment</text:span> is created. We <text:span text:style-name="T147">allocate</text:span> addresses DISKMAP to DISKMAP + DISKMAX<text:span text:style-name="T146">(3 GB) from the virtual address space to of the environment to the disk cache</text:span>. </text:p>
      <text:p text:style-name="P184">Function name: diskaddr</text:p>
      <text:p text:style-name="P184">Parameters : blockno</text:p>
      <text:p text:style-name="P185">This function gives the virtual address of the block given its block number. </text:p>
      <text:p text:style-name="P184"><text:span text:style-name="T148"><text:tab/>i</text:span>f (blockno == 0 || (super &amp;&amp; blockno &gt;= super-&gt;s_nblocks)) <text:tab/>//<text:span text:style-name="T149">checks if block no is valid</text:span></text:p>
      <text:p text:style-name="P184"><text:tab/>panic("bad block number %08x in diskaddr", blockno); </text:p>
      <text:p text:style-name="P184"><text:tab/>return (char*) (DISKMAP + blockno * BLKSIZE); <text:tab/> <text:s text:c="2"/>//<text:span text:style-name="T150">calculates virtual address and returns</text:span></text:p>
      <text:p text:style-name="P186"/>
      <text:p text:style-name="P186"><text:soft-page-break/>function name : va_is_mapped(void *va) <text:tab/>// Is this virtual address mapped? </text:p>
      <text:p text:style-name="P186"><text:tab/>return (uvpd[PDX(va)] &amp; PTE_P) &amp;&amp; (uvpt[PGNUM(va)] &amp; PTE_P); </text:p>
      <text:p text:style-name="P186"/>
      <text:p text:style-name="P186">function name : va_is_dirty(void *va) <text:tab/><text:tab/> // Is this virtual address dirty? </text:p>
      <text:p text:style-name="P186">return (uvpt[PGNUM(va)] &amp; PTE_D) != 0; </text:p>
      <text:p text:style-name="P207">BLOCK CACHE: </text:p>
      <text:p text:style-name="P187">We shall have a special table of various parameters of our file system, like maximum file size and so on. These numbers have a rational by which they have been derived. We shall discuss them too. <text:span text:style-name="T151">In our simplified file system implementation, We have 2 disks, each of a capacity 3 GB. We also have a software caching technique(the block cache) that maps this disk(the whole disk) into the user environment. Unlike the monolithic kernel technique we do not load the IDE disk driver as a kernel module into the kernel. We a IDE disk driver in the user space. Lets see how this is implemented. <text:s text:c="3"/></text:span></text:p>
      <text:p text:style-name="P190">The user-space I/O device driver is at /fs/ide.c (by the end of the project, we have to have the entire hierarchy of the repository and explain what is where). <text:s/></text:p>
      <text:p text:style-name="P210">Digression: Disk Driver: </text:p>
      <text:p text:style-name="P188">The driver is written already for us. <text:span text:style-name="T153">We wont go into the details of this driver-implementation. But will at least have a hash map of all the functions and what each of them do. </text:span></text:p>
      <text:p text:style-name="P197">IDE/ATA compatible hard disks: </text:p>
      <text:p text:style-name="P241">IDE : Integrated Drive Electronics </text:p>
      <text:p text:style-name="P242"><text:span text:style-name="T154">ATA : </text:span>Advanced Technology Attachment</text:p>
      <text:p text:style-name="P242"><text:span text:style-name="T35">Integrated Device Electronics</text:span>. It is the most widely-used hard drive interface on the market. The fancy name refers to how the IDE technology "integrates" the electronics controller into the drive itself. The IDE interface, which could only support drives up to 540 MB has been replaced by the superior EIDE (Enhanced-IDE) technology which supports over 50 GB and allows for over twice as fast data transfer rates. The other most common hard drive interface is SCSI, which is faster than EIDE, but usually costs more. Although it really refers to a general technology, most people use the term to refer the ATA specification, which uses this technology.</text:p>
      <text:p text:style-name="P242"><text:span text:style-name="T35">AT Attachment</text:span>. The specification, formulated in the 1980s by a consortium of hardware and software manufacturers, that defines the IDE drive interface. AT refers to the IBM PC/AT personal computer and its bus architecture. IDE drives are sometimes referred to as ATA drives or AT bus drives. The newer ATA-2 specification defines the EIDE interface, which improves upon the IDE standard. (See also IDE and EIDE.)</text:p>
      <text:p text:style-name="P209">POLLING VS INTERRUPT BASED DEVICE DRIVERS : </text:p>
      <text:p text:style-name="P301"><text:span text:style-name="T14">Most input and output devices are much slower than the CPU—so much slower that it would be a </text:span><text:soft-page-break/><text:span text:style-name="T14">terrible waste of the CPU to make it wait for the input devices. For example, compare the speed you can type with the speed the CPU can execute instructions. Even a very fast typist could probably type no more than 10 characters per second, while a modern CPU can execute more than two billion instructions in that same second! </text:span><text:span text:style-name="T13"> </text:span></text:p>
      <text:p text:style-name="P208">IN-OUT ASSEMBLY INSTRUCTIONS: </text:p>
      <text:p text:style-name="P189">IN/OUT assembly instructions are widely used to access port mapped-I/O devices. <text:span text:style-name="T155">Refer to previous sections for discussion and difference between memory mapped and port mapped I/O. Short digression about IN/OUT instructions is as follows. </text:span><text:s text:c="2"/></text:p>
      <text:p text:style-name="P189">Both RAM and IO devices are connected to the same address, data and control lines. Every IO device is configured to respond to a certain combination of address lines (that's the IO address). There's a signal line called M/#IO. When you use the IN or OUT instructions, the M/#IO is not asserted, so both memory and IO devices know that the CPU talks to IO devices. For the rest of instructions, M/#IO is asserted so CPU talks to the RAM and IO devices do not interfere with the communication.</text:p>
      <text:p text:style-name="Text_20_body">Under certain conditions the IO devices can drive the data lines and the RAM can read them at the same time. And vice versa. It's called DMA.</text:p>
      <text:p text:style-name="Text_20_body">Traditionally, serial and printer ports, as well as keyboard, mouse, temperature sensors and so forth were I/O devices. Disks were sort of in between; data transfers would be initiated by I/O commands but the disk controller would usually direct-deposit its data in system memory.</text:p>
      <text:p text:style-name="P243"><text:span text:style-name="T156">The instructions </text:span><text:a xlink:type="simple" xlink:href="https://pdos.csail.mit.edu/6.828/2008/readings/i386/IN.htm"><text:span text:style-name="T156">IN</text:span></text:a> <text:span text:style-name="T157">and </text:span><text:a xlink:type="simple" xlink:href="https://pdos.csail.mit.edu/6.828/2008/readings/i386/OUT.htm"><text:span text:style-name="T157">OUT</text:span></text:a> <text:span text:style-name="T157">move data between a register and a port in the I/O address space. The instructions </text:span><text:a xlink:type="simple" xlink:href="https://pdos.csail.mit.edu/6.828/2008/readings/i386/INS.htm"><text:span text:style-name="T157">INS</text:span></text:a> <text:span text:style-name="T157">and </text:span><text:a xlink:type="simple" xlink:href="https://pdos.csail.mit.edu/6.828/2008/readings/i386/OUTS.htm"><text:span text:style-name="T157">OUTS</text:span></text:a> <text:span text:style-name="T157">move strings of data between the memory address space and ports in the I/O address space.</text:span></text:p>
      <text:p text:style-name="P244"><text:span text:style-name="T10">IN/OUT instructions can be used from the user-space. </text:span><text:span text:style-name="T11">But the process that runs this user space program should have the necessary privilege level(IOPL bits in EFLAGS register). </text:span></text:p>
      <text:p text:style-name="P245">There a flurry of these IOPL sensitive instructions, some are as follows:</text:p>
      <text:p text:style-name="P245"><text:span text:style-name="T1"><text:tab/></text:span><text:a xlink:type="simple" xlink:href="https://pdos.csail.mit.edu/6.828/2008/readings/i386/IN.htm"><text:span text:style-name="T1">IN</text:span></text:a><text:span text:style-name="T12"> </text:span><text:span text:style-name="T1">-- Input</text:span><text:span text:style-name="T12"> </text:span></text:p>
      <text:list xml:id="list7284051252055078588" text:style-name="L5">
        <text:list-item>
          <text:p text:style-name="P337"><text:a xlink:type="simple" xlink:href="https://pdos.csail.mit.edu/6.828/2008/readings/i386/INS.htm"><text:span text:style-name="T1">INS</text:span></text:a><text:span text:style-name="T12"> </text:span><text:span text:style-name="T1">-- Input String</text:span><text:span text:style-name="T12"> </text:span></text:p>
        </text:list-item>
        <text:list-item>
          <text:p text:style-name="P337"><text:a xlink:type="simple" xlink:href="https://pdos.csail.mit.edu/6.828/2008/readings/i386/OUT.htm"><text:span text:style-name="T1">OUT</text:span></text:a><text:span text:style-name="T12"> </text:span><text:span text:style-name="T1">-- Output</text:span><text:span text:style-name="T12"> </text:span></text:p>
        </text:list-item>
        <text:list-item>
          <text:p text:style-name="P337"><text:a xlink:type="simple" xlink:href="https://pdos.csail.mit.edu/6.828/2008/readings/i386/OUTS.htm"><text:span text:style-name="T1">OUTS</text:span></text:a><text:span text:style-name="T12"> </text:span><text:span text:style-name="T1">-- Output String</text:span><text:span text:style-name="T12"> </text:span></text:p>
        </text:list-item>
        <text:list-item>
          <text:p text:style-name="P337"><text:a xlink:type="simple" xlink:href="https://pdos.csail.mit.edu/6.828/2008/readings/i386/CLI.htm"><text:span text:style-name="T1">CLI</text:span></text:a><text:span text:style-name="T12"> </text:span><text:span text:style-name="T1">-- Clear Interrupt-Enable Flag</text:span><text:span text:style-name="T12"> </text:span></text:p>
        </text:list-item>
        <text:list-item>
          <text:p text:style-name="P337"><text:a xlink:type="simple" xlink:href="https://pdos.csail.mit.edu/6.828/2008/readings/i386/STI.htm"><text:span text:style-name="T1">STI</text:span></text:a><text:span text:style-name="T12"> </text:span><text:span text:style-name="T1">-- Set Interrupt-Enable</text:span><text:span text:style-name="T12"> </text:span></text:p>
        </text:list-item>
      </text:list>
      <text:p text:style-name="P313"><text:span text:style-name="T158">Because each task has its own unique copy of the flags register, each task can have a different IOPL. </text:span><text:span text:style-name="T159">A task whose primary function is to perform I/O (a device driver) can benefit from having an IOPL of three, thereby permitting all procedures of the task to perform I/O.</text:span> <text:span text:style-name="T158">Other tasks typically have IOPL set to zero or one, reserving the right to perform I/O instructions for the most privileged procedures.</text:span> <text:span text:style-name="T158"><text:line-break/></text:span> </text:p>
      <text:p text:style-name="P108"><text:soft-page-break/><text:span text:style-name="T9">A task can change IOPL only with the </text:span><text:a xlink:type="simple" xlink:href="https://pdos.csail.mit.edu/6.828/2008/readings/i386/POPF.htm"><text:span text:style-name="T9">POPF</text:span></text:a><text:span text:style-name="T12"> </text:span><text:span text:style-name="T1">instruction; however, such changes are privileged. No procedure may alter IOPL (the I/O privilege level in the flag register) unless the procedure is executing at privilege level 0</text:span><text:span text:style-name="T3">(Kernel space)</text:span><text:span text:style-name="T1">. An attempt by a less privileged procedure to alter IOPL does not result in an exception; IOPL simply remains unaltered.</text:span><text:span text:style-name="T12"> </text:span></text:p>
      <text:p text:style-name="P300"><text:span text:style-name="T161">We have written </text:span><text:span text:style-name="T162">a few wrapper functions for IN/OUT assembly function there are many such functions each for different purpose. We have just </text:span><text:span text:style-name="T163">1</text:span><text:span text:style-name="T162"> functions as a sample, other functions are written on similar lines with slight modifications. </text:span></text:p>
      <text:p text:style-name="P257">Function name : static __inline void outb(int port, uint8_t data) </text:p>
      <text:p text:style-name="P257"><text:tab/>__asm __volatile("outb %0,%w1" : : "a" (data), "d" (port)); </text:p>
      <text:p text:style-name="P246">we use the __asm__volatile compiler directive, we can also use “asm”. <text:span text:style-name="T160">Input parameter is the port number and the data to be sent. <text:s/>Similarly we have wrappers for IN function too. </text:span></text:p>
      <text:p text:style-name="P287">Back to Disk driver code:</text:p>
      <text:p text:style-name="P291">Function name : ide_probe_disk1(void) </text:p>
      <text:p text:style-name="P291"><text:tab/>// wait for Device 0 to be ready </text:p>
      <text:p text:style-name="P291"><text:tab/>ide_wait_ready(0); </text:p>
      <text:p text:style-name="P291"><text:tab/>// switch to Device 1 </text:p>
      <text:p text:style-name="P292"><text:tab/>outb(0x1F6, 0xE0 | (1&lt;&lt;4)); <text:tab/><text:tab/>// <text:span text:style-name="T176">using the above outb wrapper to switch to device1's <text:tab/><text:tab/>//address space, <text:s/></text:span>0x1F6 <text:span text:style-name="T181">is the port and <text:s/></text:span>1&lt;&lt;4 <text:span text:style-name="T182">&amp; </text:span>0xE0 <text:span text:style-name="T176">is the data.</text:span></text:p>
      <text:p text:style-name="P291"><text:tab/>// check for Device 1 to be ready for a while </text:p>
      <text:p text:style-name="P291"><text:tab/>for (x = 0; </text:p>
      <text:p text:style-name="P291"><text:tab/> <text:s text:c="4"/>x &lt; 1000 &amp;&amp; ((r = inb(0x1F7)) &amp; (IDE_BSY|IDE_DF|IDE_ERR)) != 0; </text:p>
      <text:p text:style-name="P293"><text:tab/> <text:s text:c="4"/>x++) <text:span text:style-name="T187">uint32_t blockno = ((uint32_t)addr - DISKMAP) / BLKSIZE;</text:span></text:p>
      <text:p text:style-name="P291"><text:tab/><text:tab/>/* do nothing */; // <text:span text:style-name="T177">empty for loop that keeps polling(our driver is polling based and not <text:tab/><text:tab/><text:tab/><text:tab/><text:tab/><text:tab/>// interrupt based). </text:span></text:p>
      <text:p text:style-name="P291"><text:tab/>// switch back to Device 0 </text:p>
      <text:p text:style-name="P291"><text:tab/>outb(0x1F6, 0xE0 | (0&lt;&lt;4)); </text:p>
      <text:p text:style-name="P291">cprintf("Device 1 presence: %d\n", (x &lt; 1000)); </text:p>
      <text:p text:style-name="P291"><text:tab/>return (x &lt; 1000); </text:p>
      <text:p text:style-name="P290"/>
      <text:p text:style-name="P290"><text:span text:style-name="T180">Function name : </text:span>ide_wait_ready(bool check_error) // waits for the given device(either 1 or 0 to be ready)</text:p>
      <text:p text:style-name="P247"><text:span text:style-name="T180">Function name : </text:span>ide_set_disk(int d) // checks if <text:span text:style-name="T178">d</text:span> is 1 or 0, if yes sets diskno as <text:span text:style-name="T178">d</text:span>.</text:p>
      <text:p text:style-name="P248"><text:soft-page-break/>Function name : ide_read()</text:p>
      <text:p text:style-name="P249">Parameters : <text:s/><text:span text:style-name="T179">uint32_t secno, void *dst, size_t nsecs </text:span></text:p>
      <text:p text:style-name="P249"/>
      <text:p text:style-name="P249"/>
      <text:p text:style-name="P250">Function name : ide_write()</text:p>
      <text:p text:style-name="P251">Parameters : <text:s/><text:span text:style-name="T183">uint32_t secno, const void *src, size_t nsecs</text:span></text:p>
      <text:p text:style-name="P251"/>
      <text:p text:style-name="P251"/>
      <text:p text:style-name="P252">Block cache contd: </text:p>
      <text:p text:style-name="P303"><text:span text:style-name="Source_20_Text">bc_pgfault</text:span> is a page fault handler, just like the one your wrote in the previous lab for copy-on-write fork, except that its job is to load pages in from the disk in response to a page fault</text:p>
      <text:p text:style-name="P253">Function name : bc_pgfault()</text:p>
      <text:p text:style-name="P302"><text:span text:style-name="T165">Parameters : <text:s/></text:span><text:span text:style-name="T164">struct UTrapframe *utf // trap frame pointer. </text:span></text:p>
      <text:p text:style-name="P304"><text:span text:style-name="T164">void *addr = (void *) utf-&gt;utf_fault_va; <text:tab/>// </text:span><text:span text:style-name="T166">faulting virtual address</text:span></text:p>
      <text:p text:style-name="P304"><text:span text:style-name="T164"><text:tab/>uint32_t blockno = ((uint32_t)addr - DISKMAP) / BLKSIZE; // </text:span><text:span text:style-name="T161">block number </text:span><text:span text:style-name="T167">of this address</text:span><text:span text:style-name="T161">. </text:span></text:p>
      <text:p text:style-name="P254"><text:tab/>// Check that the fault was within the block cache region </text:p>
      <text:p text:style-name="P254">// Allocate a page in the disk map region, read the contents of the block from the disk into that page. </text:p>
      <text:p text:style-name="P254">Hint: first round addr to page boundary. fs/ide.c has code to read the disk. </text:p>
      <text:p text:style-name="P255"><text:s text:c="4"/>addr = ROUNDDOWN(addr, PGSIZE); </text:p>
      <text:p text:style-name="P307"><text:span text:style-name="T164">if (sys_page_alloc(thisenv-&gt;env_id, addr, PTE_P | PTE_U | PTE_W ) &lt; 0) // </text:span><text:span text:style-name="T170">allocate a page </text:span><text:span text:style-name="T171">of memory <text:s/><text:tab/><text:tab/><text:tab/><text:tab/><text:tab/><text:tab/><text:tab/>//into that environments address space. </text:span><text:span text:style-name="T164"><text:s text:c="3"/></text:span></text:p>
      <text:p text:style-name="P307"><text:span text:style-name="T171">pa</text:span><text:span text:style-name="T164">nic("ERROR in sys_page_alloc!!"); </text:span></text:p>
      <text:p text:style-name="P305"><text:span text:style-name="T164">if (ide_read(blockno * <text:s/>BLKSECTS, addr, BLKSECTS) &lt; 0) <text:tab/>// </text:span><text:span text:style-name="T169">reads the given block into the <text:tab/><text:tab/><text:tab/>// </text:span><text:span text:style-name="T172">a.k.a reads from the disk </text:span><text:span text:style-name="T169">//allocated address pointed by the addr pointer. </text:span></text:p>
      <text:p text:style-name="P306"><text:span text:style-name="T168">p</text:span><text:span text:style-name="T164">anic("ERROR in ide_read!!"); </text:span></text:p>
      <text:p text:style-name="P256">// Clear the dirty bit for the disk block page since we just read the block from disk </text:p>
      <text:p text:style-name="P254"><text:tab/>if ((r = sys_page_map(0, addr, 0, addr, uvpt[PGNUM(addr)] &amp; PTE_SYSCALL)) &lt; 0) // <text:span text:style-name="T184">change the dirty bit in block cache for that page. </text:span><text:s/></text:p>
      <text:p text:style-name="P254"><text:tab/><text:tab/>panic("in bc_pgfault, sys_page_map: %e", r); </text:p>
      <text:p text:style-name="P258">Function name : <text:span text:style-name="T185">flush_block()</text:span></text:p>
      <text:p text:style-name="P259"><text:soft-page-break/>Parameters : void *addr</text:p>
      <text:p text:style-name="P260">Flushes the given block from the memory into the disk. <text:span text:style-name="T186">Flush the contents of the block containing VA out to disk if necessary, then clear the PTE_D bit using sys_page_map. If the block is not in the block cache or is not dirty, does nothing.</text:span></text:p>
      <text:p text:style-name="P261">uint32_t blockno = ((uint32_t)addr - DISKMAP) / BLKSIZE;</text:p>
      <text:p text:style-name="P262">addr = ROUNDDOWN(addr,PGSIZE);</text:p>
      <text:p text:style-name="P263"><text:s text:c="3"/>if ((ide_write(blockno * BLKSECTS, addr, BLKSECTS) &lt; 0)) <text:s/>// <text:span text:style-name="T188">write to the disk </text:span></text:p>
      <text:p text:style-name="P263"><text:s text:c="8"/>panic("ERROR in ide_write!!"); </text:p>
      <text:p text:style-name="P263"><text:s/>if ((sys_page_map(thisenv-&gt;env_id, addr, thisenv-&gt;env_id, addr, PTE_SYSCALL) &lt; 0)) //<text:span text:style-name="T189">maps the <text:tab/><text:tab/><text:tab/><text:tab/><text:tab/>//read data into the virtual address “addr” </text:span></text:p>
      <text:h text:style-name="P314" text:outline-level="2"><text:bookmark text:name="The-Block-Bitmap"/>The Block Bitmap </text:h>
      <text:p text:style-name="P264">Free space management is done using bitmaps. </text:p>
      <text:p text:style-name="Text_20_body">After <text:span text:style-name="Source_20_Text">fs_init</text:span> sets the <text:span text:style-name="Source_20_Text">bitmap</text:span> pointer, we can treat <text:span text:style-name="Source_20_Text">bitmap</text:span> as a packed array of bits, one for each block on the disk. See, for example, <text:span text:style-name="Source_20_Text">block_is_free</text:span>, which simply checks whether a given block is marked free in the bitmap. </text:p>
      <text:p text:style-name="P265">Function name : block_is_free() </text:p>
      <text:p text:style-name="P265">Parameters : <text:s/>uint32_t blockno</text:p>
      <text:p text:style-name="P265">if (super == 0 || blockno &gt;= super-&gt;s_nblocks) </text:p>
      <text:p text:style-name="P265"><text:tab/><text:tab/>return 0; </text:p>
      <text:p text:style-name="P265"><text:tab/>if (bitmap[blockno / 32] &amp; (1 &lt;&lt; (blockno % 32))) <text:tab/>// <text:span text:style-name="T190">checks if that bit is free. </text:span></text:p>
      <text:p text:style-name="P265"><text:tab/><text:tab/>return 1; </text:p>
      <text:p text:style-name="P265"><text:tab/>return 0;</text:p>
      <text:p text:style-name="P266">Function name : alloc_block()</text:p>
      <text:p text:style-name="P267">Parameters : <text:s/>void</text:p>
      <text:p text:style-name="P268">Parses the bit-map and finds the index of the first free block. <text:span text:style-name="T191">While allocating the block we have to flush the bitmap to the disk. We must always have an updated version of the bitmap to in the disk.</text:span></text:p>
      <text:p text:style-name="P269"><text:s text:c="4"/>for (i = 0; i &lt; super-&gt;s_nblocks/32; i++) <text:tab/>// <text:span text:style-name="T192">total number of bitmaps </text:span></text:p>
      <text:p text:style-name="P269"><text:s text:c="4"/>for (j = 0; j &lt; 32; j++) <text:tab/>// <text:span text:style-name="T193">32 bits in one bitmap </text:span></text:p>
      <text:p text:style-name="P269"><text:s/>uint32_t mark_bit = (1 &lt;&lt; j); <text:tab/>// <text:span text:style-name="T194">mark-bit </text:span></text:p>
      <text:p text:style-name="P269"><text:s text:c="4"/><text:tab/> <text:s text:c="3"/>if (bitmap[i] &amp; mark_bit) <text:tab/><text:tab/>// <text:span text:style-name="T195">for the first free block <text:s/></text:span></text:p>
      <text:p text:style-name="P269"><text:soft-page-break/><text:s text:c="8"/><text:tab/><text:tab/>bitmap[i] &amp;= ~mark_bit; <text:tab/>// <text:span text:style-name="T196">mark the free bit to be occupied. </text:span></text:p>
      <text:p text:style-name="P269"><text:s text:c="8"/><text:tab/><text:span text:style-name="T197">f</text:span>lush_block(diskaddr((i * 32 | j)/BLKBITSIZE + 2)); // <text:span text:style-name="T198">flushes the updated bitmap to the disk </text:span></text:p>
      <text:p text:style-name="P269"><text:s text:c="8"/><text:tab/><text:tab/>return (i * 32) | j; </text:p>
      <text:p text:style-name="P269"><text:s text:c="4"/>return -E_NO_DISK; </text:p>
      <text:p text:style-name="P270">Function name : file_block_walk() </text:p>
      <text:p text:style-name="P270">parameters : <text:s/>struct File *f, uint32_t filebno, uint32_t **ppdiskbno, bool alloc</text:p>
      <text:p text:style-name="P271"><text:span text:style-name="T199">A</text:span>nalogous to walkpgdir allocates and maps blocks. <text:span text:style-name="T199">Find the disk block number slot for the 'filebno'th block in file 'f'. Set '*ppdiskbno' to point to that slot. The slot will be one of the f-&gt;f_direct[] entries, or an entry in the indirect block. When 'alloc' is set, this function will allocate an indirect block if necessary. </text:span></text:p>
      <text:p text:style-name="P272">if (filebno &lt; NDIRECT) </text:p>
      <text:p text:style-name="P272"><text:tab/><text:tab/>*ppdiskbno = &amp;f-&gt;f_direct[filebno]; <text:tab/><text:tab/>// pointer to file block number </text:p>
      <text:p text:style-name="P272"><text:s text:c="4"/>else if (filebno &lt; (NDIRECT + NINDIRECT)) </text:p>
      <text:p text:style-name="P272"><text:tab/><text:tab/>if (!f-&gt;f_indirect) </text:p>
      <text:p text:style-name="P272"><text:tab/>if (alloc == false)</text:p>
      <text:p text:style-name="P272"><text:s text:c="16"/>return -E_NOT_FOUND; </text:p>
      <text:p text:style-name="P272"><text:s text:c="12"/>else </text:p>
      <text:p text:style-name="P272"><text:tab/> if ((new_block_no = alloc_block()) &lt; 0) // <text:span text:style-name="T200">allocates a block if block has not been allocated <text:tab/><text:tab/><text:tab/><text:tab/><text:tab/><text:tab/><text:tab/><text:tab/>// already </text:span></text:p>
      <text:p text:style-name="P272"><text:s text:c="16"/><text:tab/>return -E_NO_DISK; </text:p>
      <text:p text:style-name="P272"><text:s text:c="12"/>f-&gt;f_indirect = new_block_no; </text:p>
      <text:p text:style-name="P273"><text:tab/><text:tab/><text:tab/>memset(diskaddr(new_block_no), 0, BLKSIZE); // <text:span text:style-name="T201">copies 0s into the allocated <text:tab/><text:tab/><text:tab/><text:tab/><text:tab/><text:tab/><text:tab/><text:tab/><text:tab/><text:tab/><text:tab/>// block </text:span></text:p>
      <text:p text:style-name="P274">*ppdiskbno<text:span text:style-name="T203"> </text:span>&amp;((uintptr_t *) diskaddr(f-&gt;f_indirect))[filebno – NDIRECT]; // <text:span text:style-name="T202">points to the allocated <text:tab/><text:tab/><text:tab/><text:tab/><text:tab/><text:tab/><text:tab/><text:tab/><text:tab/><text:tab/><text:tab/>//block</text:span></text:p>
      <text:p text:style-name="P322">Function name : file_get_block()</text:p>
      <text:p text:style-name="P275">Parameters : <text:s/><text:span text:style-name="T204">struct File *f, uint32_t filebno, char **blk</text:span></text:p>
      <text:p text:style-name="P276">Set *blk to the address in memory where the filebno'th block of file 'f' would be mapped.</text:p>
      <text:p text:style-name="P277">Uses “file_block_walk” and “block_alloc” <text:span text:style-name="T205">to find and allocate and map a block</text:span>. <text:span text:style-name="T206">Now we have all APIs to implement the file system environment. </text:span></text:p>
      <text:p text:style-name="P308"><text:span text:style-name="T173">R</text:span><text:span text:style-name="T174">emote Procedure Call (RPC)</text:span><text:span text:style-name="T173"> is a </text:span><text:a xlink:type="simple" xlink:href="http://searchnetworking.techtarget.com/definition/protocol"><text:span text:style-name="T173">protocol</text:span></text:a><text:span text:style-name="T173"> that one program can use to request a service from a </text:span><text:soft-page-break/><text:span text:style-name="T173">program located in another computer in a network without having to understand network details. (A </text:span><text:span text:style-name="T175">procedure call</text:span><text:span text:style-name="T173"> is also sometimes known as a </text:span><text:span text:style-name="T175">function call</text:span><text:span text:style-name="T173"> or a </text:span><text:span text:style-name="T175">subroutine call</text:span><text:span text:style-name="T173">.) RPC uses the </text:span><text:a xlink:type="simple" xlink:href="http://searchnetworking.techtarget.com/definition/client-server"><text:span text:style-name="T173">client/server</text:span></text:a><text:span text:style-name="T173"> model. The requesting program is a client and the service-providing program is the server. Like a regular or local procedure call, an RPC is a </text:span><text:a xlink:type="simple" xlink:href="http://searchcio-midmarket.techtarget.com/definition/synchronous"><text:span text:style-name="T173">synchronous</text:span></text:a><text:span text:style-name="T173"> operation requiring the requesting program to be suspended until the results of the remote procedure are returned. However, the use of </text:span><text:span text:style-name="T175">lightweight processes</text:span><text:span text:style-name="T173"> or </text:span><text:a xlink:type="simple" xlink:href="http://searchcio-midmarket.techtarget.com/definition/thread"><text:span text:style-name="T173">thread</text:span></text:a><text:span text:style-name="T173">s that sh</text:span>are the same address space allows multiple RPCs to be performed concurrently.</text:p>
      <text:p text:style-name="P323">The File I/O from any environment is serviced using RPC which uses IPC implemented in the previous lab.</text:p>
      <text:p text:style-name="P211">FILE SYSTEM INTERFACE: THE SERVER. </text:p>
      <text:p text:style-name="P191">The file system server maintains three structures for each open file. </text:p>
      <text:p text:style-name="P191">1. The on-disk 'struct File' is mapped into the part of memory that maps the disk. <text:s/>This memory is kept private to the file server. </text:p>
      <text:p text:style-name="P191">2. Each open file has a 'struct Fd' as well, which sort of corresponds to a Unix file descriptor. <text:s/>This 'struct Fd' is kept on *its own page* in memory, and it is shared with any environments that have the file open. </text:p>
      <text:p text:style-name="P191">3. 'struct OpenFile' links these other two structures, and is kept private to the file server. <text:s/>The server maintains an array of all open files, indexed by "file ID". <text:s/>(There can be at most MAXOPEN files open concurrently.) <text:s/>The client uses file IDs to communicate with the server. <text:s/>File IDs are a lot like environment IDs in the kernel. <text:s/>Use openfile_lookup to translate file IDs to struct OpenFile.</text:p>
      <text:p text:style-name="P288">File operations : <text:span text:style-name="T208">some names are self explanatory. These are wrappers for the above discussed functions</text:span></text:p>
      <text:p text:style-name="P294">walk_path : <text:span text:style-name="T207">pareses a pathname and sets a pointer to its last found element(file or directory). </text:span></text:p>
      <text:p text:style-name="P278">dir_lookup(struct File *dir, const char *name, struct File **file) : tries to find the element “name” in the directory. </text:p>
      <text:p text:style-name="P279">dir_alloc_file(struct File *dir, struct File **file) : allocates a file in the directory </text:p>
      <text:p text:style-name="P280">file_open </text:p>
      <text:p text:style-name="P280">file_create</text:p>
      <text:p text:style-name="P281">file_read(struct File *f, void *buf, size_t count, off_t offset) : in the given file “f”. reads the data from disk into the main memory and counts the number of bytes read. </text:p>
      <text:p text:style-name="P282">file_write : 11ly wirtes like read. </text:p>
      <text:p text:style-name="P315">file_free_block(struct File *f, uint32_t filebno) : Removes the given file block from file. </text:p>
      <text:p text:style-name="P283">file_set_size(struct File *f, off_t newsize) : resizes the file </text:p>
      <text:p text:style-name="P284">file_truncate_blocks(struct File *f, off_t newsize) : shortens the file to the size new size. </text:p>
      <text:p text:style-name="P285">file_flush(struct File *f)</text:p>
      <text:p text:style-name="P286">fs_sync(void) : sync entire file system </text:p>
      <text:p text:style-name="P289">THE SERVER : <text:span text:style-name="T209">contd.</text:span></text:p>
      <text:p text:style-name="P295">The server acts as an interface between a user <text:span text:style-name="T210">environment</text:span> and the file systems <text:span text:style-name="T210">environment. We had to implement only one function in this section. Other function implementations should be similar. </text:span></text:p>
      <text:p text:style-name="P299">Provides an interface for writing into a file.</text:p>
      <text:p text:style-name="P296"><text:span text:style-name="T211">Function</text:span> name : <text:span text:style-name="T212">serve_write()</text:span></text:p>
      <text:p text:style-name="P297">parameters : <text:s/>envid_t envid, struct Fsreq_write *req</text:p>
      <text:p text:style-name="P298">struct OpenFile *o; <text:tab/>// <text:span text:style-name="T213">fd</text:span></text:p>
      <text:p text:style-name="P298"><text:s text:c="4"/>int return_value; <text:tab/></text:p>
      <text:p text:style-name="P298"><text:s text:c="4"/>size_t num_bytes; <text:tab/>// <text:span text:style-name="T214">number of bytes </text:span></text:p>
      <text:p text:style-name="P298">if ((return_value = openfile_lookup(envid, req-&gt;req_fileid, &amp;o)) &lt; 0)//<text:span text:style-name="T215">opens files </text:span></text:p>
      <text:p text:style-name="P298">return return_value; <text:tab/>//<text:span text:style-name="T216">returns values </text:span></text:p>
      <text:p text:style-name="P298">num_bytes = file_write(o-&gt;o_file, (void *) req-&gt;req_buf, MIN(req-&gt;req_n, PGSIZE - (sizeof(int) + sizeof(size_t))), o-&gt;o_fd-&gt;fd_offset); <text:s text:c="2"/>// <text:span text:style-name="T217">no. of bytes written. <text:s/></text:span></text:p>
      <text:p text:style-name="P298"><text:s text:c="4"/>o-&gt;o_fd-&gt;fd_offset += num_bytes; </text:p>
      <text:p text:style-name="P298"><text:s text:c="4"/>return num_bytes;</text:p>
      <text:p text:style-name="P324">The serve function calls ipc_send and ipc_Recv and pretty much does all of the work. </text:p>
      <text:p text:style-name="P324"/>
      <text:p text:style-name="P331">Scheduler : Round Robin</text:p>
      <text:p text:style-name="P328"><text:span text:style-name="T23">Function name:</text:span> <text:span text:style-name="T23">Sched_yield</text:span></text:p>
      <text:p text:style-name="P328"><text:span text:style-name="T23">Parameter : void </text:span></text:p>
      <text:p text:style-name="P329"><text:span text:style-name="T23">idle = thiscpu-&gt;cpu_env;<text:tab/>// </text:span><text:span text:style-name="T26">envid of the calling process</text:span></text:p>
      <text:p text:style-name="P329"><text:span text:style-name="T23"><text:s text:c="4"/>uint32_t start;</text:span></text:p>
      <text:p text:style-name="P329"><text:span text:style-name="T23"></text:span></text:p>
      <text:p text:style-name="P329"><text:soft-page-break/><text:span text:style-name="T23"><text:s text:c="4"/>if (idle != NULL)</text:span></text:p>
      <text:p text:style-name="P329"><text:span text:style-name="T23"><text:s text:c="4"/>{</text:span></text:p>
      <text:p text:style-name="P329"><text:span text:style-name="T23"><text:s text:c="8"/>start = ENVX(idle-&gt;env_id);<text:tab/><text:tab/>// </text:span><text:span text:style-name="T27">env number of the calling process</text:span></text:p>
      <text:p text:style-name="P329"><text:span text:style-name="T23"><text:s text:c="4"/>}</text:span></text:p>
      <text:p text:style-name="P329"><text:span text:style-name="T23"><text:s text:c="4"/>else</text:span></text:p>
      <text:p text:style-name="P329"><text:span text:style-name="T23"><text:s text:c="4"/>{</text:span></text:p>
      <text:p text:style-name="P329"><text:span text:style-name="T23"><text:s text:c="8"/>start = 0;</text:span></text:p>
      <text:p text:style-name="P329"><text:span text:style-name="T23"><text:s text:c="4"/>}</text:span></text:p>
      <text:p text:style-name="P329"><text:span text:style-name="T23"><text:tab/>uint32_t i = start;</text:span></text:p>
      <text:p text:style-name="P329"><text:span text:style-name="T23"><text:tab/>bool first = true;</text:span></text:p>
      <text:p text:style-name="P329"><text:span text:style-name="T23"><text:tab/>for ( ; i != start || first; i = (i+1) % NENV, first = false)</text:span></text:p>
      <text:p text:style-name="P329"><text:span text:style-name="T23">// </text:span><text:span text:style-name="T28">from the calling environment it itreates to find the next available “sleeping” environement </text:span></text:p>
      <text:p text:style-name="P329"><text:span text:style-name="T23"><text:tab/>{<text:tab/>if (envs[i].env_status == ENV_RUNNABLE)</text:span></text:p>
      <text:p text:style-name="P329"><text:span text:style-name="T23"><text:s text:c="8"/>{</text:span></text:p>
      <text:p text:style-name="P329"><text:span text:style-name="T23"><text:tab/><text:tab/><text:tab/>env_run(&amp;envs[i]);<text:tab/>// </text:span><text:span text:style-name="T29">if found runs that environment <text:s/></text:span></text:p>
      <text:p text:style-name="P329"><text:span text:style-name="T23"><text:tab/><text:tab/><text:tab/>return;<text:tab/><text:tab/>// </text:span><text:span text:style-name="T30">returns </text:span></text:p>
      <text:p text:style-name="P329"><text:span text:style-name="T23"><text:tab/><text:tab/>}</text:span></text:p>
      <text:p text:style-name="P329"><text:span text:style-name="T23"><text:s text:c="4"/>}</text:span></text:p>
      <text:p text:style-name="P329"><text:span text:style-name="T23"><text:tab/>if (idle &amp;&amp; idle-&gt;env_status == ENV_RUNNING)</text:span></text:p>
      <text:p text:style-name="P329"><text:span text:style-name="T23">// </text:span><text:span text:style-name="T31">if it is the only running </text:span><text:span text:style-name="T32">environment</text:span><text:span text:style-name="T31"> , </text:span><text:span text:style-name="T33">we again schedule that same environment </text:span></text:p>
      <text:p text:style-name="P329"><text:span text:style-name="T23"><text:s text:c="4"/>{</text:span></text:p>
      <text:p text:style-name="P329"><text:span text:style-name="T23"><text:tab/><text:tab/>env_run(idle);</text:span></text:p>
      <text:p text:style-name="P329"><text:span text:style-name="T23"><text:tab/><text:tab/>return;</text:span></text:p>
      <text:p text:style-name="P329"><text:span text:style-name="T23"><text:tab/>}</text:span></text:p>
      <text:p text:style-name="P329"><text:span text:style-name="T23"><text:tab/>// sched_halt never returns</text:span></text:p>
      <text:p text:style-name="P329"><text:span text:style-name="T23"><text:tab/>sched_halt(); // </text:span><text:span text:style-name="T34">makes processor sleep forever until the next timer interrupt wakes it </text:span></text:p>
      <text:p text:style-name="P329"><text:span text:style-name="T23">}</text:span></text:p>
      <text:p text:style-name="P330"><text:soft-page-break/>4 THINGS TO BE MADE INTO AN ARRAY TO ENABLE AND HANDLE SMP </text:p>
      <text:p text:style-name="P325">(1) per-cpu kernel stack</text:p>
      <text:p text:style-name="P326">(2) per-cpu TSS register</text:p>
      <text:p text:style-name="P326">(3) per-cpu control and system registers</text:p>
      <text:p text:style-name="P326">(4) per-cpu environment pointer</text:p>
      <text:p text:style-name="P332"><text:span text:style-name="T158">We have to acquire lock in the following places </text:span></text:p>
      <text:p text:style-name="P338"><text:span text:style-name="T158">(I) Before protected control transfer : Only place to enter kernel mode from the user mode is via traps. Before we switch over to kernel mode, we have to acquire a lock. </text:span></text:p>
      <text:p text:style-name="P338"><text:span text:style-name="T158">(ii) accquire a lock before Boot Strap Processor wakes up other Application Processors. </text:span></text:p>
      <text:p text:style-name="P338"><text:span text:style-name="T158">(iii) Acquire lock when initializing APs and running environments in them </text:span></text:p>
      <text:p text:style-name="P339"/>
      <text:p text:style-name="P338"><text:span text:style-name="T158">We have to release the lock always : </text:span></text:p>
      <text:p text:style-name="P340"><text:span text:style-name="T218">(I) When we switch back to user mode from kernel Mode.</text:span></text:p>
      <text:p text:style-name="P340"/>
      <text:p text:style-name="P341"><text:span text:style-name="T218">Inter Environment Communication </text:span></text:p>
      <text:p text:style-name="P342"><text:span text:style-name="T218">The whole </text:span><text:span text:style-name="T219">infrastructure has 2 system calls and 2 library wrappers. </text:span></text:p>
      <text:p text:style-name="P370"><text:span text:style-name="T219">N</text:span><text:span text:style-name="T218">ote: no error when we try to send to an environment that does not </text:span><text:span text:style-name="T220">wait on this data. </text:span></text:p>
      <text:p text:style-name="P343"><text:span text:style-name="T219">S</text:span><text:span text:style-name="T218">ystem calls : </text:span></text:p>
      <text:p text:style-name="P344"><text:span text:style-name="Source_20_Text"><text:span text:style-name="T223">Function name : </text:span></text:span><text:span text:style-name="Source_20_Text">sys_ipc_try_send</text:span></text:p>
      <text:p text:style-name="P345"><text:span text:style-name="Source_20_Text"><text:span text:style-name="T221">parameters : envid_t envid, uint32_t value, void *srcva, unsigned perm</text:span></text:span></text:p>
      <text:p text:style-name="P347"><text:span text:style-name="Source_20_Text"><text:span text:style-name="T225">IMPORTANT → </text:span></text:span><text:span text:style-name="Source_20_Text"><text:span text:style-name="T42">envid : receiver's environment id. </text:span></text:span></text:p>
      <text:p text:style-name="P348"><text:span text:style-name="Source_20_Text"><text:span text:style-name="T226">Value : value that is sent to the destination environement </text:span></text:span></text:p>
      <text:p text:style-name="P349"><text:span text:style-name="Source_20_Text"><text:span text:style-name="T227">srcva : source virtual address </text:span></text:span></text:p>
      <text:p text:style-name="P350"><text:span text:style-name="Source_20_Text"><text:span text:style-name="T228">perm : permissions for the page mapping that is being sent. </text:span></text:span></text:p>
      <text:p text:style-name="P354">Note : <text:span text:style-name="T229">when this system call is invoked, we send the the destination environment id as an input parameter.</text:span></text:p>
      <text:p text:style-name="P355">We access this envid to populate it's <text:span text:style-name="T230">various IPC fields.</text:span></text:p>
      <text:p text:style-name="P356">Code snippet : </text:p>
      <text:p text:style-name="P357">struct Env *dest_e;</text:p>
      <text:p text:style-name="P357"><text:soft-page-break/><text:tab/>struct PageInfo *page;</text:p>
      <text:p text:style-name="P357"><text:tab/>pte_t *pte_index;</text:p>
      <text:p text:style-name="P357"/>
      <text:p text:style-name="P358">if (envid2env(envid, &amp;dest_e, 0) &lt; 0) // <text:span text:style-name="T232">finds the dest env pointer and <text:tab/><text:tab/><text:tab/><text:tab/><text:tab/><text:tab/><text:tab/><text:tab/><text:tab/>// stores it in dest_e</text:span></text:p>
      <text:p text:style-name="P358"><text:tab/>{<text:tab/></text:p>
      <text:p text:style-name="P358"><text:s text:c="8"/>return -E_BAD_ENV;</text:p>
      <text:p text:style-name="P358"><text:s text:c="4"/>}</text:p>
      <text:p text:style-name="P357">dest_e-&gt;env_ipc_recving = 0;</text:p>
      <text:p text:style-name="P357"><text:s text:c="4"/>dest_e-&gt;env_ipc_dstva = (void *) UTOP; </text:p>
      <text:p text:style-name="P357"><text:tab/>dest_e-&gt;env_ipc_from = curenv-&gt;env_id;</text:p>
      <text:p text:style-name="P357"><text:tab/>dest_e-&gt;env_ipc_value = value; // <text:span text:style-name="T231">value that was sent</text:span></text:p>
      <text:p text:style-name="P357"><text:s text:c="4"/>dest_e-&gt;env_ipc_perm = perm;</text:p>
      <text:p text:style-name="P357"><text:tab/>dest_e-&gt;env_status = ENV_RUNNABLE;</text:p>
      <text:p text:style-name="P347"/>
      <text:p text:style-name="P344"><text:span text:style-name="Source_20_Text"><text:span text:style-name="T222">Funtion name : </text:span></text:span><text:span text:style-name="Source_20_Text">sys_ipc_recv</text:span></text:p>
      <text:p text:style-name="P346"><text:span text:style-name="Source_20_Text"><text:span text:style-name="T224">parameters : void *dstva</text:span></text:span></text:p>
      <text:p text:style-name="P351"><text:span text:style-name="Source_20_Text"><text:span text:style-name="T233">Likewise </text:span></text:span></text:p>
      <text:p text:style-name="P352"><text:span text:style-name="Source_20_Text"><text:span text:style-name="T234">curenv-&gt;env_ipc_dstva = dstva;</text:span></text:span></text:p>
      <text:p text:style-name="P352"><text:span text:style-name="Source_20_Text"><text:span text:style-name="T234"><text:tab/>curenv-&gt;env_ipc_recving = true;</text:span></text:span></text:p>
      <text:p text:style-name="P352"><text:span text:style-name="Source_20_Text"><text:span text:style-name="T234"><text:tab/>curenv-&gt;env_status = ENV_NOT_RUNNABLE;</text:span></text:span></text:p>
      <text:p text:style-name="P352"><text:span text:style-name="Source_20_Text"><text:span text:style-name="T234"><text:tab/>curenv-&gt;env_tf.tf_regs.reg_eax = 0;</text:span></text:span></text:p>
      <text:p text:style-name="P353"><text:span text:style-name="Source_20_Text"><text:span text:style-name="T87">// Receiver</text:span></text:span><text:span text:style-name="Source_20_Text"><text:span text:style-name="T86"> code.</text:span></text:span></text:p>
      <text:p text:style-name="P359">Library calls : </text:p>
      <text:p text:style-name="P359"><text:span text:style-name="T235">ipc_send</text:span></text:p>
      <text:p text:style-name="P360">ipc_recv</text:p>
      <text:p text:style-name="P361">Function name : <text:span text:style-name="T236">ipc_send</text:span></text:p>
      <text:p text:style-name="P362">parameters : <text:span text:style-name="T237">envid_t to_env, uint32_t val, void *pg, int perm</text:span></text:p>
      <text:p text:style-name="P366">to_env → envid of the destination. </text:p>
      <text:p text:style-name="P367">Val → sending value </text:p>
      <text:p text:style-name="P367">*<text:span text:style-name="T240">pg → page mapping pointer </text:span></text:p>
      <text:p text:style-name="P368"><text:soft-page-break/>perm → permissions of the page </text:p>
      <text:p text:style-name="P363">wrapper to call system call <text:span text:style-name="T238">ipc_try_send</text:span></text:p>
      <text:p text:style-name="P364">Function name : ipc_recv</text:p>
      <text:p text:style-name="P365">parameters : <text:span text:style-name="T239">envid_t *from_env_store, void *pg, int *perm_store</text:span></text:p>
      <text:p text:style-name="P369">wrapper to <text:span text:style-name="T242">sys_ipc_recv</text:span></text:p>
      <text:p text:style-name="P369"/>
      <text:p text:style-name="P3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Calibri" svg:font-family="Calibri, sans-serif"/>
    <style:font-face style:name="Segoe UI" svg:font-family="'Segoe UI', Tahoma, Verdana, Sans-Serif"/>
    <style:font-face style:name="Times New Roman" svg:font-family="'Times New Roman',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9:37:03.196743272</meta:creation-date>
    <dc:date>2016-05-13T00:31:13.616583185</dc:date>
    <meta:editing-duration>P6DT3H2M36S</meta:editing-duration>
    <meta:editing-cycles>755</meta:editing-cycles>
    <meta:generator>LibreOffice/4.2.8.2$Linux_X86_64 LibreOffice_project/420m0$Build-2</meta:generator>
    <meta:document-statistic meta:table-count="1" meta:image-count="0" meta:object-count="0" meta:page-count="44" meta:paragraph-count="1032" meta:word-count="11998" meta:character-count="77232" meta:non-whitespace-character-count="63523"/>
  </office:meta>
</office:document-meta>
</file>